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co2" style:family="table-column">
      <style:table-column-properties fo:break-before="auto" style:column-width="104.91pt"/>
    </style:style>
    <style:style style:name="ro1" style:family="table-row">
      <style:table-row-properties style:row-height="1134pt" fo:break-before="auto" style:use-optimal-row-height="false"/>
    </style:style>
    <style:style style:name="ro2" style:family="table-row">
      <style:table-row-properties style:row-height="112.51pt" fo:break-before="auto" style:use-optimal-row-height="false"/>
    </style:style>
    <style:style style:name="ro3" style:family="table-row">
      <style:table-row-properties style:row-height="15.76pt" fo:break-before="auto" style:use-optimal-row-height="true"/>
    </style:style>
    <style:style style:name="ro4" style:family="table-row">
      <style:table-row-properties style:row-height="15.76pt" fo:break-before="auto" style:use-optimal-row-height="false"/>
    </style:style>
    <style:style style:name="ta1" style:family="table" style:master-page-name="PageStyle_5f_Roaming_20_Photo_20_Booth_20_for_20_Rental_20_Los_20_Angeles">
      <style:table-properties table:display="true" style:writing-mode="lr-tb"/>
    </style:style>
    <style:style style:name="ce1" style:family="table-cell" style:parent-style-name="Default">
      <style:table-cell-properties fo:border="none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rotation-align="non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12450.3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oaming Photo Booth for Rental Los Angeles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1021" table:default-cell-style-name="Default"/>
        <table:table-row table:style-name="ro1">
          <table:table-cell table:style-name="ce1" table:formula="of:=HYPERLINK(&quot;https://sites.google.com/view/photoboothsouthpasadena/home&quot;; image(&quot;https://lh3.googleusercontent.com/d/1Ub_baxN1yIKa7z6PHbWKiQ5Hv3QmkYdb&quot;))" office:value-type="string" office:string-value="" calcext:value-type="error" table:number-columns-spanned="26" table:number-rows-spanned="1">
            <office:annotation draw:style-name="gr1" draw:text-style-name="P2" svg:width="315.35pt" svg:height="2840.31pt" svg:x="81.38pt" svg:y="5949.33pt" draw:caption-point-x="1776.98pt" draw:caption-point-y="-5949.04pt">
              <dc:date>2024-07-22T00:00:00</dc:date>
              <text:p text:style-name="P1">link https://sites.google.com/view/360-photo-booth-rental-tustin/home</text:p>
              <text:p text:style-name="P1"><text:tab/>-Erin Edwards</text:p>
              <text:p text:style-name="P1">----</text:p>
              <text:p text:style-name="P1">link https://sites.google.com/view/photoboothrentalslakeforest/home</text:p>
              <text:p text:style-name="P1"/>
              <text:p text:style-name="P1"><text:s/>link https://sites.google.com/view/newportbeachphotoboothrentals/home</text:p>
              <text:p text:style-name="P1"/>
              <text:p text:style-name="P1"><text:s/>link https://sites.google.com/view/360videoboothrentallakeforest/video-booth-rental-in-lake-forest</text:p>
              <text:p text:style-name="P1"><text:tab/>-Erin Edwards</text:p>
              <text:p text:style-name="P1">----</text:p>
              <text:p text:style-name="P1">link https://sites.google.com/view/photoboothrentalslakeforest/home</text:p>
              <text:p text:style-name="P1"/>
              <text:p text:style-name="P1"><text:s/>link https://sites.google.com/view/newportbeachphotoboothrentals/home</text:p>
              <text:p text:style-name="P1"/>
              <text:p text:style-name="P1"><text:s/>link https://sites.google.com/view/360videoboothrentallakeforest/video-booth-rental-in-lake-forest</text:p>
              <text:p text:style-name="P1"/>
              <text:p text:style-name="P1"><text:s/>link https://sites.google.com/view/360-photo-booth-rental-tustin/home</text:p>
              <text:p text:style-name="P1"/>
              <text:p text:style-name="P1"><text:s/>document https://docs.google.com/document/d/1mM6o51r0f8JNOntENlRj7wIBRFL4ohL5b3aKhLhJXVs/edit?usp=sharing</text:p>
              <text:p text:style-name="P1"/>
              <text:p text:style-name="P1"><text:s/>document pub https://docs.google.com/document/d/1mM6o51r0f8JNOntENlRj7wIBRFL4ohL5b3aKhLhJXVs/pub</text:p>
              <text:p text:style-name="P1"/>
              <text:p text:style-name="P1"><text:s/>document view https://docs.google.com/document/d/1mM6o51r0f8JNOntENlRj7wIBRFL4ohL5b3aKhLhJXVs/view</text:p>
              <text:p text:style-name="P1"/>
              <text:p text:style-name="P1"><text:s/>document https://docs.google.com/document/d/1lrCh45j6-v-FgtJSMugp6CXx8UpFEBk2ENYuMrIfNBc/edit?usp=sharing</text:p>
              <text:p text:style-name="P1"/>
              <text:p text:style-name="P1"><text:s/>document pub https://docs.google.com/document/d/1lrCh45j6-v-FgtJSMugp6CXx8UpFEBk2ENYuMrIfNBc/pub</text:p>
              <text:p text:style-name="P1"/>
              <text:p text:style-name="P1"><text:s/>document view https://docs.google.com/document/d/1lrCh45j6-v-FgtJSMugp6CXx8UpFEBk2ENYuMrIfNBc/view</text:p>
              <text:p text:style-name="P1"/>
              <text:p text:style-name="P1"><text:s/>document https://docs.google.com/document/d/1iw2OD3yLPVAlnvn7d6rG2GDNtOalYQtmqCSeSDghZjM/edit?usp=sharing</text:p>
              <text:p text:style-name="P1"/>
              <text:p text:style-name="P1"><text:s/>document pub https://docs.google.com/document/d/1iw2OD3yLPVAlnvn7d6rG2GDNtOalYQtmqCSeSDghZjM/pub</text:p>
              <text:p text:style-name="P1"/>
              <text:p text:style-name="P1"><text:s/>document view https://docs.google.com/document/d/1iw2OD3yLPVAlnvn7d6rG2GDNtOalYQtmqCSeSDghZjM/view</text:p>
              <text:p text:style-name="P1"/>
              <text:p text:style-name="P1"><text:s/>link https://sites.google.com/view/photo-booth-rentals-hollywood-/homeeverlyhills/home</text:p>
              <text:p text:style-name="P1"/>
              <text:p text:style-name="P1"><text:s/>link https://sites.google.com/view/photoboothrentalslakeforest/home</text:p>
              <text:p text:style-name="P1"/>
              <text:p text:style-name="P1"><text:s/>link https://sites.google.com/view/newportbeachphotoboothrentals/home</text:p>
              <text:p text:style-name="P1"/>
              <text:p text:style-name="P1"><text:s/>link https://sites.google.com/view/360videoboothrentallakeforest/video-booth-rental-in-lake-forest</text:p>
              <text:p text:style-name="P1"/>
              <text:p text:style-name="P1"><text:s/>link https://sites.google.com/view/360-photo-booth-rental-tustin/home</text:p>
              <text:p text:style-name="P1"/>
              <text:p text:style-name="P1"><text:s/>document https://docs.google.com/document/d/15KfTKpPSKATERfjIvlUvSWEsl7LeiCLydeZAK0Pg6SU/edit?usp=sharing</text:p>
              <text:p text:style-name="P1"/>
              <text:p text:style-name="P1"><text:s/>document pub https://docs.google.com/document/d/15KfTKpPSKATERfjIvlUvSWEsl7LeiCLydeZAK0Pg6SU/pub</text:p>
              <text:p text:style-name="P1"/>
              <text:p text:style-name="P1"><text:s/>document view https://docs.google.com/document/d/15KfTKpPSKATERfjIvlUvSWEsl7LeiCLydeZAK0Pg6SU/view</text:p>
              <text:p text:style-name="P1"/>
              <text:p text:style-name="P1"><text:s/>link https://sites.google.com/view/photo-booth-rentals-hollywood-/homeeverlyhills/home</text:p>
              <text:p text:style-name="P1"><text:tab/>-Erin Edwards</text:p>
              <text:p text:style-name="P1">----</text:p>
              <text:p text:style-name="P1">document https://docs.google.com/document/d/1dhq_AYQeLwrKPUo1u5bUzDdUAhLlAkOHl1SM0Cwttk0/edit?usp=sharing</text:p>
              <text:p text:style-name="P1"/>
              <text:p text:style-name="P1"><text:s/>document pub https://docs.google.com/document/d/1dhq_AYQeLwrKPUo1u5bUzDdUAhLlAkOHl1SM0Cwttk0/pub</text:p>
              <text:p text:style-name="P1"/>
              <text:p text:style-name="P1"><text:s/>document view https://docs.google.com/document/d/1dhq_AYQeLwrKPUo1u5bUzDdUAhLlAkOHl1SM0Cwttk0/view</text:p>
              <text:p text:style-name="P1"/>
              <text:p text:style-name="P1"><text:s/>document https://docs.google.com/document/d/1HtoATf8SVXL5r8To5wcpa9kgKjeptT1Yy5XfrXNmrHo/edit?usp=sharing</text:p>
              <text:p text:style-name="P1"/>
              <text:p text:style-name="P1"><text:s/>document pub https://docs.google.com/document/d/1HtoATf8SVXL5r8To5wcpa9kgKjeptT1Yy5XfrXNmrHo/pub</text:p>
              <text:p text:style-name="P1"/>
              <text:p text:style-name="P1"><text:s/>document view https://docs.google.com/document/d/1HtoATf8SVXL5r8To5wcpa9kgKjeptT1Yy5XfrXNmrHo/view</text:p>
              <text:p text:style-name="P1"/>
              <text:p text:style-name="P1"><text:s/>link https://sites.google.com/view/photo-booth-rentals-hollywood-/homeeverlyhills/home</text:p>
              <text:p text:style-name="P1"/>
              <text:p text:style-name="P1"><text:s/>link https://sites.google.com/view/photoboothrentalslakeforest/home</text:p>
              <text:p text:style-name="P1"/>
              <text:p text:style-name="P1"><text:s/>link https://sites.google.com/view/newportbeachphotoboothrentals/home</text:p>
              <text:p text:style-name="P1"/>
              <text:p text:style-name="P1"><text:s/>link https://sites.google.com/view/360videoboothrentallakeforest/video-booth-rental-in-lake-forest</text:p>
              <text:p text:style-name="P1"/>
              <text:p text:style-name="P1"><text:s/>link https://sites.google.com/view/360-photo-booth-rental-tustin/home</text:p>
              <text:p text:style-name="P1"/>
              <text:p text:style-name="P1"><text:s/>document https://docs.google.com/document/d/1VGZCuVzgTYsdICUbjvsOznnXyFOiHq05ZQw-VywFVCE/edit?usp=sharing</text:p>
              <text:p text:style-name="P1"/>
              <text:p text:style-name="P1"><text:s/>document pub https://docs.google.com/document/d/1VGZCuVzgTYsdICUbjvsOznnXyFOiHq05ZQw-VywFVCE/pub</text:p>
              <text:p text:style-name="P1"/>
              <text:p text:style-name="P1"><text:s/>document view https://docs.google.com/document/d/1VGZCuVzgTYsdICUbjvsOznnXyFOiHq05ZQw-VywFVCE/view</text:p>
              <text:p text:style-name="P1"/>
              <text:p text:style-name="P1"><text:s/>document https://docs.google.com/document/d/1TmDMexwhnu_bZKQ9zWxItvffu-JM27xHZXu9arNLuE0/edit?usp=sharing</text:p>
              <text:p text:style-name="P1"/>
              <text:p text:style-name="P1"><text:s/>document pub https://docs.google.com/document/d/1TmDMexwhnu_bZKQ9zWxItvffu-JM27xHZXu9arNLuE0/pub</text:p>
              <text:p text:style-name="P1"/>
              <text:p text:style-name="P1"><text:s/>document view https://docs.google.com/document/d/1TmDMexwhnu_bZKQ9zWxItvffu-JM27xHZXu9arNLuE0/view</text:p>
              <text:p text:style-name="P1"/>
              <text:p text:style-name="P1"><text:s/>document https://docs.google.com/document/d/1nwQf7rjkGBuJE1KU7pwtWRAOg-ts1ZHKEdJGcqg3czM/edit?usp=sharing</text:p>
              <text:p text:style-name="P1"/>
              <text:p text:style-name="P1"><text:s/>document pub https://docs.google.com/document/d/1nwQf7rjkGBuJE1KU7pwtWRAOg-ts1ZHKEdJGcqg3czM/pub</text:p>
              <text:p text:style-name="P1"/>
              <text:p text:style-name="P1"><text:s/>document view https://docs.google.com/document/d/1nwQf7rjkGBuJE1KU7pwtWRAOg-ts1ZHKEdJGcqg3czM/view</text:p>
              <text:p text:style-name="P1"/>
              <text:p text:style-name="P1"><text:s/>link https://sites.google.com/view/photo-booth-rentals-hollywood-/homeeverlyhills/home</text:p>
              <text:p text:style-name="P1"><text:tab/>-Erin Edwards</text:p>
              <text:p text:style-name="P1">----</text:p>
              <text:p text:style-name="P1">link https://sites.google.com/view/photoboothrentalslakeforest/home</text:p>
              <text:p text:style-name="P1"/>
              <text:p text:style-name="P1"><text:s/>link https://sites.google.com/view/newportbeachphotoboothrentals/home</text:p>
              <text:p text:style-name="P1"/>
              <text:p text:style-name="P1"><text:s/>link https://sites.google.com/view/360videoboothrentallakeforest/video-booth-rental-in-lake-forest</text:p>
              <text:p text:style-name="P1"/>
              <text:p text:style-name="P1"><text:s/>link https://sites.google.com/view/360-photo-booth-rental-tustin/home</text:p>
              <text:p text:style-name="P1"/>
              <text:p text:style-name="P1"><text:s/>document https://docs.google.com/document/d/1md4HtFURGi1qIPBMd4AfWXTGNNc5os2oUqD2lExadBo/edit?usp=sharing</text:p>
              <text:p text:style-name="P1"/>
              <text:p text:style-name="P1"><text:s/>document pub https://docs.google.com/document/d/1md4HtFURGi1qIPBMd4AfWXTGNNc5os2oUqD2lExadBo/pub</text:p>
              <text:p text:style-name="P1"/>
              <text:p text:style-name="P1"><text:s/>document view https://docs.google.com/document/d/1md4HtFURGi1qIPBMd4AfWXTGNNc5os2oUqD2lExadBo/view</text:p>
              <text:p text:style-name="P1"/>
              <text:p text:style-name="P1"><text:s/>document https://docs.google.com/document/d/1-TEa-CQVaanMbkG26RKt2jvVdX3YOPrdPTskAPguvik/edit?usp=sharing</text:p>
              <text:p text:style-name="P1"/>
              <text:p text:style-name="P1"><text:s/>document pub https://docs.google.com/document/d/1-TEa-CQVaanMbkG26RKt2jvVdX3YOPrdPTskAPguvik/pub</text:p>
              <text:p text:style-name="P1"/>
              <text:p text:style-name="P1"><text:s/>document view https://docs.google.com/document/d/1-TEa-CQVaanMbkG26RKt2jvVdX3YOPrdPTskAPguvik/view</text:p>
              <text:p text:style-name="P1"/>
              <text:p text:style-name="P1"><text:s/>document https://docs.google.com/document/d/1vsdffdBQM_8oxeVzNRXr40uB9d8ilZlOyQU6VLCDevw/edit?usp=sharing</text:p>
              <text:p text:style-name="P1"/>
              <text:p text:style-name="P1"><text:s/>document pub https://docs.google.com/document/d/1vsdffdBQM_8oxeVzNRXr40uB9d8ilZlOyQU6VLCDevw/pub</text:p>
              <text:p text:style-name="P1"/>
              <text:p text:style-name="P1"><text:s/>document view https://docs.google.com/document/d/1vsdffdBQM_8oxeVzNRXr40uB9d8ilZlOyQU6VLCDevw/view</text:p>
              <text:p text:style-name="P1"/>
              <text:p text:style-name="P1"><text:s/>link https://sites.google.com/view/photo-booth-rentals-hollywood-/homeeverlyhills/home</text:p>
              <text:p text:style-name="P1"/>
              <text:p text:style-name="P1"><text:s/>link https://sites.google.com/view/photoboothrentalslakeforest/home</text:p>
              <text:p text:style-name="P1"/>
              <text:p text:style-name="P1"><text:s/>link https://sites.google.com/view/newportbeachphotoboothrentals/home</text:p>
              <text:p text:style-name="P1"/>
              <text:p text:style-name="P1"><text:s/>link https://sites.google.com/view/360videoboothrentallakeforest/video-booth-rental-in-lake-forest</text:p>
              <text:p text:style-name="P1"/>
              <text:p text:style-name="P1"><text:s/>link https://sites.google.com/view/360-photo-booth-rental-tustin/home</text:p>
              <text:p text:style-name="P1"/>
              <text:p text:style-name="P1"><text:s/>document https://docs.google.com/document/d/1HvaWeeci-3gd6XGmlt7IPxbDnMvMb-wy0zcaKbtQzUk/edit?usp=sharing</text:p>
              <text:p text:style-name="P1"/>
              <text:p text:style-name="P1"><text:s/>document pub https://docs.google.com/document/d/1HvaWeeci-3gd6XGmlt7IPxbDnMvMb-wy0zcaKbtQzUk/pub</text:p>
              <text:p text:style-name="P1"/>
              <text:p text:style-name="P1"><text:s/>document view https://docs.google.com/document/d/1HvaWeeci-3gd6XGmlt7IPxbDnMvMb-wy0zcaKbtQzUk/view</text:p>
              <text:p text:style-name="P1"><text:tab/>-Erin Edwards</text:p>
              <text:p text:style-name="P1">----</text:p>
              <text:p text:style-name="P1">document https://docs.google.com/document/d/11qe2dt7BbyvC7AqfkCBfplWGVd1I9yCpoMM15-RMbOQ/edit?usp=sharing</text:p>
              <text:p text:style-name="P1"/>
              <text:p text:style-name="P1"><text:s/>document pub https://docs.google.com/document/d/11qe2dt7BbyvC7AqfkCBfplWGVd1I9yCpoMM15-RMbOQ/pub</text:p>
              <text:p text:style-name="P1"/>
              <text:p text:style-name="P1"><text:s/>document view https://docs.google.com/document/d/11qe2dt7BbyvC7AqfkCBfplWGVd1I9yCpoMM15-RMbOQ/view</text:p>
              <text:p text:style-name="P1"/>
              <text:p text:style-name="P1"><text:s/>document https://docs.google.com/document/d/1c5ZbQGYpwgFbwYtSeParmXVCP3Flk6G6ryYztHLxguk/edit?usp=sharing</text:p>
              <text:p text:style-name="P1"/>
              <text:p text:style-name="P1"><text:s/>document pub https://docs.google.com/document/d/1c5ZbQGYpwgFbwYtSeParmXVCP3Flk6G6ryYztHLxguk/pub</text:p>
              <text:p text:style-name="P1"/>
              <text:p text:style-name="P1"><text:s/>document view https://docs.google.com/document/d/1c5ZbQGYpwgFbwYtSeParmXVCP3Flk6G6ryYztHLxguk/view</text:p>
              <text:p text:style-name="P1"/>
              <text:p text:style-name="P1"><text:s/>link https://sites.google.com/view/photo-booth-rentals-hollywood-/homeeverlyhills/home</text:p>
              <text:p text:style-name="P1"/>
              <text:p text:style-name="P1"><text:s/>link https://sites.google.com/view/photoboothrentalslakeforest/home</text:p>
              <text:p text:style-name="P1"/>
              <text:p text:style-name="P1"><text:s/>link https://sites.google.com/view/newportbeachphotoboothrentals/home</text:p>
              <text:p text:style-name="P1"/>
              <text:p text:style-name="P1"><text:s/>link https://sites.google.com/view/360videoboothrentallakeforest/video-booth-rental-in-lake-forest</text:p>
              <text:p text:style-name="P1"/>
              <text:p text:style-name="P1"><text:s/>link https://sites.google.com/view/360-photo-booth-rental-tustin/home</text:p>
              <text:p text:style-name="P1"/>
              <text:p text:style-name="P1"><text:s/>document https://docs.google.com/document/d/1XJKj3l5eiiwJFTM-0nM4Yd-Ty9-GwVD1ft4b2aGAEQ4/edit?usp=sharing</text:p>
              <text:p text:style-name="P1"/>
              <text:p text:style-name="P1"><text:s/>document pub https://docs.google.com/document/d/1XJKj3l5eiiwJFTM-0nM4Yd-Ty9-GwVD1ft4b2aGAEQ4/pub</text:p>
              <text:p text:style-name="P1"/>
              <text:p text:style-name="P1"><text:s/>document view https://docs.google.com/document/d/1XJKj3l5eiiwJFTM-0nM4Yd-Ty9-GwVD1ft4b2aGAEQ4/view</text:p>
              <text:p text:style-name="P1"/>
              <text:p text:style-name="P1"><text:s/>document https://docs.google.com/document/d/1-hMoOMS-RIAAwIObPcDbWIKWxybYPzNmh1raGivlEjY/edit?usp=sharing</text:p>
              <text:p text:style-name="P1"/>
              <text:p text:style-name="P1"><text:s/>document pub https://docs.google.com/document/d/1-hMoOMS-RIAAwIObPcDbWIKWxybYPzNmh1raGivlEjY/pub</text:p>
              <text:p text:style-name="P1"/>
              <text:p text:style-name="P1"><text:s/>document view https://docs.google.com/document/d/1-hMoOMS-RIAAwIObPcDbWIKWxybYPzNmh1raGivlEjY/view</text:p>
              <text:p text:style-name="P1"/>
              <text:p text:style-name="P1"><text:s/>document https://docs.google.com/document/d/1JFcHC27Qrx7c031pAq_PFz2bXXd6URV02kRfRxWAaCk/edit?usp=sharing</text:p>
              <text:p text:style-name="P1"/>
              <text:p text:style-name="P1"><text:s/>document pub https://docs.google.com/document/d/1JFcHC27Qrx7c031pAq_PFz2bXXd6URV02kRfRxWAaCk/pub</text:p>
              <text:p text:style-name="P1"/>
              <text:p text:style-name="P1"><text:s/>document view https://docs.google.com/document/d/1JFcHC27Qrx7c031pAq_PFz2bXXd6URV02kRfRxWAaCk/view</text:p>
              <text:p text:style-name="P1"/>
              <text:p text:style-name="P1"><text:s/>link https://sites.google.com/view/photo-booth-rentals-hollywood-/homeeverlyhills/home</text:p>
              <text:p text:style-name="P1"><text:tab/>-Erin Edwards</text:p>
              <text:p text:style-name="P1">----</text:p>
              <text:p text:style-name="P1">Calendar - All Day Event https://www.google.com/calendar/event?eid=NDhkdHF2cWI2YjBvZW0zNWZyc3E0amRha2MgOTRlZTlhZmZjZDY1ZTk5NDk4NWE2YTFmMWMwNzM1NTM0YjhmMTg1NmY3NjJjYmRiYjQ3OGNlMTAxMDRjM2U4OUBncm91cC5jYWxlbmRhci5nb29nbGUuY29t</text:p>
              <text:p text:style-name="P1"/>
              <text:p text:style-name="P1"><text:s/>Calendar - All Day Event https://www.google.com/calendar/event?eid=cGZyZmpodnRwdjZxY3FwamhkbGczMG0zMzggOTRlZTlhZmZjZDY1ZTk5NDk4NWE2YTFmMWMwNzM1NTM0YjhmMTg1NmY3NjJjYmRiYjQ3OGNlMTAxMDRjM2U4OUBncm91cC5jYWxlbmRhci5nb29nbGUuY29t</text:p>
              <text:p text:style-name="P1"/>
              <text:p text:style-name="P1"><text:s/>Calendar - All Day Event https://www.google.com/calendar/event?eid=bXFha25yam00ZzdkdDk0ZmpydHZwMzNzZzggOTRlZTlhZmZjZDY1ZTk5NDk4NWE2YTFmMWMwNzM1NTM0YjhmMTg1NmY3NjJjYmRiYjQ3OGNlMTAxMDRjM2U4OUBncm91cC5jYWxlbmRhci5nb29nbGUuY29t</text:p>
              <text:p text:style-name="P1"/>
              <text:p text:style-name="P1"><text:s/>video https://youtu.be/gg9HqdfCNPU</text:p>
              <text:p text:style-name="P1"/>
              <text:p text:style-name="P1"><text:s/>video https://youtu.be/oqjwKz3NvlY</text:p>
              <text:p text:style-name="P1"/>
              <text:p text:style-name="P1"><text:s/>video https://youtu.be/sRroGoy86Gs</text:p>
              <text:p text:style-name="P1"/>
              <text:p text:style-name="P1"><text:s/>video https://youtu.be/qlzCxiTrIDk</text:p>
              <text:p text:style-name="P1"/>
              <text:p text:style-name="P1"><text:s/>video https://youtu.be/OcBdfWTa2hE</text:p>
              <text:p text:style-name="P1"/>
              <text:p text:style-name="P1"><text:s/>sheet https://docs.google.com/spreadsheets/d/1JGgP616OTN91e5tez-6nNKuSNRgUQCPYyu05rWr-h6A/edit#gid=0</text:p>
              <text:p text:style-name="P1"/>
              <text:p text:style-name="P1"><text:s/>sheet https://docs.google.com/spreadsheets/d/1JGgP616OTN91e5tez-6nNKuSNRgUQCPYyu05rWr-h6A/edit#gid=47796859</text:p>
              <text:p text:style-name="P1"/>
              <text:p text:style-name="P1"><text:s/>sheet https://docs.google.com/spreadsheets/d/1JGgP616OTN91e5tez-6nNKuSNRgUQCPYyu05rWr-h6A/edit#gid=1087392422</text:p>
              <text:p text:style-name="P1"/>
              <text:p text:style-name="P1"><text:s/>sheet https://docs.google.com/spreadsheets/d/1JGgP616OTN91e5tez-6nNKuSNRgUQCPYyu05rWr-h6A/edit#gid=970248813</text:p>
              <text:p text:style-name="P1"/>
              <text:p text:style-name="P1"><text:s/>sheet https://docs.google.com/spreadsheets/d/1JGgP616OTN91e5tez-6nNKuSNRgUQCPYyu05rWr-h6A/edit#gid=386133370</text:p>
              <text:p text:style-name="P1"/>
              <text:p text:style-name="P1"><text:s/>folder HTML https://drive.google.com/drive/folders/1RD0hB4tuJwTc7LzJZGLf4oac8TO3QPbP?usp=sharing</text:p>
              <text:p text:style-name="P1"/>
              <text:p text:style-name="P1"><text:s/>HTML https://drive.google.com/file/d/1gEvt9usdSKXkyyp8nzcu0UdteN28QojR/view?usp=sharing</text:p>
              <text:p text:style-name="P1"/>
              <text:p text:style-name="P1"><text:s/>folder Microsoft Files https://drive.google.com/drive/folders/1p7vh3ZmZIPZLlabyDf3nyOs5pxQeVajl?usp=sharing</text:p>
              <text:p text:style-name="P1"/>
              <text:p text:style-name="P1"><text:s/>document https://docs.google.com/document/d/17BBonv8PKBau_wAO0YmwZJ8vs0mRx3ZQ4GwZBvCm_Ig/edit?usp=sharing</text:p>
              <text:p text:style-name="P1"/>
              <text:p text:style-name="P1"><text:s/>document pub https://docs.google.com/document/d/17BBonv8PKBau_wAO0YmwZJ8vs0mRx3ZQ4GwZBvCm_Ig/pub</text:p>
              <text:p text:style-name="P1"/>
              <text:p text:style-name="P1"><text:s/>document view https://docs.google.com/document/d/17BBonv8PKBau_wAO0YmwZJ8vs0mRx3ZQ4GwZBvCm_Ig/view</text:p>
              <text:p text:style-name="P1"><text:tab/>-Erin Edwards</text:p>
              <text:p text:style-name="P1">----</text:p>
              <text:p text:style-name="P1">Calendar - All Day Event https://www.google.com/calendar/event?eid=aXNqMmd0bWYzM3Jtbmk2dWdnaTFzamJkdG8gOTRlZTlhZmZjZDY1ZTk5NDk4NWE2YTFmMWMwNzM1NTM0YjhmMTg1NmY3NjJjYmRiYjQ3OGNlMTAxMDRjM2U4OUBncm91cC5jYWxlbmRhci5nb29nbGUuY29t</text:p>
              <text:p text:style-name="P1"/>
              <text:p text:style-name="P1"><text:s/>Calendar - All Day Event https://www.google.com/calendar/event?eid=M2Z2MDcxNWxzOHNrNDF0Zmd2bnU2YzA5Ym8gOTRlZTlhZmZjZDY1ZTk5NDk4NWE2YTFmMWMwNzM1NTM0YjhmMTg1NmY3NjJjYmRiYjQ3OGNlMTAxMDRjM2U4OUBncm91cC5jYWxlbmRhci5nb29nbGUuY29t</text:p>
              <text:p text:style-name="P1"/>
              <text:p text:style-name="P1"><text:s/>Calendar - All Day Event https://www.google.com/calendar/event?eid=MGs1cThyMjNrcW1mdjZydjBya3FjYXY1bDggOTRlZTlhZmZjZDY1ZTk5NDk4NWE2YTFmMWMwNzM1NTM0YjhmMTg1NmY3NjJjYmRiYjQ3OGNlMTAxMDRjM2U4OUBncm91cC5jYWxlbmRhci5nb29nbGUuY29t</text:p>
              <text:p text:style-name="P1"/>
              <text:p text:style-name="P1"><text:s/>Calendar - All Day Event https://www.google.com/calendar/event?eid=ZnUwMDdwbHZxazg5cHRtZTRyYmlkOWc5NTQgOTRlZTlhZmZjZDY1ZTk5NDk4NWE2YTFmMWMwNzM1NTM0YjhmMTg1NmY3NjJjYmRiYjQ3OGNlMTAxMDRjM2U4OUBncm91cC5jYWxlbmRhci5nb29nbGUuY29t</text:p>
              <text:p text:style-name="P1"/>
              <text:p text:style-name="P1"><text:s/>Calendar - All Day Event https://www.google.com/calendar/event?eid=djZ2OGZ1OW81Z3VyY2IwNzcwajQzcjJrMmsgOTRlZTlhZmZjZDY1ZTk5NDk4NWE2YTFmMWMwNzM1NTM0YjhmMTg1NmY3NjJjYmRiYjQ3OGNlMTAxMDRjM2U4OUBncm91cC5jYWxlbmRhci5nb29nbGUuY29t</text:p>
              <text:p text:style-name="P1"/>
              <text:p text:style-name="P1"><text:s/>Calendar - All Day Event https://www.google.com/calendar/event?eid=Y3VxdWZsY2FsZjdpMWdxbjhvbDd0YW1zYnMgOTRlZTlhZmZjZDY1ZTk5NDk4NWE2YTFmMWMwNzM1NTM0YjhmMTg1NmY3NjJjYmRiYjQ3OGNlMTAxMDRjM2U4OUBncm91cC5jYWxlbmRhci5nb29nbGUuY29t</text:p>
              <text:p text:style-name="P1"/>
              <text:p text:style-name="P1"><text:s/>Calendar - All Day Event https://www.google.com/calendar/event?eid=MDNvYXBsbHU0N25ibWQ0Zzdzcjg3N3NpbHMgOTRlZTlhZmZjZDY1ZTk5NDk4NWE2YTFmMWMwNzM1NTM0YjhmMTg1NmY3NjJjYmRiYjQ3OGNlMTAxMDRjM2U4OUBncm91cC5jYWxlbmRhci5nb29nbGUuY29t</text:p>
              <text:p text:style-name="P1"/>
              <text:p text:style-name="P1"><text:s/>Calendar - All Day Event https://www.google.com/calendar/event?eid=Mmx0OXY5OTdjZ2xjaTFycTNvZ2k0Z2lrbTQgOTRlZTlhZmZjZDY1ZTk5NDk4NWE2YTFmMWMwNzM1NTM0YjhmMTg1NmY3NjJjYmRiYjQ3OGNlMTAxMDRjM2U4OUBncm91cC5jYWxlbmRhci5nb29nbGUuY29t</text:p>
              <text:p text:style-name="P1"/>
              <text:p text:style-name="P1"><text:s/>Calendar - All Day Event https://www.google.com/calendar/event?eid=Y2Z1bmdtNHVzYWpwb28yMTBwbWlxNWoya2cgOTRlZTlhZmZjZDY1ZTk5NDk4NWE2YTFmMWMwNzM1NTM0YjhmMTg1NmY3NjJjYmRiYjQ3OGNlMTAxMDRjM2U4OUBncm91cC5jYWxlbmRhci5nb29nbGUuY29t</text:p>
              <text:p text:style-name="P1"><text:tab/>-Erin Edwards</text:p>
              <text:p text:style-name="P1">----</text:p>
              <text:p text:style-name="P1">document https://docs.google.com/document/d/1YRQo23YNPDOPi1g99BbivXaT3iLqEv0fElqvEtw06Ek/edit?usp=sharing</text:p>
              <text:p text:style-name="P1"/>
              <text:p text:style-name="P1"><text:s/>document pub https://docs.google.com/document/d/1YRQo23YNPDOPi1g99BbivXaT3iLqEv0fElqvEtw06Ek/pub</text:p>
              <text:p text:style-name="P1"/>
              <text:p text:style-name="P1"><text:s/>document view https://docs.google.com/document/d/1YRQo23YNPDOPi1g99BbivXaT3iLqEv0fElqvEtw06Ek/view</text:p>
              <text:p text:style-name="P1"/>
              <text:p text:style-name="P1"><text:s/>presentation https://docs.google.com/presentation/d/1xayMrGyhPpAykoqJfiX4FUwjaVsOIGaSdjD7VVl3W2c/edit?usp=sharing</text:p>
              <text:p text:style-name="P1"/>
              <text:p text:style-name="P1"><text:s/>presentation pub https://docs.google.com/presentation/d/1xayMrGyhPpAykoqJfiX4FUwjaVsOIGaSdjD7VVl3W2c/pub?start=true&amp;loop=true&amp;delayms=3000</text:p>
              <text:p text:style-name="P1"/>
              <text:p text:style-name="P1"><text:s/>presentation view https://docs.google.com/presentation/d/1xayMrGyhPpAykoqJfiX4FUwjaVsOIGaSdjD7VVl3W2c/view</text:p>
              <text:p text:style-name="P1"/>
              <text:p text:style-name="P1"><text:s/>presentation html https://docs.google.com/presentation/d/1xayMrGyhPpAykoqJfiX4FUwjaVsOIGaSdjD7VVl3W2c/htmlpresent</text:p>
              <text:p text:style-name="P1"/>
              <text:p text:style-name="P1"><text:s/>calendar https://calendar.google.com/calendar/embed?src=94ee9affcd65e994985a6a1f1c0735534b8f1856f762cbdbb478ce10104c3e89@group.calendar.google.com</text:p>
              <text:p text:style-name="P1"/>
              <text:p text:style-name="P1"><text:s/>Calendar - All Day Event https://www.google.com/calendar/event?eid=cnNycjRiMTVuamRvZWdyMzRlZnZkamRtcnMgOTRlZTlhZmZjZDY1ZTk5NDk4NWE2YTFmMWMwNzM1NTM0YjhmMTg1NmY3NjJjYmRiYjQ3OGNlMTAxMDRjM2U4OUBncm91cC5jYWxlbmRhci5nb29nbGUuY29t</text:p>
              <text:p text:style-name="P1"/>
              <text:p text:style-name="P1"><text:s/>Calendar - All Day Event https://www.google.com/calendar/event?eid=ajc0dWd1b3JkdTZrZjNvYTJ0aGxlbmFlbW8gOTRlZTlhZmZjZDY1ZTk5NDk4NWE2YTFmMWMwNzM1NTM0YjhmMTg1NmY3NjJjYmRiYjQ3OGNlMTAxMDRjM2U4OUBncm91cC5jYWxlbmRhci5nb29nbGUuY29t</text:p>
              <text:p text:style-name="P1"/>
              <text:p text:style-name="P1"><text:s/>Calendar - All Day Event https://www.google.com/calendar/event?eid=M2twMHFvbnRtYWZ2aGxwdG4yYzdyamNsaWMgOTRlZTlhZmZjZDY1ZTk5NDk4NWE2YTFmMWMwNzM1NTM0YjhmMTg1NmY3NjJjYmRiYjQ3OGNlMTAxMDRjM2U4OUBncm91cC5jYWxlbmRhci5nb29nbGUuY29t</text:p>
              <text:p text:style-name="P1"/>
              <text:p text:style-name="P1"><text:s/>Calendar - All Day Event https://www.google.com/calendar/event?eid=Y2JjbWg4N2xsOG03MjMyNGg0N3RtZzJiOGcgOTRlZTlhZmZjZDY1ZTk5NDk4NWE2YTFmMWMwNzM1NTM0YjhmMTg1NmY3NjJjYmRiYjQ3OGNlMTAxMDRjM2U4OUBncm91cC5jYWxlbmRhci5nb29nbGUuY29t</text:p>
              <text:p text:style-name="P1"><text:tab/>-Erin Edwards</text:p>
              <text:p text:style-name="P1">----</text:p>
              <text:p text:style-name="P1">#REF! </text:p>
              <text:p text:style-name="P1"/>
              <text:p text:style-name="P1"><text:s/>target url https://sites.google.com/view/roamingphotoboothrentalat/home</text:p>
              <text:p text:style-name="P1"/>
              <text:p text:style-name="P1"><text:s/>folder top https://drive.google.com/drive/folders/11Vgss6zlh7v3Nl-SgcLBk2G9RDgz-GcC?usp=sharing</text:p>
              <text:p text:style-name="P1"/>
              <text:p text:style-name="P1"><text:s/>rss feed https://news.google.com/rss/search?q=photobooth</text:p>
              <text:p text:style-name="P1"/>
              <text:p text:style-name="P1"><text:s/>folder articles https://drive.google.com/drive/folders/1iYfv_WyUk8xBmbjJ4vf036VaOyuml9ya?usp=sharing</text:p>
              <text:p text:style-name="P1"/>
              <text:p text:style-name="P1"><text:s/>folder photos https://drive.google.com/drive/folders/1oWu-LXY2mUrbgmwLfFELJ7Ae4OQ33i4x?usp=sharing</text:p>
              <text:p text:style-name="P1"/>
              <text:p text:style-name="P1"><text:s/>folder pdfs https://drive.google.com/drive/folders/1SCVy3ybMK47XUVXFsWGm4365t4oRkCkd?usp=sharing</text:p>
              <text:p text:style-name="P1"/>
              <text:p text:style-name="P1"><text:s/>folder slides https://drive.google.com/drive/folders/1WZDvBF3Abf1KzzIrm6Rzku-jnpD5kEnq?usp=sharing</text:p>
              <text:p text:style-name="P1"/>
              <text:p text:style-name="P1"><text:s/>photo https://drive.google.com/file/d/1PxHw7KxCjm1GrxwjsA3o4veFrDZX3rPO/view?usp=sharing</text:p>
              <text:p text:style-name="P1"/>
              <text:p text:style-name="P1"><text:s/>photo https://drive.google.com/file/d/1lG-1Vg4l8ztTkCU2Pl1dLqaE8g6cGLlf/view?usp=sharing</text:p>
              <text:p text:style-name="P1"/>
              <text:p text:style-name="P1"><text:s/>photo https://drive.google.com/file/d/1juBgQIEzg-B1Ed6O5s7PlscMG_dnDyGB/view?usp=sharing</text:p>
              <text:p text:style-name="P1"/>
              <text:p text:style-name="P1"><text:s/>photo https://drive.google.com/file/d/1vNLzp4wm1b1rb6WiLEJvLPosnepi4v3a/view?usp=sharing</text:p>
              <text:p text:style-name="P1"/>
              <text:p text:style-name="P1"><text:s/>photo https://drive.google.com/file/d/1IDh7q0inoavZHIN4HKbMewsrIT1ICfUh/view?usp=sharing</text:p>
              <text:p text:style-name="P1"/>
              <text:p text:style-name="P1"><text:s/>spreadsheet https://docs.google.com/spreadsheets/d/1JGgP616OTN91e5tez-6nNKuSNRgUQCPYyu05rWr-h6A/edit?usp=sharing</text:p>
              <text:p text:style-name="P1"/>
              <text:p text:style-name="P1"><text:s/>spreadsheet key https://docs.google.com/spreadsheet/pub?key=1JGgP616OTN91e5tez-6nNKuSNRgUQCPYyu05rWr-h6A</text:p>
              <text:p text:style-name="P1"/>
              <text:p text:style-name="P1"><text:s/>spreadsheet pubhtml https://docs.google.com/spreadsheets/d/1JGgP616OTN91e5tez-6nNKuSNRgUQCPYyu05rWr-h6A/pubhtml</text:p>
              <text:p text:style-name="P1"/>
              <text:p text:style-name="P1"><text:s/>spreadsheet pub https://docs.google.com/spreadsheets/d/1JGgP616OTN91e5tez-6nNKuSNRgUQCPYyu05rWr-h6A/pub</text:p>
              <text:p text:style-name="P1"/>
              <text:p text:style-name="P1"><text:s/>spreadsheet view https://docs.google.com/spreadsheets/d/1JGgP616OTN91e5tez-6nNKuSNRgUQCPYyu05rWr-h6A/view</text:p>
              <text:p text:style-name="P1"/>
              <text:p text:style-name="P1"><text:s/>form https://docs.google.com/forms/d/1UKnHLh_TyCT3b7ODpxcPM2k4D4XNDD6nDHSM0CKbiyU/edit?usp=sharing</text:p>
              <text:p text:style-name="P1"/>
              <text:p text:style-name="P1"><text:s/>drawing https://docs.google.com/drawings/d/1hjaTcvcEgrcGS4sijX30MoFJ2gqzmXvKDDfI7RySVpY/edit?usp=sharing</text:p>
              <text:p text:style-name="P1"/>
              <text:p text:style-name="P1"><text:s/>image https://drive.google.com/file/d/1Ub_baxN1yIKa7z6PHbWKiQ5Hv3QmkYdb/view?usp=drivesdk</text:p>
              <text:p text:style-name="P1"/>
              <text:p text:style-name="P1"><text:s/>image link https://sites.google.com/view/photoboothsouthpasadena/home</text:p>
              <text:p text:style-name="P1"><text:tab/>-Erin Edwards</text:p>
            </office:annotation>
            <text:p>#NAME?</text:p>
          </table:table-cell>
          <table:covered-table-cell table:number-columns-repeated="25"/>
          <table:table-cell table:number-columns-repeated="998"/>
        </table:table-row>
        <table:table-row table:style-name="ro2">
          <table:table-cell table:style-name="ce2" office:value-type="string" calcext:value-type="string">
            <text:p>target url</text:p>
          </table:table-cell>
          <table:table-cell table:style-name="ce2" office:value-type="string" calcext:value-type="string">
            <text:p>Roaming Photo Booth for Rental Los Angeles</text:p>
          </table:table-cell>
          <table:table-cell table:style-name="ce3" table:formula="of:=HYPERLINK(&quot;https://sites.google.com/view/roamingphotoboothrentalat/home&quot;; image(&quot;https://api.qrserver.com/v1/create-qr-code/?size=150x150&amp;data=https://sites.google.com/view/roamingphotoboothrentalat/home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sites.google.com/view/roamingphotoboothrentalat/home" xlink:type="simple">https://sites.google.com/view/roamingphotoboothrentalat/home</text:a></text:p>
          </table:table-cell>
          <table:table-cell table:style-name="ce5" table:formula="of:=HYPERLINK(&quot;https://sites.google.com/view/roamingphotoboothrentalat/home&quot;;&quot;Roaming Photo Booth for Rental Los Angeles&quot;)" office:value-type="string" office:string-value="Roaming Photo Booth for Rental Los Angeles" calcext:value-type="string">
            <text:p>Roaming Photo Booth for Rental Los Angeles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folder top</text:p>
          </table:table-cell>
          <table:table-cell table:style-name="ce2" office:value-type="string" calcext:value-type="string">
            <text:p>Roaming Photo Booth for Rental Los Angeles</text:p>
          </table:table-cell>
          <table:table-cell table:style-name="ce3" table:formula="of:=HYPERLINK(&quot;https://drive.google.com/drive/folders/11Vgss6zlh7v3Nl-SgcLBk2G9RDgz-GcC?usp=sharing&quot;; image(&quot;https://api.qrserver.com/v1/create-qr-code/?size=150x150&amp;data=https://drive.google.com/drive/folders/11Vgss6zlh7v3Nl-SgcLBk2G9RDgz-GcC?usp=sharing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rive.google.com/drive/folders/11Vgss6zlh7v3Nl-SgcLBk2G9RDgz-GcC?usp=sharing" xlink:type="simple">https://drive.google.com/drive/folders/11Vgss6zlh7v3Nl-SgcLBk2G9RDgz-GcC?usp=sharing</text:a></text:p>
          </table:table-cell>
          <table:table-cell table:style-name="ce5" table:formula="of:=HYPERLINK(&quot;https://drive.google.com/drive/folders/11Vgss6zlh7v3Nl-SgcLBk2G9RDgz-GcC?usp=sharing&quot;;&quot;Roaming Photo Booth for Rental Los Angeles&quot;)" office:value-type="string" office:string-value="Roaming Photo Booth for Rental Los Angeles" calcext:value-type="string">
            <text:p>Roaming Photo Booth for Rental Los Angeles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rss feed</text:p>
          </table:table-cell>
          <table:table-cell table:style-name="ce2" office:value-type="string" calcext:value-type="string">
            <text:p>Roaming Photo Booth for Rental Los Angeles</text:p>
          </table:table-cell>
          <table:table-cell table:style-name="ce3" table:formula="of:=HYPERLINK(&quot;https://news.google.com/rss/search?q=photobooth&quot;; image(&quot;https://api.qrserver.com/v1/create-qr-code/?size=150x150&amp;data=https://news.google.com/rss/search?q=photobooth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news.google.com/rss/search?q=photobooth" xlink:type="simple">https://news.google.com/rss/search?q=photobooth</text:a></text:p>
          </table:table-cell>
          <table:table-cell table:style-name="ce5" table:formula="of:=HYPERLINK(&quot;https://news.google.com/rss/search?q=photobooth&quot;;&quot;Roaming Photo Booth for Rental Los Angeles&quot;)" office:value-type="string" office:string-value="Roaming Photo Booth for Rental Los Angeles" calcext:value-type="string">
            <text:p>Roaming Photo Booth for Rental Los Angeles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folder articles</text:p>
          </table:table-cell>
          <table:table-cell table:style-name="ce2" office:value-type="string" calcext:value-type="string">
            <text:p>Roaming Photo Booth for Rental Los Angeles Articles</text:p>
          </table:table-cell>
          <table:table-cell table:style-name="ce3" table:formula="of:=HYPERLINK(&quot;https://drive.google.com/drive/folders/1iYfv_WyUk8xBmbjJ4vf036VaOyuml9ya?usp=sharing&quot;; image(&quot;https://api.qrserver.com/v1/create-qr-code/?size=150x150&amp;data=https://drive.google.com/drive/folders/1iYfv_WyUk8xBmbjJ4vf036VaOyuml9ya?usp=sharing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rive.google.com/drive/folders/1iYfv_WyUk8xBmbjJ4vf036VaOyuml9ya?usp=sharing" xlink:type="simple">https://drive.google.com/drive/folders/1iYfv_WyUk8xBmbjJ4vf036VaOyuml9ya?usp=sharing</text:a></text:p>
          </table:table-cell>
          <table:table-cell table:style-name="ce5" table:formula="of:=HYPERLINK(&quot;https://drive.google.com/drive/folders/1iYfv_WyUk8xBmbjJ4vf036VaOyuml9ya?usp=sharing&quot;;&quot;Roaming Photo Booth for Rental Los Angeles Articles&quot;)" office:value-type="string" office:string-value="Roaming Photo Booth for Rental Los Angeles Articles" calcext:value-type="string">
            <text:p>Roaming Photo Booth for Rental Los Angeles Articles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folder photos</text:p>
          </table:table-cell>
          <table:table-cell table:style-name="ce2" office:value-type="string" calcext:value-type="string">
            <text:p>Roaming Photo Booth for Rental Los Angeles Photos</text:p>
          </table:table-cell>
          <table:table-cell table:style-name="ce3" table:formula="of:=HYPERLINK(&quot;https://drive.google.com/drive/folders/1oWu-LXY2mUrbgmwLfFELJ7Ae4OQ33i4x?usp=sharing&quot;; image(&quot;https://api.qrserver.com/v1/create-qr-code/?size=150x150&amp;data=https://drive.google.com/drive/folders/1oWu-LXY2mUrbgmwLfFELJ7Ae4OQ33i4x?usp=sharing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rive.google.com/drive/folders/1oWu-LXY2mUrbgmwLfFELJ7Ae4OQ33i4x?usp=sharing" xlink:type="simple">https://drive.google.com/drive/folders/1oWu-LXY2mUrbgmwLfFELJ7Ae4OQ33i4x?usp=sharing</text:a></text:p>
          </table:table-cell>
          <table:table-cell table:style-name="ce5" table:formula="of:=HYPERLINK(&quot;https://drive.google.com/drive/folders/1oWu-LXY2mUrbgmwLfFELJ7Ae4OQ33i4x?usp=sharing&quot;;&quot;Roaming Photo Booth for Rental Los Angeles Photos&quot;)" office:value-type="string" office:string-value="Roaming Photo Booth for Rental Los Angeles Photos" calcext:value-type="string">
            <text:p>Roaming Photo Booth for Rental Los Angeles Photos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folder pdfs</text:p>
          </table:table-cell>
          <table:table-cell table:style-name="ce2" office:value-type="string" calcext:value-type="string">
            <text:p>Roaming Photo Booth for Rental Los Angeles PDFs</text:p>
          </table:table-cell>
          <table:table-cell table:style-name="ce3" table:formula="of:=HYPERLINK(&quot;https://drive.google.com/drive/folders/1SCVy3ybMK47XUVXFsWGm4365t4oRkCkd?usp=sharing&quot;; image(&quot;https://api.qrserver.com/v1/create-qr-code/?size=150x150&amp;data=https://drive.google.com/drive/folders/1SCVy3ybMK47XUVXFsWGm4365t4oRkCkd?usp=sharing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rive.google.com/drive/folders/1SCVy3ybMK47XUVXFsWGm4365t4oRkCkd?usp=sharing" xlink:type="simple">https://drive.google.com/drive/folders/1SCVy3ybMK47XUVXFsWGm4365t4oRkCkd?usp=sharing</text:a></text:p>
          </table:table-cell>
          <table:table-cell table:style-name="ce5" table:formula="of:=HYPERLINK(&quot;https://drive.google.com/drive/folders/1SCVy3ybMK47XUVXFsWGm4365t4oRkCkd?usp=sharing&quot;;&quot;Roaming Photo Booth for Rental Los Angeles PDFs&quot;)" office:value-type="string" office:string-value="Roaming Photo Booth for Rental Los Angeles PDFs" calcext:value-type="string">
            <text:p>Roaming Photo Booth for Rental Los Angeles PDFs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folder slides</text:p>
          </table:table-cell>
          <table:table-cell table:style-name="ce2" office:value-type="string" calcext:value-type="string">
            <text:p>Roaming Photo Booth for Rental Los Angeles Slides</text:p>
          </table:table-cell>
          <table:table-cell table:style-name="ce3" table:formula="of:=HYPERLINK(&quot;https://drive.google.com/drive/folders/1WZDvBF3Abf1KzzIrm6Rzku-jnpD5kEnq?usp=sharing&quot;; image(&quot;https://api.qrserver.com/v1/create-qr-code/?size=150x150&amp;data=https://drive.google.com/drive/folders/1WZDvBF3Abf1KzzIrm6Rzku-jnpD5kEnq?usp=sharing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rive.google.com/drive/folders/1WZDvBF3Abf1KzzIrm6Rzku-jnpD5kEnq?usp=sharing" xlink:type="simple">https://drive.google.com/drive/folders/1WZDvBF3Abf1KzzIrm6Rzku-jnpD5kEnq?usp=sharing</text:a></text:p>
          </table:table-cell>
          <table:table-cell table:style-name="ce5" table:formula="of:=HYPERLINK(&quot;https://drive.google.com/drive/folders/1WZDvBF3Abf1KzzIrm6Rzku-jnpD5kEnq?usp=sharing&quot;;&quot;Roaming Photo Booth for Rental Los Angeles Slides&quot;)" office:value-type="string" office:string-value="Roaming Photo Booth for Rental Los Angeles Slides" calcext:value-type="string">
            <text:p>Roaming Photo Booth for Rental Los Angeles Slides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hoto</text:p>
          </table:table-cell>
          <table:table-cell table:style-name="ce2" office:value-type="string" calcext:value-type="string">
            <text:p>Roaming Photo Booth for Rental Los Angeles</text:p>
          </table:table-cell>
          <table:table-cell table:style-name="ce3" table:formula="of:=HYPERLINK(&quot;https://drive.google.com/file/d/1PxHw7KxCjm1GrxwjsA3o4veFrDZX3rPO/view?usp=sharing&quot;; image(&quot;https://api.qrserver.com/v1/create-qr-code/?size=150x150&amp;data=https://drive.google.com/file/d/1PxHw7KxCjm1GrxwjsA3o4veFrDZX3rPO/view?usp=sharing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rive.google.com/file/d/1PxHw7KxCjm1GrxwjsA3o4veFrDZX3rPO/view?usp=sharing" xlink:type="simple">https://drive.google.com/file/d/1PxHw7KxCjm1GrxwjsA3o4veFrDZX3rPO/view?usp=sharing</text:a></text:p>
          </table:table-cell>
          <table:table-cell table:style-name="ce5" table:formula="of:=HYPERLINK(&quot;https://drive.google.com/file/d/1PxHw7KxCjm1GrxwjsA3o4veFrDZX3rPO/view?usp=sharing&quot;;&quot;Roaming Photo Booth for Rental Los Angeles&quot;)" office:value-type="string" office:string-value="Roaming Photo Booth for Rental Los Angeles" calcext:value-type="string">
            <text:p>Roaming Photo Booth for Rental Los Angeles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hoto</text:p>
          </table:table-cell>
          <table:table-cell table:style-name="ce2" office:value-type="string" calcext:value-type="string">
            <text:p>Roaming Photo Booth for Rental Los Angeles</text:p>
          </table:table-cell>
          <table:table-cell table:style-name="ce3" table:formula="of:=HYPERLINK(&quot;https://drive.google.com/file/d/1lG-1Vg4l8ztTkCU2Pl1dLqaE8g6cGLlf/view?usp=sharing&quot;; image(&quot;https://api.qrserver.com/v1/create-qr-code/?size=150x150&amp;data=https://drive.google.com/file/d/1lG-1Vg4l8ztTkCU2Pl1dLqaE8g6cGLlf/view?usp=sharing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rive.google.com/file/d/1lG-1Vg4l8ztTkCU2Pl1dLqaE8g6cGLlf/view?usp=sharing" xlink:type="simple">https://drive.google.com/file/d/1lG-1Vg4l8ztTkCU2Pl1dLqaE8g6cGLlf/view?usp=sharing</text:a></text:p>
          </table:table-cell>
          <table:table-cell table:style-name="ce5" table:formula="of:=HYPERLINK(&quot;https://drive.google.com/file/d/1lG-1Vg4l8ztTkCU2Pl1dLqaE8g6cGLlf/view?usp=sharing&quot;;&quot;Roaming Photo Booth for Rental Los Angeles&quot;)" office:value-type="string" office:string-value="Roaming Photo Booth for Rental Los Angeles" calcext:value-type="string">
            <text:p>Roaming Photo Booth for Rental Los Angeles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hoto</text:p>
          </table:table-cell>
          <table:table-cell table:style-name="ce2" office:value-type="string" calcext:value-type="string">
            <text:p>Roaming Photo Booth for Rental Los Angeles</text:p>
          </table:table-cell>
          <table:table-cell table:style-name="ce3" table:formula="of:=HYPERLINK(&quot;https://drive.google.com/file/d/1juBgQIEzg-B1Ed6O5s7PlscMG_dnDyGB/view?usp=sharing&quot;; image(&quot;https://api.qrserver.com/v1/create-qr-code/?size=150x150&amp;data=https://drive.google.com/file/d/1juBgQIEzg-B1Ed6O5s7PlscMG_dnDyGB/view?usp=sharing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rive.google.com/file/d/1juBgQIEzg-B1Ed6O5s7PlscMG_dnDyGB/view?usp=sharing" xlink:type="simple">https://drive.google.com/file/d/1juBgQIEzg-B1Ed6O5s7PlscMG_dnDyGB/view?usp=sharing</text:a></text:p>
          </table:table-cell>
          <table:table-cell table:style-name="ce5" table:formula="of:=HYPERLINK(&quot;https://drive.google.com/file/d/1juBgQIEzg-B1Ed6O5s7PlscMG_dnDyGB/view?usp=sharing&quot;;&quot;Roaming Photo Booth for Rental Los Angeles&quot;)" office:value-type="string" office:string-value="Roaming Photo Booth for Rental Los Angeles" calcext:value-type="string">
            <text:p>Roaming Photo Booth for Rental Los Angeles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hoto</text:p>
          </table:table-cell>
          <table:table-cell table:style-name="ce2" office:value-type="string" calcext:value-type="string">
            <text:p>Roaming Photo Booth for Rental Los Angeles</text:p>
          </table:table-cell>
          <table:table-cell table:style-name="ce3" table:formula="of:=HYPERLINK(&quot;https://drive.google.com/file/d/1vNLzp4wm1b1rb6WiLEJvLPosnepi4v3a/view?usp=sharing&quot;; image(&quot;https://api.qrserver.com/v1/create-qr-code/?size=150x150&amp;data=https://drive.google.com/file/d/1vNLzp4wm1b1rb6WiLEJvLPosnepi4v3a/view?usp=sharing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rive.google.com/file/d/1vNLzp4wm1b1rb6WiLEJvLPosnepi4v3a/view?usp=sharing" xlink:type="simple">https://drive.google.com/file/d/1vNLzp4wm1b1rb6WiLEJvLPosnepi4v3a/view?usp=sharing</text:a></text:p>
          </table:table-cell>
          <table:table-cell table:style-name="ce5" table:formula="of:=HYPERLINK(&quot;https://drive.google.com/file/d/1vNLzp4wm1b1rb6WiLEJvLPosnepi4v3a/view?usp=sharing&quot;;&quot;Roaming Photo Booth for Rental Los Angeles&quot;)" office:value-type="string" office:string-value="Roaming Photo Booth for Rental Los Angeles" calcext:value-type="string">
            <text:p>Roaming Photo Booth for Rental Los Angeles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hoto</text:p>
          </table:table-cell>
          <table:table-cell table:style-name="ce2" office:value-type="string" calcext:value-type="string">
            <text:p>Roaming Photo Booth for Rental Los Angeles</text:p>
          </table:table-cell>
          <table:table-cell table:style-name="ce3" table:formula="of:=HYPERLINK(&quot;https://drive.google.com/file/d/1IDh7q0inoavZHIN4HKbMewsrIT1ICfUh/view?usp=sharing&quot;; image(&quot;https://api.qrserver.com/v1/create-qr-code/?size=150x150&amp;data=https://drive.google.com/file/d/1IDh7q0inoavZHIN4HKbMewsrIT1ICfUh/view?usp=sharing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rive.google.com/file/d/1IDh7q0inoavZHIN4HKbMewsrIT1ICfUh/view?usp=sharing" xlink:type="simple">https://drive.google.com/file/d/1IDh7q0inoavZHIN4HKbMewsrIT1ICfUh/view?usp=sharing</text:a></text:p>
          </table:table-cell>
          <table:table-cell table:style-name="ce5" table:formula="of:=HYPERLINK(&quot;https://drive.google.com/file/d/1IDh7q0inoavZHIN4HKbMewsrIT1ICfUh/view?usp=sharing&quot;;&quot;Roaming Photo Booth for Rental Los Angeles&quot;)" office:value-type="string" office:string-value="Roaming Photo Booth for Rental Los Angeles" calcext:value-type="string">
            <text:p>Roaming Photo Booth for Rental Los Angeles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spreadsheet</text:p>
          </table:table-cell>
          <table:table-cell table:style-name="ce2" office:value-type="string" calcext:value-type="string">
            <text:p>Roaming Photo Booth for Rental Los Angeles</text:p>
          </table:table-cell>
          <table:table-cell table:style-name="ce3" table:formula="of:=HYPERLINK(&quot;https://docs.google.com/spreadsheets/d/1JGgP616OTN91e5tez-6nNKuSNRgUQCPYyu05rWr-h6A/edit?usp=sharing&quot;; image(&quot;https://api.qrserver.com/v1/create-qr-code/?size=150x150&amp;data=https://docs.google.com/spreadsheets/d/1JGgP616OTN91e5tez-6nNKuSNRgUQCPYyu05rWr-h6A/edit?usp=sharing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spreadsheets/d/1JGgP616OTN91e5tez-6nNKuSNRgUQCPYyu05rWr-h6A/edit?usp=sharing" xlink:type="simple">https://docs.google.com/spreadsheets/d/1JGgP616OTN91e5tez-6nNKuSNRgUQCPYyu05rWr-h6A/edit?usp=sharing</text:a></text:p>
          </table:table-cell>
          <table:table-cell table:style-name="ce5" table:formula="of:=HYPERLINK(&quot;https://docs.google.com/spreadsheets/d/1JGgP616OTN91e5tez-6nNKuSNRgUQCPYyu05rWr-h6A/edit?usp=sharing&quot;;&quot;Roaming Photo Booth for Rental Los Angeles&quot;)" office:value-type="string" office:string-value="Roaming Photo Booth for Rental Los Angeles" calcext:value-type="string">
            <text:p>Roaming Photo Booth for Rental Los Angeles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spreadsheet key</text:p>
          </table:table-cell>
          <table:table-cell table:style-name="ce2" office:value-type="string" calcext:value-type="string">
            <text:p>Roaming Photo Booth for Rental Los Angeles key</text:p>
          </table:table-cell>
          <table:table-cell table:style-name="ce3" table:formula="of:=HYPERLINK(&quot;https://docs.google.com/spreadsheet/pub?key=1JGgP616OTN91e5tez-6nNKuSNRgUQCPYyu05rWr-h6A&quot;; image(&quot;https://api.qrserver.com/v1/create-qr-code/?size=150x150&amp;data=https://docs.google.com/spreadsheet/pub?key=1JGgP616OTN91e5tez-6nNKuSNRgUQCPYyu05rWr-h6A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spreadsheet/pub?key=1JGgP616OTN91e5tez-6nNKuSNRgUQCPYyu05rWr-h6A" xlink:type="simple">https://docs.google.com/spreadsheet/pub?key=1JGgP616OTN91e5tez-6nNKuSNRgUQCPYyu05rWr-h6A</text:a></text:p>
          </table:table-cell>
          <table:table-cell table:style-name="ce5" table:formula="of:=HYPERLINK(&quot;https://docs.google.com/spreadsheets/d/1JGgP616OTN91e5tez-6nNKuSNRgUQCPYyu05rWr-h6A/edit?usp=sharing&quot;;&quot;Roaming Photo Booth for Rental Los Angeles&quot;)" office:value-type="string" office:string-value="Roaming Photo Booth for Rental Los Angeles" calcext:value-type="string">
            <text:p>Roaming Photo Booth for Rental Los Angeles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spreadsheet pubhtml</text:p>
          </table:table-cell>
          <table:table-cell table:style-name="ce2" office:value-type="string" calcext:value-type="string">
            <text:p>Roaming Photo Booth for Rental Los Angeles pubhtml</text:p>
          </table:table-cell>
          <table:table-cell table:style-name="ce3" table:formula="of:=HYPERLINK(&quot;https://docs.google.com/spreadsheets/d/1JGgP616OTN91e5tez-6nNKuSNRgUQCPYyu05rWr-h6A/pubhtml&quot;; image(&quot;https://api.qrserver.com/v1/create-qr-code/?size=150x150&amp;data=https://docs.google.com/spreadsheets/d/1JGgP616OTN91e5tez-6nNKuSNRgUQCPYyu05rWr-h6A/pubhtml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spreadsheets/d/1JGgP616OTN91e5tez-6nNKuSNRgUQCPYyu05rWr-h6A/pubhtml" xlink:type="simple">https://docs.google.com/spreadsheets/d/1JGgP616OTN91e5tez-6nNKuSNRgUQCPYyu05rWr-h6A/pubhtml</text:a></text:p>
          </table:table-cell>
          <table:table-cell table:style-name="ce5" table:formula="of:=HYPERLINK(&quot;https://docs.google.com/spreadsheets/d/1JGgP616OTN91e5tez-6nNKuSNRgUQCPYyu05rWr-h6A/edit?usp=sharing&quot;;&quot;Roaming Photo Booth for Rental Los Angeles&quot;)" office:value-type="string" office:string-value="Roaming Photo Booth for Rental Los Angeles" calcext:value-type="string">
            <text:p>Roaming Photo Booth for Rental Los Angeles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spreadsheet pub</text:p>
          </table:table-cell>
          <table:table-cell table:style-name="ce2" office:value-type="string" calcext:value-type="string">
            <text:p>Roaming Photo Booth for Rental Los Angeles pub</text:p>
          </table:table-cell>
          <table:table-cell table:style-name="ce3" table:formula="of:=HYPERLINK(&quot;https://docs.google.com/spreadsheets/d/1JGgP616OTN91e5tez-6nNKuSNRgUQCPYyu05rWr-h6A/pub&quot;; image(&quot;https://api.qrserver.com/v1/create-qr-code/?size=150x150&amp;data=https://docs.google.com/spreadsheets/d/1JGgP616OTN91e5tez-6nNKuSNRgUQCPYyu05rWr-h6A/pub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spreadsheets/d/1JGgP616OTN91e5tez-6nNKuSNRgUQCPYyu05rWr-h6A/pub" xlink:type="simple">https://docs.google.com/spreadsheets/d/1JGgP616OTN91e5tez-6nNKuSNRgUQCPYyu05rWr-h6A/pub</text:a></text:p>
          </table:table-cell>
          <table:table-cell table:style-name="ce5" table:formula="of:=HYPERLINK(&quot;https://docs.google.com/spreadsheets/d/1JGgP616OTN91e5tez-6nNKuSNRgUQCPYyu05rWr-h6A/edit?usp=sharing&quot;;&quot;Roaming Photo Booth for Rental Los Angeles&quot;)" office:value-type="string" office:string-value="Roaming Photo Booth for Rental Los Angeles" calcext:value-type="string">
            <text:p>Roaming Photo Booth for Rental Los Angeles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spreadsheet view</text:p>
          </table:table-cell>
          <table:table-cell table:style-name="ce2" office:value-type="string" calcext:value-type="string">
            <text:p>Roaming Photo Booth for Rental Los Angeles view</text:p>
          </table:table-cell>
          <table:table-cell table:style-name="ce3" table:formula="of:=HYPERLINK(&quot;https://docs.google.com/spreadsheets/d/1JGgP616OTN91e5tez-6nNKuSNRgUQCPYyu05rWr-h6A/view&quot;; image(&quot;https://api.qrserver.com/v1/create-qr-code/?size=150x150&amp;data=https://docs.google.com/spreadsheets/d/1JGgP616OTN91e5tez-6nNKuSNRgUQCPYyu05rWr-h6A/view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spreadsheets/d/1JGgP616OTN91e5tez-6nNKuSNRgUQCPYyu05rWr-h6A/view" xlink:type="simple">https://docs.google.com/spreadsheets/d/1JGgP616OTN91e5tez-6nNKuSNRgUQCPYyu05rWr-h6A/view</text:a></text:p>
          </table:table-cell>
          <table:table-cell table:style-name="ce5" table:formula="of:=HYPERLINK(&quot;https://docs.google.com/spreadsheets/d/1JGgP616OTN91e5tez-6nNKuSNRgUQCPYyu05rWr-h6A/edit?usp=sharing&quot;;&quot;Roaming Photo Booth for Rental Los Angeles&quot;)" office:value-type="string" office:string-value="Roaming Photo Booth for Rental Los Angeles" calcext:value-type="string">
            <text:p>Roaming Photo Booth for Rental Los Angeles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form</text:p>
          </table:table-cell>
          <table:table-cell table:style-name="ce2" office:value-type="string" calcext:value-type="string">
            <text:p>Roaming Photo Booth for Rental Los Angeles</text:p>
          </table:table-cell>
          <table:table-cell table:style-name="ce3" table:formula="of:=HYPERLINK(&quot;https://docs.google.com/forms/d/1UKnHLh_TyCT3b7ODpxcPM2k4D4XNDD6nDHSM0CKbiyU/edit?usp=sharing&quot;; image(&quot;https://api.qrserver.com/v1/create-qr-code/?size=150x150&amp;data=https://docs.google.com/forms/d/1UKnHLh_TyCT3b7ODpxcPM2k4D4XNDD6nDHSM0CKbiyU/edit?usp=sharing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forms/d/1UKnHLh_TyCT3b7ODpxcPM2k4D4XNDD6nDHSM0CKbiyU/edit?usp=sharing" xlink:type="simple">https://docs.google.com/forms/d/1UKnHLh_TyCT3b7ODpxcPM2k4D4XNDD6nDHSM0CKbiyU/edit?usp=sharing</text:a></text:p>
          </table:table-cell>
          <table:table-cell table:style-name="ce5" table:formula="of:=HYPERLINK(&quot;https://docs.google.com/forms/d/1UKnHLh_TyCT3b7ODpxcPM2k4D4XNDD6nDHSM0CKbiyU/edit?usp=sharing&quot;;&quot;Roaming Photo Booth for Rental Los Angeles&quot;)" office:value-type="string" office:string-value="Roaming Photo Booth for Rental Los Angeles" calcext:value-type="string">
            <text:p>Roaming Photo Booth for Rental Los Angeles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drawing</text:p>
          </table:table-cell>
          <table:table-cell table:style-name="ce2" office:value-type="string" calcext:value-type="string">
            <text:p>Roaming Photo Booth for Rental Los Angeles</text:p>
          </table:table-cell>
          <table:table-cell table:style-name="ce3" table:formula="of:=HYPERLINK(&quot;https://docs.google.com/drawings/d/1hjaTcvcEgrcGS4sijX30MoFJ2gqzmXvKDDfI7RySVpY/edit?usp=sharing&quot;; image(&quot;https://api.qrserver.com/v1/create-qr-code/?size=150x150&amp;data=https://docs.google.com/drawings/d/1hjaTcvcEgrcGS4sijX30MoFJ2gqzmXvKDDfI7RySVpY/edit?usp=sharing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drawings/d/1hjaTcvcEgrcGS4sijX30MoFJ2gqzmXvKDDfI7RySVpY/edit?usp=sharing" xlink:type="simple">https://docs.google.com/drawings/d/1hjaTcvcEgrcGS4sijX30MoFJ2gqzmXvKDDfI7RySVpY/edit?usp=sharing</text:a></text:p>
          </table:table-cell>
          <table:table-cell table:style-name="ce5" table:formula="of:=HYPERLINK(&quot;https://docs.google.com/drawings/d/1hjaTcvcEgrcGS4sijX30MoFJ2gqzmXvKDDfI7RySVpY/edit?usp=sharing&quot;;&quot;Roaming Photo Booth for Rental Los Angeles&quot;)" office:value-type="string" office:string-value="Roaming Photo Booth for Rental Los Angeles" calcext:value-type="string">
            <text:p>Roaming Photo Booth for Rental Los Angeles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image</text:p>
          </table:table-cell>
          <table:table-cell table:style-name="ce2" office:value-type="string" calcext:value-type="string">
            <text:p>CTA or Logo</text:p>
          </table:table-cell>
          <table:table-cell table:style-name="ce3" table:formula="of:=HYPERLINK(&quot;https://drive.google.com/file/d/1Ub_baxN1yIKa7z6PHbWKiQ5Hv3QmkYdb/view?usp=drivesdk&quot;; image(&quot;https://api.qrserver.com/v1/create-qr-code/?size=150x150&amp;data=https://drive.google.com/file/d/1Ub_baxN1yIKa7z6PHbWKiQ5Hv3QmkYdb/view?usp=drivesdk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rive.google.com/file/d/1Ub_baxN1yIKa7z6PHbWKiQ5Hv3QmkYdb/view?usp=drivesdk" xlink:type="simple">https://drive.google.com/file/d/1Ub_baxN1yIKa7z6PHbWKiQ5Hv3QmkYdb/view?usp=drivesdk</text:a>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image link</text:p>
          </table:table-cell>
          <table:table-cell table:style-name="ce2" office:value-type="string" calcext:value-type="string">
            <text:p>CTA or Logo - image link</text:p>
          </table:table-cell>
          <table:table-cell table:style-name="ce3" table:formula="of:=HYPERLINK(&quot;https://sites.google.com/view/photoboothsouthpasadena/home&quot;; image(&quot;https://api.qrserver.com/v1/create-qr-code/?size=150x150&amp;data=https://sites.google.com/view/photoboothsouthpasadena/home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sites.google.com/view/photoboothsouthpasadena/home" xlink:type="simple">https://sites.google.com/view/photoboothsouthpasadena/home</text:a>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document</text:p>
          </table:table-cell>
          <table:table-cell table:style-name="ce2" office:value-type="string" calcext:value-type="string">
            <text:p>Roaming Photo Booth for Rental Los Angeles</text:p>
          </table:table-cell>
          <table:table-cell table:style-name="ce3" table:formula="of:=HYPERLINK(&quot;https://docs.google.com/document/d/1YRQo23YNPDOPi1g99BbivXaT3iLqEv0fElqvEtw06Ek/edit?usp=sharing&quot;; image(&quot;https://api.qrserver.com/v1/create-qr-code/?size=150x150&amp;data=https://docs.google.com/document/d/1YRQo23YNPDOPi1g99BbivXaT3iLqEv0fElqvEtw06Ek/edit?usp=sharing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document/d/1YRQo23YNPDOPi1g99BbivXaT3iLqEv0fElqvEtw06Ek/edit?usp=sharing" xlink:type="simple">https://docs.google.com/document/d/1YRQo23YNPDOPi1g99BbivXaT3iLqEv0fElqvEtw06Ek/edit?usp=sharing</text:a></text:p>
          </table:table-cell>
          <table:table-cell table:style-name="ce5" table:formula="of:=HYPERLINK(&quot;https://docs.google.com/document/d/1YRQo23YNPDOPi1g99BbivXaT3iLqEv0fElqvEtw06Ek/edit?usp=sharing&quot;;&quot;Roaming Photo Booth for Rental Los Angeles&quot;)" office:value-type="string" office:string-value="Roaming Photo Booth for Rental Los Angeles" calcext:value-type="string">
            <text:p>Roaming Photo Booth for Rental Los Angeles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document pub</text:p>
          </table:table-cell>
          <table:table-cell table:style-name="ce2" office:value-type="string" calcext:value-type="string">
            <text:p>Roaming Photo Booth for Rental Los Angeles pub</text:p>
          </table:table-cell>
          <table:table-cell table:style-name="ce3" table:formula="of:=HYPERLINK(&quot;https://docs.google.com/document/d/1YRQo23YNPDOPi1g99BbivXaT3iLqEv0fElqvEtw06Ek/pub&quot;; image(&quot;https://api.qrserver.com/v1/create-qr-code/?size=150x150&amp;data=https://docs.google.com/document/d/1YRQo23YNPDOPi1g99BbivXaT3iLqEv0fElqvEtw06Ek/pub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document/d/1YRQo23YNPDOPi1g99BbivXaT3iLqEv0fElqvEtw06Ek/pub" xlink:type="simple">https://docs.google.com/document/d/1YRQo23YNPDOPi1g99BbivXaT3iLqEv0fElqvEtw06Ek/pub</text:a></text:p>
          </table:table-cell>
          <table:table-cell table:style-name="ce5" table:formula="of:=HYPERLINK(&quot;https://docs.google.com/document/d/1YRQo23YNPDOPi1g99BbivXaT3iLqEv0fElqvEtw06Ek/edit?usp=sharing&quot;;&quot;Roaming Photo Booth for Rental Los Angeles&quot;)" office:value-type="string" office:string-value="Roaming Photo Booth for Rental Los Angeles" calcext:value-type="string">
            <text:p>Roaming Photo Booth for Rental Los Angeles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document view</text:p>
          </table:table-cell>
          <table:table-cell table:style-name="ce2" office:value-type="string" calcext:value-type="string">
            <text:p>Roaming Photo Booth for Rental Los Angeles view</text:p>
          </table:table-cell>
          <table:table-cell table:style-name="ce3" table:formula="of:=HYPERLINK(&quot;https://docs.google.com/document/d/1YRQo23YNPDOPi1g99BbivXaT3iLqEv0fElqvEtw06Ek/view&quot;; image(&quot;https://api.qrserver.com/v1/create-qr-code/?size=150x150&amp;data=https://docs.google.com/document/d/1YRQo23YNPDOPi1g99BbivXaT3iLqEv0fElqvEtw06Ek/view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document/d/1YRQo23YNPDOPi1g99BbivXaT3iLqEv0fElqvEtw06Ek/view" xlink:type="simple">https://docs.google.com/document/d/1YRQo23YNPDOPi1g99BbivXaT3iLqEv0fElqvEtw06Ek/view</text:a></text:p>
          </table:table-cell>
          <table:table-cell table:style-name="ce5" table:formula="of:=HYPERLINK(&quot;https://docs.google.com/document/d/1YRQo23YNPDOPi1g99BbivXaT3iLqEv0fElqvEtw06Ek/edit?usp=sharing&quot;;&quot;Roaming Photo Booth for Rental Los Angeles&quot;)" office:value-type="string" office:string-value="Roaming Photo Booth for Rental Los Angeles" calcext:value-type="string">
            <text:p>Roaming Photo Booth for Rental Los Angeles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resentation</text:p>
          </table:table-cell>
          <table:table-cell table:style-name="ce2" office:value-type="string" calcext:value-type="string">
            <text:p>Roaming Photo Booth for Rental Los Angeles</text:p>
          </table:table-cell>
          <table:table-cell table:style-name="ce3" table:formula="of:=HYPERLINK(&quot;https://docs.google.com/presentation/d/1xayMrGyhPpAykoqJfiX4FUwjaVsOIGaSdjD7VVl3W2c/edit?usp=sharing&quot;; image(&quot;https://api.qrserver.com/v1/create-qr-code/?size=150x150&amp;data=https://docs.google.com/presentation/d/1xayMrGyhPpAykoqJfiX4FUwjaVsOIGaSdjD7VVl3W2c/edit?usp=sharing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presentation/d/1xayMrGyhPpAykoqJfiX4FUwjaVsOIGaSdjD7VVl3W2c/edit?usp=sharing" xlink:type="simple">https://docs.google.com/presentation/d/1xayMrGyhPpAykoqJfiX4FUwjaVsOIGaSdjD7VVl3W2c/edit?usp=sharing</text:a></text:p>
          </table:table-cell>
          <table:table-cell table:style-name="ce5" table:formula="of:=HYPERLINK(&quot;https://docs.google.com/presentation/d/1xayMrGyhPpAykoqJfiX4FUwjaVsOIGaSdjD7VVl3W2c/edit?usp=sharing&quot;;&quot;Roaming Photo Booth for Rental Los Angeles&quot;)" office:value-type="string" office:string-value="Roaming Photo Booth for Rental Los Angeles" calcext:value-type="string">
            <text:p>Roaming Photo Booth for Rental Los Angeles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resentation pub</text:p>
          </table:table-cell>
          <table:table-cell table:style-name="ce2" office:value-type="string" calcext:value-type="string">
            <text:p>Roaming Photo Booth for Rental Los Angeles pub</text:p>
          </table:table-cell>
          <table:table-cell table:style-name="ce3" table:formula="of:=HYPERLINK(&quot;https://docs.google.com/presentation/d/1xayMrGyhPpAykoqJfiX4FUwjaVsOIGaSdjD7VVl3W2c/pub?start=true&amp;loop=true&amp;delayms=3000&quot;; image(&quot;https://api.qrserver.com/v1/create-qr-code/?size=150x150&amp;data=https://docs.google.com/presentation/d/1xayMrGyhPpAykoqJfiX4FUwjaVsOIGaSdjD7VVl3W2c/pub?start=true&amp;loop=true&amp;delayms=3000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presentation/d/1xayMrGyhPpAykoqJfiX4FUwjaVsOIGaSdjD7VVl3W2c/pub?start=true&amp;loop=true&amp;delayms=3000" xlink:type="simple">https://docs.google.com/presentation/d/1xayMrGyhPpAykoqJfiX4FUwjaVsOIGaSdjD7VVl3W2c/pub?start=true&amp;loop=true&amp;delayms=3000</text:a></text:p>
          </table:table-cell>
          <table:table-cell table:style-name="ce5" table:formula="of:=HYPERLINK(&quot;https://docs.google.com/presentation/d/1xayMrGyhPpAykoqJfiX4FUwjaVsOIGaSdjD7VVl3W2c/edit?usp=sharing&quot;;&quot;Roaming Photo Booth for Rental Los Angeles&quot;)" office:value-type="string" office:string-value="Roaming Photo Booth for Rental Los Angeles" calcext:value-type="string">
            <text:p>Roaming Photo Booth for Rental Los Angeles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resentation view</text:p>
          </table:table-cell>
          <table:table-cell table:style-name="ce2" office:value-type="string" calcext:value-type="string">
            <text:p>Roaming Photo Booth for Rental Los Angeles view</text:p>
          </table:table-cell>
          <table:table-cell table:style-name="ce3" table:formula="of:=HYPERLINK(&quot;https://docs.google.com/presentation/d/1xayMrGyhPpAykoqJfiX4FUwjaVsOIGaSdjD7VVl3W2c/view&quot;; image(&quot;https://api.qrserver.com/v1/create-qr-code/?size=150x150&amp;data=https://docs.google.com/presentation/d/1xayMrGyhPpAykoqJfiX4FUwjaVsOIGaSdjD7VVl3W2c/view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presentation/d/1xayMrGyhPpAykoqJfiX4FUwjaVsOIGaSdjD7VVl3W2c/view" xlink:type="simple">https://docs.google.com/presentation/d/1xayMrGyhPpAykoqJfiX4FUwjaVsOIGaSdjD7VVl3W2c/view</text:a></text:p>
          </table:table-cell>
          <table:table-cell table:style-name="ce5" table:formula="of:=HYPERLINK(&quot;https://docs.google.com/presentation/d/1xayMrGyhPpAykoqJfiX4FUwjaVsOIGaSdjD7VVl3W2c/edit?usp=sharing&quot;;&quot;Roaming Photo Booth for Rental Los Angeles&quot;)" office:value-type="string" office:string-value="Roaming Photo Booth for Rental Los Angeles" calcext:value-type="string">
            <text:p>Roaming Photo Booth for Rental Los Angeles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resentation html</text:p>
          </table:table-cell>
          <table:table-cell table:style-name="ce2" office:value-type="string" calcext:value-type="string">
            <text:p>Roaming Photo Booth for Rental Los Angeles html</text:p>
          </table:table-cell>
          <table:table-cell table:style-name="ce3" table:formula="of:=HYPERLINK(&quot;https://docs.google.com/presentation/d/1xayMrGyhPpAykoqJfiX4FUwjaVsOIGaSdjD7VVl3W2c/htmlpresent&quot;; image(&quot;https://api.qrserver.com/v1/create-qr-code/?size=150x150&amp;data=https://docs.google.com/presentation/d/1xayMrGyhPpAykoqJfiX4FUwjaVsOIGaSdjD7VVl3W2c/htmlpresent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presentation/d/1xayMrGyhPpAykoqJfiX4FUwjaVsOIGaSdjD7VVl3W2c/htmlpresent" xlink:type="simple">https://docs.google.com/presentation/d/1xayMrGyhPpAykoqJfiX4FUwjaVsOIGaSdjD7VVl3W2c/htmlpresent</text:a></text:p>
          </table:table-cell>
          <table:table-cell table:style-name="ce5" table:formula="of:=HYPERLINK(&quot;https://docs.google.com/presentation/d/1xayMrGyhPpAykoqJfiX4FUwjaVsOIGaSdjD7VVl3W2c/edit?usp=sharing&quot;;&quot;Roaming Photo Booth for Rental Los Angeles&quot;)" office:value-type="string" office:string-value="Roaming Photo Booth for Rental Los Angeles" calcext:value-type="string">
            <text:p>Roaming Photo Booth for Rental Los Angeles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alendar</text:p>
          </table:table-cell>
          <table:table-cell table:style-name="ce2" office:value-type="string" calcext:value-type="string">
            <text:p>Calendar - Roaming Photo Booth for Rental Los Angeles</text:p>
          </table:table-cell>
          <table:table-cell table:style-name="ce3" table:formula="of:=HYPERLINK(&quot;https://calendar.google.com/calendar/embed?src=94ee9affcd65e994985a6a1f1c0735534b8f1856f762cbdbb478ce10104c3e89@group.calendar.google.com&quot;; image(&quot;https://api.qrserver.com/v1/create-qr-code/?size=150x150&amp;data=https://calendar.google.com/calendar/embed?src=94ee9affcd65e994985a6a1f1c0735534b8f1856f762cbdbb478ce10104c3e89@group.calendar.google.com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calendar.google.com/calendar/embed?src=94ee9affcd65e994985a6a1f1c0735534b8f1856f762cbdbb478ce10104c3e89@group.calendar.google.com" xlink:type="simple">https://calendar.google.com/calendar/embed?src=94ee9affcd65e994985a6a1f1c0735534b8f1856f762cbdbb478ce10104c3e89@group.calendar.google.com</text:a></text:p>
          </table:table-cell>
          <table:table-cell table:style-name="ce5" table:formula="of:=HYPERLINK(&quot;https://calendar.google.com/calendar/embed?src=94ee9affcd65e994985a6a1f1c0735534b8f1856f762cbdbb478ce10104c3e89@group.calendar.google.com&quot;;&quot;Roaming Photo Booth for Rental Los Angeles&quot;)" office:value-type="string" office:string-value="Roaming Photo Booth for Rental Los Angeles" calcext:value-type="string">
            <text:p>Roaming Photo Booth for Rental Los Angeles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alendar - All Day Event</text:p>
          </table:table-cell>
          <table:table-cell table:style-name="ce2" office:value-type="string" calcext:value-type="string">
            <text:p>Calendar - Roaming Photo Booth for Rental Los Angeles - Event</text:p>
          </table:table-cell>
          <table:table-cell table:style-name="ce3" table:formula="of:=HYPERLINK(&quot;https://www.google.com/calendar/event?eid=cnNycjRiMTVuamRvZWdyMzRlZnZkamRtcnMgOTRlZTlhZmZjZDY1ZTk5NDk4NWE2YTFmMWMwNzM1NTM0YjhmMTg1NmY3NjJjYmRiYjQ3OGNlMTAxMDRjM2U4OUBncm91cC5jYWxlbmRhci5nb29nbGUuY29t&quot;; image(&quot;https://api.qrserver.com/v1/create-qr-code/?size=150x150&amp;data=https://www.google.com/calendar/event?eid=cnNycjRiMTVuamRvZWdyMzRlZnZkamRtcnMgOTRlZTlhZmZjZDY1ZTk5NDk4NWE2YTFmMWMwNzM1NTM0YjhmMTg1NmY3NjJjYmRiYjQ3OGNlMTAxMDRjM2U4OUBncm91cC5jYWxlbmRhci5nb29nbGU&quot;&amp;&quot;uY29t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www.google.com/calendar/event?eid=cnNycjRiMTVuamRvZWdyMzRlZnZkamRtcnMgOTRlZTlhZmZjZDY1ZTk5NDk4NWE2YTFmMWMwNzM1NTM0YjhmMTg1NmY3NjJjYmRiYjQ3OGNlMTAxMDRjM2U4OUBncm91cC5jYWxlbmRhci5nb29nbGUuY29t" xlink:type="simple">https://www.google.com/calendar/event?eid=cnNycjRiMTVuamRvZWdyMzRlZnZkamRtcnMgOTRlZTlhZmZjZDY1ZTk5NDk4NWE2YTFmMWMwNzM1NTM0YjhmMTg1NmY3NjJjYmRiYjQ3OGNlMTAxMDRjM2U4OUBncm91cC5jYWxlbmRhci5nb29nbGUuY29t</text:a></text:p>
          </table:table-cell>
          <table:table-cell table:style-name="ce5" table:formula="of:=HYPERLINK(&quot;https://www.google.com/calendar/event?eid=cnNycjRiMTVuamRvZWdyMzRlZnZkamRtcnMgOTRlZTlhZmZjZDY1ZTk5NDk4NWE2YTFmMWMwNzM1NTM0YjhmMTg1NmY3NjJjYmRiYjQ3OGNlMTAxMDRjM2U4OUBncm91cC5jYWxlbmRhci5nb29nbGUuY29t&quot;;&quot;Roaming Photo Booth for Rental Los Angeles&quot;)" office:value-type="string" office:string-value="Roaming Photo Booth for Rental Los Angeles" calcext:value-type="string">
            <text:p>Roaming Photo Booth for Rental Los Angeles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alendar - All Day Event</text:p>
          </table:table-cell>
          <table:table-cell table:style-name="ce2" office:value-type="string" calcext:value-type="string">
            <text:p>Calendar - Roaming Photo Booth for Rental Los Angeles - Event</text:p>
          </table:table-cell>
          <table:table-cell table:style-name="ce3" table:formula="of:=HYPERLINK(&quot;https://www.google.com/calendar/event?eid=ajc0dWd1b3JkdTZrZjNvYTJ0aGxlbmFlbW8gOTRlZTlhZmZjZDY1ZTk5NDk4NWE2YTFmMWMwNzM1NTM0YjhmMTg1NmY3NjJjYmRiYjQ3OGNlMTAxMDRjM2U4OUBncm91cC5jYWxlbmRhci5nb29nbGUuY29t&quot;; image(&quot;https://api.qrserver.com/v1/create-qr-code/?size=150x150&amp;data=https://www.google.com/calendar/event?eid=ajc0dWd1b3JkdTZrZjNvYTJ0aGxlbmFlbW8gOTRlZTlhZmZjZDY1ZTk5NDk4NWE2YTFmMWMwNzM1NTM0YjhmMTg1NmY3NjJjYmRiYjQ3OGNlMTAxMDRjM2U4OUBncm91cC5jYWxlbmRhci5nb29nbGU&quot;&amp;&quot;uY29t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www.google.com/calendar/event?eid=ajc0dWd1b3JkdTZrZjNvYTJ0aGxlbmFlbW8gOTRlZTlhZmZjZDY1ZTk5NDk4NWE2YTFmMWMwNzM1NTM0YjhmMTg1NmY3NjJjYmRiYjQ3OGNlMTAxMDRjM2U4OUBncm91cC5jYWxlbmRhci5nb29nbGUuY29t" xlink:type="simple">https://www.google.com/calendar/event?eid=ajc0dWd1b3JkdTZrZjNvYTJ0aGxlbmFlbW8gOTRlZTlhZmZjZDY1ZTk5NDk4NWE2YTFmMWMwNzM1NTM0YjhmMTg1NmY3NjJjYmRiYjQ3OGNlMTAxMDRjM2U4OUBncm91cC5jYWxlbmRhci5nb29nbGUuY29t</text:a></text:p>
          </table:table-cell>
          <table:table-cell table:style-name="ce5" table:formula="of:=HYPERLINK(&quot;https://www.google.com/calendar/event?eid=ajc0dWd1b3JkdTZrZjNvYTJ0aGxlbmFlbW8gOTRlZTlhZmZjZDY1ZTk5NDk4NWE2YTFmMWMwNzM1NTM0YjhmMTg1NmY3NjJjYmRiYjQ3OGNlMTAxMDRjM2U4OUBncm91cC5jYWxlbmRhci5nb29nbGUuY29t&quot;;&quot;Roaming Photo Booth for Rental Los Angeles&quot;)" office:value-type="string" office:string-value="Roaming Photo Booth for Rental Los Angeles" calcext:value-type="string">
            <text:p>Roaming Photo Booth for Rental Los Angeles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alendar - All Day Event</text:p>
          </table:table-cell>
          <table:table-cell table:style-name="ce2" office:value-type="string" calcext:value-type="string">
            <text:p>Calendar - Roaming Photo Booth for Rental Los Angeles - Event</text:p>
          </table:table-cell>
          <table:table-cell table:style-name="ce3" table:formula="of:=HYPERLINK(&quot;https://www.google.com/calendar/event?eid=M2twMHFvbnRtYWZ2aGxwdG4yYzdyamNsaWMgOTRlZTlhZmZjZDY1ZTk5NDk4NWE2YTFmMWMwNzM1NTM0YjhmMTg1NmY3NjJjYmRiYjQ3OGNlMTAxMDRjM2U4OUBncm91cC5jYWxlbmRhci5nb29nbGUuY29t&quot;; image(&quot;https://api.qrserver.com/v1/create-qr-code/?size=150x150&amp;data=https://www.google.com/calendar/event?eid=M2twMHFvbnRtYWZ2aGxwdG4yYzdyamNsaWMgOTRlZTlhZmZjZDY1ZTk5NDk4NWE2YTFmMWMwNzM1NTM0YjhmMTg1NmY3NjJjYmRiYjQ3OGNlMTAxMDRjM2U4OUBncm91cC5jYWxlbmRhci5nb29nbGU&quot;&amp;&quot;uY29t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www.google.com/calendar/event?eid=M2twMHFvbnRtYWZ2aGxwdG4yYzdyamNsaWMgOTRlZTlhZmZjZDY1ZTk5NDk4NWE2YTFmMWMwNzM1NTM0YjhmMTg1NmY3NjJjYmRiYjQ3OGNlMTAxMDRjM2U4OUBncm91cC5jYWxlbmRhci5nb29nbGUuY29t" xlink:type="simple">https://www.google.com/calendar/event?eid=M2twMHFvbnRtYWZ2aGxwdG4yYzdyamNsaWMgOTRlZTlhZmZjZDY1ZTk5NDk4NWE2YTFmMWMwNzM1NTM0YjhmMTg1NmY3NjJjYmRiYjQ3OGNlMTAxMDRjM2U4OUBncm91cC5jYWxlbmRhci5nb29nbGUuY29t</text:a></text:p>
          </table:table-cell>
          <table:table-cell table:style-name="ce5" table:formula="of:=HYPERLINK(&quot;https://www.google.com/calendar/event?eid=M2twMHFvbnRtYWZ2aGxwdG4yYzdyamNsaWMgOTRlZTlhZmZjZDY1ZTk5NDk4NWE2YTFmMWMwNzM1NTM0YjhmMTg1NmY3NjJjYmRiYjQ3OGNlMTAxMDRjM2U4OUBncm91cC5jYWxlbmRhci5nb29nbGUuY29t&quot;;&quot;Roaming Photo Booth for Rental Los Angeles&quot;)" office:value-type="string" office:string-value="Roaming Photo Booth for Rental Los Angeles" calcext:value-type="string">
            <text:p>Roaming Photo Booth for Rental Los Angeles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alendar - All Day Event</text:p>
          </table:table-cell>
          <table:table-cell table:style-name="ce2" office:value-type="string" calcext:value-type="string">
            <text:p>Calendar - Roaming Photo Booth for Rental Los Angeles - Event</text:p>
          </table:table-cell>
          <table:table-cell table:style-name="ce3" table:formula="of:=HYPERLINK(&quot;https://www.google.com/calendar/event?eid=Y2JjbWg4N2xsOG03MjMyNGg0N3RtZzJiOGcgOTRlZTlhZmZjZDY1ZTk5NDk4NWE2YTFmMWMwNzM1NTM0YjhmMTg1NmY3NjJjYmRiYjQ3OGNlMTAxMDRjM2U4OUBncm91cC5jYWxlbmRhci5nb29nbGUuY29t&quot;; image(&quot;https://api.qrserver.com/v1/create-qr-code/?size=150x150&amp;data=https://www.google.com/calendar/event?eid=Y2JjbWg4N2xsOG03MjMyNGg0N3RtZzJiOGcgOTRlZTlhZmZjZDY1ZTk5NDk4NWE2YTFmMWMwNzM1NTM0YjhmMTg1NmY3NjJjYmRiYjQ3OGNlMTAxMDRjM2U4OUBncm91cC5jYWxlbmRhci5nb29nbGU&quot;&amp;&quot;uY29t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www.google.com/calendar/event?eid=Y2JjbWg4N2xsOG03MjMyNGg0N3RtZzJiOGcgOTRlZTlhZmZjZDY1ZTk5NDk4NWE2YTFmMWMwNzM1NTM0YjhmMTg1NmY3NjJjYmRiYjQ3OGNlMTAxMDRjM2U4OUBncm91cC5jYWxlbmRhci5nb29nbGUuY29t" xlink:type="simple">https://www.google.com/calendar/event?eid=Y2JjbWg4N2xsOG03MjMyNGg0N3RtZzJiOGcgOTRlZTlhZmZjZDY1ZTk5NDk4NWE2YTFmMWMwNzM1NTM0YjhmMTg1NmY3NjJjYmRiYjQ3OGNlMTAxMDRjM2U4OUBncm91cC5jYWxlbmRhci5nb29nbGUuY29t</text:a></text:p>
          </table:table-cell>
          <table:table-cell table:style-name="ce5" table:formula="of:=HYPERLINK(&quot;https://www.google.com/calendar/event?eid=Y2JjbWg4N2xsOG03MjMyNGg0N3RtZzJiOGcgOTRlZTlhZmZjZDY1ZTk5NDk4NWE2YTFmMWMwNzM1NTM0YjhmMTg1NmY3NjJjYmRiYjQ3OGNlMTAxMDRjM2U4OUBncm91cC5jYWxlbmRhci5nb29nbGUuY29t&quot;;&quot;Roaming Photo Booth for Rental Los Angeles&quot;)" office:value-type="string" office:string-value="Roaming Photo Booth for Rental Los Angeles" calcext:value-type="string">
            <text:p>Roaming Photo Booth for Rental Los Angeles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alendar - All Day Event</text:p>
          </table:table-cell>
          <table:table-cell table:style-name="ce2" office:value-type="string" calcext:value-type="string">
            <text:p>Calendar - Roaming Photo Booth for Rental Los Angeles - Event</text:p>
          </table:table-cell>
          <table:table-cell table:style-name="ce3" table:formula="of:=HYPERLINK(&quot;https://www.google.com/calendar/event?eid=aXNqMmd0bWYzM3Jtbmk2dWdnaTFzamJkdG8gOTRlZTlhZmZjZDY1ZTk5NDk4NWE2YTFmMWMwNzM1NTM0YjhmMTg1NmY3NjJjYmRiYjQ3OGNlMTAxMDRjM2U4OUBncm91cC5jYWxlbmRhci5nb29nbGUuY29t&quot;; image(&quot;https://api.qrserver.com/v1/create-qr-code/?size=150x150&amp;data=https://www.google.com/calendar/event?eid=aXNqMmd0bWYzM3Jtbmk2dWdnaTFzamJkdG8gOTRlZTlhZmZjZDY1ZTk5NDk4NWE2YTFmMWMwNzM1NTM0YjhmMTg1NmY3NjJjYmRiYjQ3OGNlMTAxMDRjM2U4OUBncm91cC5jYWxlbmRhci5nb29nbGU&quot;&amp;&quot;uY29t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www.google.com/calendar/event?eid=aXNqMmd0bWYzM3Jtbmk2dWdnaTFzamJkdG8gOTRlZTlhZmZjZDY1ZTk5NDk4NWE2YTFmMWMwNzM1NTM0YjhmMTg1NmY3NjJjYmRiYjQ3OGNlMTAxMDRjM2U4OUBncm91cC5jYWxlbmRhci5nb29nbGUuY29t" xlink:type="simple">https://www.google.com/calendar/event?eid=aXNqMmd0bWYzM3Jtbmk2dWdnaTFzamJkdG8gOTRlZTlhZmZjZDY1ZTk5NDk4NWE2YTFmMWMwNzM1NTM0YjhmMTg1NmY3NjJjYmRiYjQ3OGNlMTAxMDRjM2U4OUBncm91cC5jYWxlbmRhci5nb29nbGUuY29t</text:a></text:p>
          </table:table-cell>
          <table:table-cell table:style-name="ce5" table:formula="of:=HYPERLINK(&quot;https://www.google.com/calendar/event?eid=aXNqMmd0bWYzM3Jtbmk2dWdnaTFzamJkdG8gOTRlZTlhZmZjZDY1ZTk5NDk4NWE2YTFmMWMwNzM1NTM0YjhmMTg1NmY3NjJjYmRiYjQ3OGNlMTAxMDRjM2U4OUBncm91cC5jYWxlbmRhci5nb29nbGUuY29t&quot;;&quot;Roaming Photo Booth for Rental Los Angeles&quot;)" office:value-type="string" office:string-value="Roaming Photo Booth for Rental Los Angeles" calcext:value-type="string">
            <text:p>Roaming Photo Booth for Rental Los Angeles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alendar - All Day Event</text:p>
          </table:table-cell>
          <table:table-cell table:style-name="ce2" office:value-type="string" calcext:value-type="string">
            <text:p>Calendar - Roaming Photo Booth for Rental Los Angeles - Event</text:p>
          </table:table-cell>
          <table:table-cell table:style-name="ce3" table:formula="of:=HYPERLINK(&quot;https://www.google.com/calendar/event?eid=M2Z2MDcxNWxzOHNrNDF0Zmd2bnU2YzA5Ym8gOTRlZTlhZmZjZDY1ZTk5NDk4NWE2YTFmMWMwNzM1NTM0YjhmMTg1NmY3NjJjYmRiYjQ3OGNlMTAxMDRjM2U4OUBncm91cC5jYWxlbmRhci5nb29nbGUuY29t&quot;; image(&quot;https://api.qrserver.com/v1/create-qr-code/?size=150x150&amp;data=https://www.google.com/calendar/event?eid=M2Z2MDcxNWxzOHNrNDF0Zmd2bnU2YzA5Ym8gOTRlZTlhZmZjZDY1ZTk5NDk4NWE2YTFmMWMwNzM1NTM0YjhmMTg1NmY3NjJjYmRiYjQ3OGNlMTAxMDRjM2U4OUBncm91cC5jYWxlbmRhci5nb29nbGU&quot;&amp;&quot;uY29t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www.google.com/calendar/event?eid=M2Z2MDcxNWxzOHNrNDF0Zmd2bnU2YzA5Ym8gOTRlZTlhZmZjZDY1ZTk5NDk4NWE2YTFmMWMwNzM1NTM0YjhmMTg1NmY3NjJjYmRiYjQ3OGNlMTAxMDRjM2U4OUBncm91cC5jYWxlbmRhci5nb29nbGUuY29t" xlink:type="simple">https://www.google.com/calendar/event?eid=M2Z2MDcxNWxzOHNrNDF0Zmd2bnU2YzA5Ym8gOTRlZTlhZmZjZDY1ZTk5NDk4NWE2YTFmMWMwNzM1NTM0YjhmMTg1NmY3NjJjYmRiYjQ3OGNlMTAxMDRjM2U4OUBncm91cC5jYWxlbmRhci5nb29nbGUuY29t</text:a></text:p>
          </table:table-cell>
          <table:table-cell table:style-name="ce5" table:formula="of:=HYPERLINK(&quot;https://www.google.com/calendar/event?eid=M2Z2MDcxNWxzOHNrNDF0Zmd2bnU2YzA5Ym8gOTRlZTlhZmZjZDY1ZTk5NDk4NWE2YTFmMWMwNzM1NTM0YjhmMTg1NmY3NjJjYmRiYjQ3OGNlMTAxMDRjM2U4OUBncm91cC5jYWxlbmRhci5nb29nbGUuY29t&quot;;&quot;Roaming Photo Booth for Rental Los Angeles&quot;)" office:value-type="string" office:string-value="Roaming Photo Booth for Rental Los Angeles" calcext:value-type="string">
            <text:p>Roaming Photo Booth for Rental Los Angeles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alendar - All Day Event</text:p>
          </table:table-cell>
          <table:table-cell table:style-name="ce2" office:value-type="string" calcext:value-type="string">
            <text:p>Calendar - Roaming Photo Booth for Rental Los Angeles - Event</text:p>
          </table:table-cell>
          <table:table-cell table:style-name="ce3" table:formula="of:=HYPERLINK(&quot;https://www.google.com/calendar/event?eid=MGs1cThyMjNrcW1mdjZydjBya3FjYXY1bDggOTRlZTlhZmZjZDY1ZTk5NDk4NWE2YTFmMWMwNzM1NTM0YjhmMTg1NmY3NjJjYmRiYjQ3OGNlMTAxMDRjM2U4OUBncm91cC5jYWxlbmRhci5nb29nbGUuY29t&quot;; image(&quot;https://api.qrserver.com/v1/create-qr-code/?size=150x150&amp;data=https://www.google.com/calendar/event?eid=MGs1cThyMjNrcW1mdjZydjBya3FjYXY1bDggOTRlZTlhZmZjZDY1ZTk5NDk4NWE2YTFmMWMwNzM1NTM0YjhmMTg1NmY3NjJjYmRiYjQ3OGNlMTAxMDRjM2U4OUBncm91cC5jYWxlbmRhci5nb29nbGU&quot;&amp;&quot;uY29t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www.google.com/calendar/event?eid=MGs1cThyMjNrcW1mdjZydjBya3FjYXY1bDggOTRlZTlhZmZjZDY1ZTk5NDk4NWE2YTFmMWMwNzM1NTM0YjhmMTg1NmY3NjJjYmRiYjQ3OGNlMTAxMDRjM2U4OUBncm91cC5jYWxlbmRhci5nb29nbGUuY29t" xlink:type="simple">https://www.google.com/calendar/event?eid=MGs1cThyMjNrcW1mdjZydjBya3FjYXY1bDggOTRlZTlhZmZjZDY1ZTk5NDk4NWE2YTFmMWMwNzM1NTM0YjhmMTg1NmY3NjJjYmRiYjQ3OGNlMTAxMDRjM2U4OUBncm91cC5jYWxlbmRhci5nb29nbGUuY29t</text:a></text:p>
          </table:table-cell>
          <table:table-cell table:style-name="ce5" table:formula="of:=HYPERLINK(&quot;https://www.google.com/calendar/event?eid=MGs1cThyMjNrcW1mdjZydjBya3FjYXY1bDggOTRlZTlhZmZjZDY1ZTk5NDk4NWE2YTFmMWMwNzM1NTM0YjhmMTg1NmY3NjJjYmRiYjQ3OGNlMTAxMDRjM2U4OUBncm91cC5jYWxlbmRhci5nb29nbGUuY29t&quot;;&quot;Roaming Photo Booth for Rental Los Angeles&quot;)" office:value-type="string" office:string-value="Roaming Photo Booth for Rental Los Angeles" calcext:value-type="string">
            <text:p>Roaming Photo Booth for Rental Los Angeles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alendar - All Day Event</text:p>
          </table:table-cell>
          <table:table-cell table:style-name="ce2" office:value-type="string" calcext:value-type="string">
            <text:p>Calendar - Roaming Photo Booth for Rental Los Angeles - Event</text:p>
          </table:table-cell>
          <table:table-cell table:style-name="ce3" table:formula="of:=HYPERLINK(&quot;https://www.google.com/calendar/event?eid=ZnUwMDdwbHZxazg5cHRtZTRyYmlkOWc5NTQgOTRlZTlhZmZjZDY1ZTk5NDk4NWE2YTFmMWMwNzM1NTM0YjhmMTg1NmY3NjJjYmRiYjQ3OGNlMTAxMDRjM2U4OUBncm91cC5jYWxlbmRhci5nb29nbGUuY29t&quot;; image(&quot;https://api.qrserver.com/v1/create-qr-code/?size=150x150&amp;data=https://www.google.com/calendar/event?eid=ZnUwMDdwbHZxazg5cHRtZTRyYmlkOWc5NTQgOTRlZTlhZmZjZDY1ZTk5NDk4NWE2YTFmMWMwNzM1NTM0YjhmMTg1NmY3NjJjYmRiYjQ3OGNlMTAxMDRjM2U4OUBncm91cC5jYWxlbmRhci5nb29nbGU&quot;&amp;&quot;uY29t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www.google.com/calendar/event?eid=ZnUwMDdwbHZxazg5cHRtZTRyYmlkOWc5NTQgOTRlZTlhZmZjZDY1ZTk5NDk4NWE2YTFmMWMwNzM1NTM0YjhmMTg1NmY3NjJjYmRiYjQ3OGNlMTAxMDRjM2U4OUBncm91cC5jYWxlbmRhci5nb29nbGUuY29t" xlink:type="simple">https://www.google.com/calendar/event?eid=ZnUwMDdwbHZxazg5cHRtZTRyYmlkOWc5NTQgOTRlZTlhZmZjZDY1ZTk5NDk4NWE2YTFmMWMwNzM1NTM0YjhmMTg1NmY3NjJjYmRiYjQ3OGNlMTAxMDRjM2U4OUBncm91cC5jYWxlbmRhci5nb29nbGUuY29t</text:a></text:p>
          </table:table-cell>
          <table:table-cell table:style-name="ce5" table:formula="of:=HYPERLINK(&quot;https://www.google.com/calendar/event?eid=ZnUwMDdwbHZxazg5cHRtZTRyYmlkOWc5NTQgOTRlZTlhZmZjZDY1ZTk5NDk4NWE2YTFmMWMwNzM1NTM0YjhmMTg1NmY3NjJjYmRiYjQ3OGNlMTAxMDRjM2U4OUBncm91cC5jYWxlbmRhci5nb29nbGUuY29t&quot;;&quot;Roaming Photo Booth for Rental Los Angeles&quot;)" office:value-type="string" office:string-value="Roaming Photo Booth for Rental Los Angeles" calcext:value-type="string">
            <text:p>Roaming Photo Booth for Rental Los Angeles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alendar - All Day Event</text:p>
          </table:table-cell>
          <table:table-cell table:style-name="ce2" office:value-type="string" calcext:value-type="string">
            <text:p>Calendar - Roaming Photo Booth for Rental Los Angeles - Event</text:p>
          </table:table-cell>
          <table:table-cell table:style-name="ce3" table:formula="of:=HYPERLINK(&quot;https://www.google.com/calendar/event?eid=djZ2OGZ1OW81Z3VyY2IwNzcwajQzcjJrMmsgOTRlZTlhZmZjZDY1ZTk5NDk4NWE2YTFmMWMwNzM1NTM0YjhmMTg1NmY3NjJjYmRiYjQ3OGNlMTAxMDRjM2U4OUBncm91cC5jYWxlbmRhci5nb29nbGUuY29t&quot;; image(&quot;https://api.qrserver.com/v1/create-qr-code/?size=150x150&amp;data=https://www.google.com/calendar/event?eid=djZ2OGZ1OW81Z3VyY2IwNzcwajQzcjJrMmsgOTRlZTlhZmZjZDY1ZTk5NDk4NWE2YTFmMWMwNzM1NTM0YjhmMTg1NmY3NjJjYmRiYjQ3OGNlMTAxMDRjM2U4OUBncm91cC5jYWxlbmRhci5nb29nbGU&quot;&amp;&quot;uY29t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www.google.com/calendar/event?eid=djZ2OGZ1OW81Z3VyY2IwNzcwajQzcjJrMmsgOTRlZTlhZmZjZDY1ZTk5NDk4NWE2YTFmMWMwNzM1NTM0YjhmMTg1NmY3NjJjYmRiYjQ3OGNlMTAxMDRjM2U4OUBncm91cC5jYWxlbmRhci5nb29nbGUuY29t" xlink:type="simple">https://www.google.com/calendar/event?eid=djZ2OGZ1OW81Z3VyY2IwNzcwajQzcjJrMmsgOTRlZTlhZmZjZDY1ZTk5NDk4NWE2YTFmMWMwNzM1NTM0YjhmMTg1NmY3NjJjYmRiYjQ3OGNlMTAxMDRjM2U4OUBncm91cC5jYWxlbmRhci5nb29nbGUuY29t</text:a></text:p>
          </table:table-cell>
          <table:table-cell table:style-name="ce5" table:formula="of:=HYPERLINK(&quot;https://www.google.com/calendar/event?eid=djZ2OGZ1OW81Z3VyY2IwNzcwajQzcjJrMmsgOTRlZTlhZmZjZDY1ZTk5NDk4NWE2YTFmMWMwNzM1NTM0YjhmMTg1NmY3NjJjYmRiYjQ3OGNlMTAxMDRjM2U4OUBncm91cC5jYWxlbmRhci5nb29nbGUuY29t&quot;;&quot;Roaming Photo Booth for Rental Los Angeles&quot;)" office:value-type="string" office:string-value="Roaming Photo Booth for Rental Los Angeles" calcext:value-type="string">
            <text:p>Roaming Photo Booth for Rental Los Angeles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alendar - All Day Event</text:p>
          </table:table-cell>
          <table:table-cell table:style-name="ce2" office:value-type="string" calcext:value-type="string">
            <text:p>Calendar - Roaming Photo Booth for Rental Los Angeles - Event</text:p>
          </table:table-cell>
          <table:table-cell table:style-name="ce3" table:formula="of:=HYPERLINK(&quot;https://www.google.com/calendar/event?eid=Y3VxdWZsY2FsZjdpMWdxbjhvbDd0YW1zYnMgOTRlZTlhZmZjZDY1ZTk5NDk4NWE2YTFmMWMwNzM1NTM0YjhmMTg1NmY3NjJjYmRiYjQ3OGNlMTAxMDRjM2U4OUBncm91cC5jYWxlbmRhci5nb29nbGUuY29t&quot;; image(&quot;https://api.qrserver.com/v1/create-qr-code/?size=150x150&amp;data=https://www.google.com/calendar/event?eid=Y3VxdWZsY2FsZjdpMWdxbjhvbDd0YW1zYnMgOTRlZTlhZmZjZDY1ZTk5NDk4NWE2YTFmMWMwNzM1NTM0YjhmMTg1NmY3NjJjYmRiYjQ3OGNlMTAxMDRjM2U4OUBncm91cC5jYWxlbmRhci5nb29nbGU&quot;&amp;&quot;uY29t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www.google.com/calendar/event?eid=Y3VxdWZsY2FsZjdpMWdxbjhvbDd0YW1zYnMgOTRlZTlhZmZjZDY1ZTk5NDk4NWE2YTFmMWMwNzM1NTM0YjhmMTg1NmY3NjJjYmRiYjQ3OGNlMTAxMDRjM2U4OUBncm91cC5jYWxlbmRhci5nb29nbGUuY29t" xlink:type="simple">https://www.google.com/calendar/event?eid=Y3VxdWZsY2FsZjdpMWdxbjhvbDd0YW1zYnMgOTRlZTlhZmZjZDY1ZTk5NDk4NWE2YTFmMWMwNzM1NTM0YjhmMTg1NmY3NjJjYmRiYjQ3OGNlMTAxMDRjM2U4OUBncm91cC5jYWxlbmRhci5nb29nbGUuY29t</text:a></text:p>
          </table:table-cell>
          <table:table-cell table:style-name="ce5" table:formula="of:=HYPERLINK(&quot;https://www.google.com/calendar/event?eid=Y3VxdWZsY2FsZjdpMWdxbjhvbDd0YW1zYnMgOTRlZTlhZmZjZDY1ZTk5NDk4NWE2YTFmMWMwNzM1NTM0YjhmMTg1NmY3NjJjYmRiYjQ3OGNlMTAxMDRjM2U4OUBncm91cC5jYWxlbmRhci5nb29nbGUuY29t&quot;;&quot;Roaming Photo Booth for Rental Los Angeles&quot;)" office:value-type="string" office:string-value="Roaming Photo Booth for Rental Los Angeles" calcext:value-type="string">
            <text:p>Roaming Photo Booth for Rental Los Angeles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alendar - All Day Event</text:p>
          </table:table-cell>
          <table:table-cell table:style-name="ce2" office:value-type="string" calcext:value-type="string">
            <text:p>Calendar - Roaming Photo Booth for Rental Los Angeles - Event</text:p>
          </table:table-cell>
          <table:table-cell table:style-name="ce3" table:formula="of:=HYPERLINK(&quot;https://www.google.com/calendar/event?eid=MDNvYXBsbHU0N25ibWQ0Zzdzcjg3N3NpbHMgOTRlZTlhZmZjZDY1ZTk5NDk4NWE2YTFmMWMwNzM1NTM0YjhmMTg1NmY3NjJjYmRiYjQ3OGNlMTAxMDRjM2U4OUBncm91cC5jYWxlbmRhci5nb29nbGUuY29t&quot;; image(&quot;https://api.qrserver.com/v1/create-qr-code/?size=150x150&amp;data=https://www.google.com/calendar/event?eid=MDNvYXBsbHU0N25ibWQ0Zzdzcjg3N3NpbHMgOTRlZTlhZmZjZDY1ZTk5NDk4NWE2YTFmMWMwNzM1NTM0YjhmMTg1NmY3NjJjYmRiYjQ3OGNlMTAxMDRjM2U4OUBncm91cC5jYWxlbmRhci5nb29nbGU&quot;&amp;&quot;uY29t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www.google.com/calendar/event?eid=MDNvYXBsbHU0N25ibWQ0Zzdzcjg3N3NpbHMgOTRlZTlhZmZjZDY1ZTk5NDk4NWE2YTFmMWMwNzM1NTM0YjhmMTg1NmY3NjJjYmRiYjQ3OGNlMTAxMDRjM2U4OUBncm91cC5jYWxlbmRhci5nb29nbGUuY29t" xlink:type="simple">https://www.google.com/calendar/event?eid=MDNvYXBsbHU0N25ibWQ0Zzdzcjg3N3NpbHMgOTRlZTlhZmZjZDY1ZTk5NDk4NWE2YTFmMWMwNzM1NTM0YjhmMTg1NmY3NjJjYmRiYjQ3OGNlMTAxMDRjM2U4OUBncm91cC5jYWxlbmRhci5nb29nbGUuY29t</text:a></text:p>
          </table:table-cell>
          <table:table-cell table:style-name="ce5" table:formula="of:=HYPERLINK(&quot;https://www.google.com/calendar/event?eid=MDNvYXBsbHU0N25ibWQ0Zzdzcjg3N3NpbHMgOTRlZTlhZmZjZDY1ZTk5NDk4NWE2YTFmMWMwNzM1NTM0YjhmMTg1NmY3NjJjYmRiYjQ3OGNlMTAxMDRjM2U4OUBncm91cC5jYWxlbmRhci5nb29nbGUuY29t&quot;;&quot;Roaming Photo Booth for Rental Los Angeles&quot;)" office:value-type="string" office:string-value="Roaming Photo Booth for Rental Los Angeles" calcext:value-type="string">
            <text:p>Roaming Photo Booth for Rental Los Angeles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alendar - All Day Event</text:p>
          </table:table-cell>
          <table:table-cell table:style-name="ce2" office:value-type="string" calcext:value-type="string">
            <text:p>Calendar - Roaming Photo Booth for Rental Los Angeles - Event</text:p>
          </table:table-cell>
          <table:table-cell table:style-name="ce3" table:formula="of:=HYPERLINK(&quot;https://www.google.com/calendar/event?eid=Mmx0OXY5OTdjZ2xjaTFycTNvZ2k0Z2lrbTQgOTRlZTlhZmZjZDY1ZTk5NDk4NWE2YTFmMWMwNzM1NTM0YjhmMTg1NmY3NjJjYmRiYjQ3OGNlMTAxMDRjM2U4OUBncm91cC5jYWxlbmRhci5nb29nbGUuY29t&quot;; image(&quot;https://api.qrserver.com/v1/create-qr-code/?size=150x150&amp;data=https://www.google.com/calendar/event?eid=Mmx0OXY5OTdjZ2xjaTFycTNvZ2k0Z2lrbTQgOTRlZTlhZmZjZDY1ZTk5NDk4NWE2YTFmMWMwNzM1NTM0YjhmMTg1NmY3NjJjYmRiYjQ3OGNlMTAxMDRjM2U4OUBncm91cC5jYWxlbmRhci5nb29nbGU&quot;&amp;&quot;uY29t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www.google.com/calendar/event?eid=Mmx0OXY5OTdjZ2xjaTFycTNvZ2k0Z2lrbTQgOTRlZTlhZmZjZDY1ZTk5NDk4NWE2YTFmMWMwNzM1NTM0YjhmMTg1NmY3NjJjYmRiYjQ3OGNlMTAxMDRjM2U4OUBncm91cC5jYWxlbmRhci5nb29nbGUuY29t" xlink:type="simple">https://www.google.com/calendar/event?eid=Mmx0OXY5OTdjZ2xjaTFycTNvZ2k0Z2lrbTQgOTRlZTlhZmZjZDY1ZTk5NDk4NWE2YTFmMWMwNzM1NTM0YjhmMTg1NmY3NjJjYmRiYjQ3OGNlMTAxMDRjM2U4OUBncm91cC5jYWxlbmRhci5nb29nbGUuY29t</text:a></text:p>
          </table:table-cell>
          <table:table-cell table:style-name="ce5" table:formula="of:=HYPERLINK(&quot;https://www.google.com/calendar/event?eid=Mmx0OXY5OTdjZ2xjaTFycTNvZ2k0Z2lrbTQgOTRlZTlhZmZjZDY1ZTk5NDk4NWE2YTFmMWMwNzM1NTM0YjhmMTg1NmY3NjJjYmRiYjQ3OGNlMTAxMDRjM2U4OUBncm91cC5jYWxlbmRhci5nb29nbGUuY29t&quot;;&quot;Roaming Photo Booth for Rental Los Angeles&quot;)" office:value-type="string" office:string-value="Roaming Photo Booth for Rental Los Angeles" calcext:value-type="string">
            <text:p>Roaming Photo Booth for Rental Los Angeles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alendar - All Day Event</text:p>
          </table:table-cell>
          <table:table-cell table:style-name="ce2" office:value-type="string" calcext:value-type="string">
            <text:p>Calendar - Roaming Photo Booth for Rental Los Angeles - Event</text:p>
          </table:table-cell>
          <table:table-cell table:style-name="ce3" table:formula="of:=HYPERLINK(&quot;https://www.google.com/calendar/event?eid=Y2Z1bmdtNHVzYWpwb28yMTBwbWlxNWoya2cgOTRlZTlhZmZjZDY1ZTk5NDk4NWE2YTFmMWMwNzM1NTM0YjhmMTg1NmY3NjJjYmRiYjQ3OGNlMTAxMDRjM2U4OUBncm91cC5jYWxlbmRhci5nb29nbGUuY29t&quot;; image(&quot;https://api.qrserver.com/v1/create-qr-code/?size=150x150&amp;data=https://www.google.com/calendar/event?eid=Y2Z1bmdtNHVzYWpwb28yMTBwbWlxNWoya2cgOTRlZTlhZmZjZDY1ZTk5NDk4NWE2YTFmMWMwNzM1NTM0YjhmMTg1NmY3NjJjYmRiYjQ3OGNlMTAxMDRjM2U4OUBncm91cC5jYWxlbmRhci5nb29nbGU&quot;&amp;&quot;uY29t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www.google.com/calendar/event?eid=Y2Z1bmdtNHVzYWpwb28yMTBwbWlxNWoya2cgOTRlZTlhZmZjZDY1ZTk5NDk4NWE2YTFmMWMwNzM1NTM0YjhmMTg1NmY3NjJjYmRiYjQ3OGNlMTAxMDRjM2U4OUBncm91cC5jYWxlbmRhci5nb29nbGUuY29t" xlink:type="simple">https://www.google.com/calendar/event?eid=Y2Z1bmdtNHVzYWpwb28yMTBwbWlxNWoya2cgOTRlZTlhZmZjZDY1ZTk5NDk4NWE2YTFmMWMwNzM1NTM0YjhmMTg1NmY3NjJjYmRiYjQ3OGNlMTAxMDRjM2U4OUBncm91cC5jYWxlbmRhci5nb29nbGUuY29t</text:a></text:p>
          </table:table-cell>
          <table:table-cell table:style-name="ce5" table:formula="of:=HYPERLINK(&quot;https://www.google.com/calendar/event?eid=Y2Z1bmdtNHVzYWpwb28yMTBwbWlxNWoya2cgOTRlZTlhZmZjZDY1ZTk5NDk4NWE2YTFmMWMwNzM1NTM0YjhmMTg1NmY3NjJjYmRiYjQ3OGNlMTAxMDRjM2U4OUBncm91cC5jYWxlbmRhci5nb29nbGUuY29t&quot;;&quot;Roaming Photo Booth for Rental Los Angeles&quot;)" office:value-type="string" office:string-value="Roaming Photo Booth for Rental Los Angeles" calcext:value-type="string">
            <text:p>Roaming Photo Booth for Rental Los Angeles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alendar - All Day Event</text:p>
          </table:table-cell>
          <table:table-cell table:style-name="ce2" office:value-type="string" calcext:value-type="string">
            <text:p>Calendar - Roaming Photo Booth for Rental Los Angeles - Event</text:p>
          </table:table-cell>
          <table:table-cell table:style-name="ce3" table:formula="of:=HYPERLINK(&quot;https://www.google.com/calendar/event?eid=NDhkdHF2cWI2YjBvZW0zNWZyc3E0amRha2MgOTRlZTlhZmZjZDY1ZTk5NDk4NWE2YTFmMWMwNzM1NTM0YjhmMTg1NmY3NjJjYmRiYjQ3OGNlMTAxMDRjM2U4OUBncm91cC5jYWxlbmRhci5nb29nbGUuY29t&quot;; image(&quot;https://api.qrserver.com/v1/create-qr-code/?size=150x150&amp;data=https://www.google.com/calendar/event?eid=NDhkdHF2cWI2YjBvZW0zNWZyc3E0amRha2MgOTRlZTlhZmZjZDY1ZTk5NDk4NWE2YTFmMWMwNzM1NTM0YjhmMTg1NmY3NjJjYmRiYjQ3OGNlMTAxMDRjM2U4OUBncm91cC5jYWxlbmRhci5nb29nbGU&quot;&amp;&quot;uY29t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www.google.com/calendar/event?eid=NDhkdHF2cWI2YjBvZW0zNWZyc3E0amRha2MgOTRlZTlhZmZjZDY1ZTk5NDk4NWE2YTFmMWMwNzM1NTM0YjhmMTg1NmY3NjJjYmRiYjQ3OGNlMTAxMDRjM2U4OUBncm91cC5jYWxlbmRhci5nb29nbGUuY29t" xlink:type="simple">https://www.google.com/calendar/event?eid=NDhkdHF2cWI2YjBvZW0zNWZyc3E0amRha2MgOTRlZTlhZmZjZDY1ZTk5NDk4NWE2YTFmMWMwNzM1NTM0YjhmMTg1NmY3NjJjYmRiYjQ3OGNlMTAxMDRjM2U4OUBncm91cC5jYWxlbmRhci5nb29nbGUuY29t</text:a></text:p>
          </table:table-cell>
          <table:table-cell table:style-name="ce5" table:formula="of:=HYPERLINK(&quot;https://www.google.com/calendar/event?eid=NDhkdHF2cWI2YjBvZW0zNWZyc3E0amRha2MgOTRlZTlhZmZjZDY1ZTk5NDk4NWE2YTFmMWMwNzM1NTM0YjhmMTg1NmY3NjJjYmRiYjQ3OGNlMTAxMDRjM2U4OUBncm91cC5jYWxlbmRhci5nb29nbGUuY29t&quot;;&quot;Roaming Photo Booth for Rental Los Angeles&quot;)" office:value-type="string" office:string-value="Roaming Photo Booth for Rental Los Angeles" calcext:value-type="string">
            <text:p>Roaming Photo Booth for Rental Los Angeles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alendar - All Day Event</text:p>
          </table:table-cell>
          <table:table-cell table:style-name="ce2" office:value-type="string" calcext:value-type="string">
            <text:p>Calendar - Roaming Photo Booth for Rental Los Angeles - Event</text:p>
          </table:table-cell>
          <table:table-cell table:style-name="ce3" table:formula="of:=HYPERLINK(&quot;https://www.google.com/calendar/event?eid=cGZyZmpodnRwdjZxY3FwamhkbGczMG0zMzggOTRlZTlhZmZjZDY1ZTk5NDk4NWE2YTFmMWMwNzM1NTM0YjhmMTg1NmY3NjJjYmRiYjQ3OGNlMTAxMDRjM2U4OUBncm91cC5jYWxlbmRhci5nb29nbGUuY29t&quot;; image(&quot;https://api.qrserver.com/v1/create-qr-code/?size=150x150&amp;data=https://www.google.com/calendar/event?eid=cGZyZmpodnRwdjZxY3FwamhkbGczMG0zMzggOTRlZTlhZmZjZDY1ZTk5NDk4NWE2YTFmMWMwNzM1NTM0YjhmMTg1NmY3NjJjYmRiYjQ3OGNlMTAxMDRjM2U4OUBncm91cC5jYWxlbmRhci5nb29nbGU&quot;&amp;&quot;uY29t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www.google.com/calendar/event?eid=cGZyZmpodnRwdjZxY3FwamhkbGczMG0zMzggOTRlZTlhZmZjZDY1ZTk5NDk4NWE2YTFmMWMwNzM1NTM0YjhmMTg1NmY3NjJjYmRiYjQ3OGNlMTAxMDRjM2U4OUBncm91cC5jYWxlbmRhci5nb29nbGUuY29t" xlink:type="simple">https://www.google.com/calendar/event?eid=cGZyZmpodnRwdjZxY3FwamhkbGczMG0zMzggOTRlZTlhZmZjZDY1ZTk5NDk4NWE2YTFmMWMwNzM1NTM0YjhmMTg1NmY3NjJjYmRiYjQ3OGNlMTAxMDRjM2U4OUBncm91cC5jYWxlbmRhci5nb29nbGUuY29t</text:a></text:p>
          </table:table-cell>
          <table:table-cell table:style-name="ce5" table:formula="of:=HYPERLINK(&quot;https://www.google.com/calendar/event?eid=cGZyZmpodnRwdjZxY3FwamhkbGczMG0zMzggOTRlZTlhZmZjZDY1ZTk5NDk4NWE2YTFmMWMwNzM1NTM0YjhmMTg1NmY3NjJjYmRiYjQ3OGNlMTAxMDRjM2U4OUBncm91cC5jYWxlbmRhci5nb29nbGUuY29t&quot;;&quot;Roaming Photo Booth for Rental Los Angeles&quot;)" office:value-type="string" office:string-value="Roaming Photo Booth for Rental Los Angeles" calcext:value-type="string">
            <text:p>Roaming Photo Booth for Rental Los Angeles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alendar - All Day Event</text:p>
          </table:table-cell>
          <table:table-cell table:style-name="ce2" office:value-type="string" calcext:value-type="string">
            <text:p>Calendar - Roaming Photo Booth for Rental Los Angeles - Event</text:p>
          </table:table-cell>
          <table:table-cell table:style-name="ce3" table:formula="of:=HYPERLINK(&quot;https://www.google.com/calendar/event?eid=bXFha25yam00ZzdkdDk0ZmpydHZwMzNzZzggOTRlZTlhZmZjZDY1ZTk5NDk4NWE2YTFmMWMwNzM1NTM0YjhmMTg1NmY3NjJjYmRiYjQ3OGNlMTAxMDRjM2U4OUBncm91cC5jYWxlbmRhci5nb29nbGUuY29t&quot;; image(&quot;https://api.qrserver.com/v1/create-qr-code/?size=150x150&amp;data=https://www.google.com/calendar/event?eid=bXFha25yam00ZzdkdDk0ZmpydHZwMzNzZzggOTRlZTlhZmZjZDY1ZTk5NDk4NWE2YTFmMWMwNzM1NTM0YjhmMTg1NmY3NjJjYmRiYjQ3OGNlMTAxMDRjM2U4OUBncm91cC5jYWxlbmRhci5nb29nbGU&quot;&amp;&quot;uY29t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www.google.com/calendar/event?eid=bXFha25yam00ZzdkdDk0ZmpydHZwMzNzZzggOTRlZTlhZmZjZDY1ZTk5NDk4NWE2YTFmMWMwNzM1NTM0YjhmMTg1NmY3NjJjYmRiYjQ3OGNlMTAxMDRjM2U4OUBncm91cC5jYWxlbmRhci5nb29nbGUuY29t" xlink:type="simple">https://www.google.com/calendar/event?eid=bXFha25yam00ZzdkdDk0ZmpydHZwMzNzZzggOTRlZTlhZmZjZDY1ZTk5NDk4NWE2YTFmMWMwNzM1NTM0YjhmMTg1NmY3NjJjYmRiYjQ3OGNlMTAxMDRjM2U4OUBncm91cC5jYWxlbmRhci5nb29nbGUuY29t</text:a></text:p>
          </table:table-cell>
          <table:table-cell table:style-name="ce5" table:formula="of:=HYPERLINK(&quot;https://www.google.com/calendar/event?eid=bXFha25yam00ZzdkdDk0ZmpydHZwMzNzZzggOTRlZTlhZmZjZDY1ZTk5NDk4NWE2YTFmMWMwNzM1NTM0YjhmMTg1NmY3NjJjYmRiYjQ3OGNlMTAxMDRjM2U4OUBncm91cC5jYWxlbmRhci5nb29nbGUuY29t&quot;;&quot;Roaming Photo Booth for Rental Los Angeles&quot;)" office:value-type="string" office:string-value="Roaming Photo Booth for Rental Los Angeles" calcext:value-type="string">
            <text:p>Roaming Photo Booth for Rental Los Angeles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video</text:p>
          </table:table-cell>
          <table:table-cell table:style-name="ce2" office:value-type="string" calcext:value-type="string">
            <text:p>Roaming Photo Booth for Rental Los Angeles</text:p>
          </table:table-cell>
          <table:table-cell table:style-name="ce3" table:formula="of:=HYPERLINK(&quot;https://youtu.be/gg9HqdfCNPU&quot;; image(&quot;https://api.qrserver.com/v1/create-qr-code/?size=150x150&amp;data=https://youtu.be/gg9HqdfCNPU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youtu.be/gg9HqdfCNPU" xlink:type="simple">https://youtu.be/gg9HqdfCNPU</text:a></text:p>
          </table:table-cell>
          <table:table-cell table:style-name="ce5" table:formula="of:=HYPERLINK(&quot;https://youtu.be/gg9HqdfCNPU&quot;;&quot;Roaming Photo Booth for Rental Los Angeles&quot;)" office:value-type="string" office:string-value="Roaming Photo Booth for Rental Los Angeles" calcext:value-type="string">
            <text:p>Roaming Photo Booth for Rental Los Angeles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video</text:p>
          </table:table-cell>
          <table:table-cell table:style-name="ce2" office:value-type="string" calcext:value-type="string">
            <text:p>Roaming Photo Booth for Rental Los Angeles</text:p>
          </table:table-cell>
          <table:table-cell table:style-name="ce3" table:formula="of:=HYPERLINK(&quot;https://youtu.be/oqjwKz3NvlY&quot;; image(&quot;https://api.qrserver.com/v1/create-qr-code/?size=150x150&amp;data=https://youtu.be/oqjwKz3NvlY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youtu.be/oqjwKz3NvlY" xlink:type="simple">https://youtu.be/oqjwKz3NvlY</text:a></text:p>
          </table:table-cell>
          <table:table-cell table:style-name="ce5" table:formula="of:=HYPERLINK(&quot;https://youtu.be/oqjwKz3NvlY&quot;;&quot;Roaming Photo Booth for Rental Los Angeles&quot;)" office:value-type="string" office:string-value="Roaming Photo Booth for Rental Los Angeles" calcext:value-type="string">
            <text:p>Roaming Photo Booth for Rental Los Angeles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video</text:p>
          </table:table-cell>
          <table:table-cell table:style-name="ce2" office:value-type="string" calcext:value-type="string">
            <text:p>Roaming Photo Booth for Rental Los Angeles</text:p>
          </table:table-cell>
          <table:table-cell table:style-name="ce3" table:formula="of:=HYPERLINK(&quot;https://youtu.be/sRroGoy86Gs&quot;; image(&quot;https://api.qrserver.com/v1/create-qr-code/?size=150x150&amp;data=https://youtu.be/sRroGoy86Gs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youtu.be/sRroGoy86Gs" xlink:type="simple">https://youtu.be/sRroGoy86Gs</text:a></text:p>
          </table:table-cell>
          <table:table-cell table:style-name="ce5" table:formula="of:=HYPERLINK(&quot;https://youtu.be/sRroGoy86Gs&quot;;&quot;Roaming Photo Booth for Rental Los Angeles&quot;)" office:value-type="string" office:string-value="Roaming Photo Booth for Rental Los Angeles" calcext:value-type="string">
            <text:p>Roaming Photo Booth for Rental Los Angeles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video</text:p>
          </table:table-cell>
          <table:table-cell table:style-name="ce2" office:value-type="string" calcext:value-type="string">
            <text:p>Roaming Photo Booth for Rental Los Angeles</text:p>
          </table:table-cell>
          <table:table-cell table:style-name="ce3" table:formula="of:=HYPERLINK(&quot;https://youtu.be/qlzCxiTrIDk&quot;; image(&quot;https://api.qrserver.com/v1/create-qr-code/?size=150x150&amp;data=https://youtu.be/qlzCxiTrIDk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youtu.be/qlzCxiTrIDk" xlink:type="simple">https://youtu.be/qlzCxiTrIDk</text:a></text:p>
          </table:table-cell>
          <table:table-cell table:style-name="ce5" table:formula="of:=HYPERLINK(&quot;https://youtu.be/qlzCxiTrIDk&quot;;&quot;Roaming Photo Booth for Rental Los Angeles&quot;)" office:value-type="string" office:string-value="Roaming Photo Booth for Rental Los Angeles" calcext:value-type="string">
            <text:p>Roaming Photo Booth for Rental Los Angeles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video</text:p>
          </table:table-cell>
          <table:table-cell table:style-name="ce2" office:value-type="string" calcext:value-type="string">
            <text:p>Roaming Photo Booth for Rental Los Angeles</text:p>
          </table:table-cell>
          <table:table-cell table:style-name="ce3" table:formula="of:=HYPERLINK(&quot;https://youtu.be/OcBdfWTa2hE&quot;; image(&quot;https://api.qrserver.com/v1/create-qr-code/?size=150x150&amp;data=https://youtu.be/OcBdfWTa2hE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youtu.be/OcBdfWTa2hE" xlink:type="simple">https://youtu.be/OcBdfWTa2hE</text:a></text:p>
          </table:table-cell>
          <table:table-cell table:style-name="ce5" table:formula="of:=HYPERLINK(&quot;https://youtu.be/OcBdfWTa2hE&quot;;&quot;Roaming Photo Booth for Rental Los Angeles&quot;)" office:value-type="string" office:string-value="Roaming Photo Booth for Rental Los Angeles" calcext:value-type="string">
            <text:p>Roaming Photo Booth for Rental Los Angeles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sheet</text:p>
          </table:table-cell>
          <table:table-cell table:style-name="ce2" office:value-type="string" calcext:value-type="string">
            <text:p>Sheet1</text:p>
          </table:table-cell>
          <table:table-cell table:style-name="ce3" table:formula="of:=HYPERLINK(&quot;https://docs.google.com/spreadsheets/d/1JGgP616OTN91e5tez-6nNKuSNRgUQCPYyu05rWr-h6A/edit#gid=0&quot;; image(&quot;https://api.qrserver.com/v1/create-qr-code/?size=150x150&amp;data=https://docs.google.com/spreadsheets/d/1JGgP616OTN91e5tez-6nNKuSNRgUQCPYyu05rWr-h6A/edit#gid=0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spreadsheets/d/1JGgP616OTN91e5tez-6nNKuSNRgUQCPYyu05rWr-h6A/edit#gid=0" xlink:type="simple">https://docs.google.com/spreadsheets/d/1JGgP616OTN91e5tez-6nNKuSNRgUQCPYyu05rWr-h6A/edit#gid=0</text:a></text:p>
          </table:table-cell>
          <table:table-cell table:style-name="ce5" table:formula="of:=HYPERLINK(&quot;https://docs.google.com/spreadsheets/d/1JGgP616OTN91e5tez-6nNKuSNRgUQCPYyu05rWr-h6A/edit#gid=0&quot;;&quot;Roaming Photo Booth for Rental Los Angeles Sheet1&quot;)" office:value-type="string" office:string-value="Roaming Photo Booth for Rental Los Angeles Sheet1" calcext:value-type="string">
            <text:p>Roaming Photo Booth for Rental Los Angeles Sheet1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sheet</text:p>
          </table:table-cell>
          <table:table-cell table:style-name="ce2" office:value-type="string" calcext:value-type="string">
            <text:p>Keywords</text:p>
          </table:table-cell>
          <table:table-cell table:style-name="ce3" table:formula="of:=HYPERLINK(&quot;https://docs.google.com/spreadsheets/d/1JGgP616OTN91e5tez-6nNKuSNRgUQCPYyu05rWr-h6A/edit#gid=47796859&quot;; image(&quot;https://api.qrserver.com/v1/create-qr-code/?size=150x150&amp;data=https://docs.google.com/spreadsheets/d/1JGgP616OTN91e5tez-6nNKuSNRgUQCPYyu05rWr-h6A/edit#gid=47796859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spreadsheets/d/1JGgP616OTN91e5tez-6nNKuSNRgUQCPYyu05rWr-h6A/edit#gid=47796859" xlink:type="simple">https://docs.google.com/spreadsheets/d/1JGgP616OTN91e5tez-6nNKuSNRgUQCPYyu05rWr-h6A/edit#gid=47796859</text:a></text:p>
          </table:table-cell>
          <table:table-cell table:style-name="ce5" table:formula="of:=HYPERLINK(&quot;https://docs.google.com/spreadsheets/d/1JGgP616OTN91e5tez-6nNKuSNRgUQCPYyu05rWr-h6A/edit#gid=47796859&quot;;&quot;Roaming Photo Booth for Rental Los Angeles Keywords&quot;)" office:value-type="string" office:string-value="Roaming Photo Booth for Rental Los Angeles Keywords" calcext:value-type="string">
            <text:p>Roaming Photo Booth for Rental Los Angeles Keywords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sheet</text:p>
          </table:table-cell>
          <table:table-cell table:style-name="ce2" office:value-type="string" calcext:value-type="string">
            <text:p>Content</text:p>
          </table:table-cell>
          <table:table-cell table:style-name="ce3" table:formula="of:=HYPERLINK(&quot;https://docs.google.com/spreadsheets/d/1JGgP616OTN91e5tez-6nNKuSNRgUQCPYyu05rWr-h6A/edit#gid=1087392422&quot;; image(&quot;https://api.qrserver.com/v1/create-qr-code/?size=150x150&amp;data=https://docs.google.com/spreadsheets/d/1JGgP616OTN91e5tez-6nNKuSNRgUQCPYyu05rWr-h6A/edit#gid=1087392422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spreadsheets/d/1JGgP616OTN91e5tez-6nNKuSNRgUQCPYyu05rWr-h6A/edit#gid=1087392422" xlink:type="simple">https://docs.google.com/spreadsheets/d/1JGgP616OTN91e5tez-6nNKuSNRgUQCPYyu05rWr-h6A/edit#gid=1087392422</text:a></text:p>
          </table:table-cell>
          <table:table-cell table:style-name="ce5" table:formula="of:=HYPERLINK(&quot;https://docs.google.com/spreadsheets/d/1JGgP616OTN91e5tez-6nNKuSNRgUQCPYyu05rWr-h6A/edit#gid=1087392422&quot;;&quot;Roaming Photo Booth for Rental Los Angeles Content&quot;)" office:value-type="string" office:string-value="Roaming Photo Booth for Rental Los Angeles Content" calcext:value-type="string">
            <text:p>Roaming Photo Booth for Rental Los Angeles Content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sheet</text:p>
          </table:table-cell>
          <table:table-cell table:style-name="ce2" office:value-type="string" calcext:value-type="string">
            <text:p>Calendar Events</text:p>
          </table:table-cell>
          <table:table-cell table:style-name="ce3" table:formula="of:=HYPERLINK(&quot;https://docs.google.com/spreadsheets/d/1JGgP616OTN91e5tez-6nNKuSNRgUQCPYyu05rWr-h6A/edit#gid=970248813&quot;; image(&quot;https://api.qrserver.com/v1/create-qr-code/?size=150x150&amp;data=https://docs.google.com/spreadsheets/d/1JGgP616OTN91e5tez-6nNKuSNRgUQCPYyu05rWr-h6A/edit#gid=970248813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spreadsheets/d/1JGgP616OTN91e5tez-6nNKuSNRgUQCPYyu05rWr-h6A/edit#gid=970248813" xlink:type="simple">https://docs.google.com/spreadsheets/d/1JGgP616OTN91e5tez-6nNKuSNRgUQCPYyu05rWr-h6A/edit#gid=970248813</text:a></text:p>
          </table:table-cell>
          <table:table-cell table:style-name="ce5" table:formula="of:=HYPERLINK(&quot;https://docs.google.com/spreadsheets/d/1JGgP616OTN91e5tez-6nNKuSNRgUQCPYyu05rWr-h6A/edit#gid=970248813&quot;;&quot;Roaming Photo Booth for Rental Los Angeles Calendar Events&quot;)" office:value-type="string" office:string-value="Roaming Photo Booth for Rental Los Angeles Calendar Events" calcext:value-type="string">
            <text:p>Roaming Photo Booth for Rental Los Angeles Calendar Events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sheet</text:p>
          </table:table-cell>
          <table:table-cell table:style-name="ce2" office:value-type="string" calcext:value-type="string">
            <text:p>RSS Feeds</text:p>
          </table:table-cell>
          <table:table-cell table:style-name="ce3" table:formula="of:=HYPERLINK(&quot;https://docs.google.com/spreadsheets/d/1JGgP616OTN91e5tez-6nNKuSNRgUQCPYyu05rWr-h6A/edit#gid=386133370&quot;; image(&quot;https://api.qrserver.com/v1/create-qr-code/?size=150x150&amp;data=https://docs.google.com/spreadsheets/d/1JGgP616OTN91e5tez-6nNKuSNRgUQCPYyu05rWr-h6A/edit#gid=386133370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spreadsheets/d/1JGgP616OTN91e5tez-6nNKuSNRgUQCPYyu05rWr-h6A/edit#gid=386133370" xlink:type="simple">https://docs.google.com/spreadsheets/d/1JGgP616OTN91e5tez-6nNKuSNRgUQCPYyu05rWr-h6A/edit#gid=386133370</text:a></text:p>
          </table:table-cell>
          <table:table-cell table:style-name="ce5" table:formula="of:=HYPERLINK(&quot;https://docs.google.com/spreadsheets/d/1JGgP616OTN91e5tez-6nNKuSNRgUQCPYyu05rWr-h6A/edit#gid=386133370&quot;;&quot;Roaming Photo Booth for Rental Los Angeles RSS Feeds&quot;)" office:value-type="string" office:string-value="Roaming Photo Booth for Rental Los Angeles RSS Feeds" calcext:value-type="string">
            <text:p>Roaming Photo Booth for Rental Los Angeles RSS Feeds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folder HTML</text:p>
          </table:table-cell>
          <table:table-cell table:style-name="ce2" office:value-type="string" calcext:value-type="string">
            <text:p>Roaming Photo Booth for Rental Los Angeles HTML</text:p>
          </table:table-cell>
          <table:table-cell/>
          <table:table-cell table:style-name="ce4" office:value-type="string" calcext:value-type="string">
            <text:p><text:a xlink:href="https://drive.google.com/drive/folders/1RD0hB4tuJwTc7LzJZGLf4oac8TO3QPbP?usp=sharing" xlink:type="simple">https://drive.google.com/drive/folders/1RD0hB4tuJwTc7LzJZGLf4oac8TO3QPbP?usp=sharing</text:a></text:p>
          </table:table-cell>
          <table:table-cell table:style-name="ce5" table:formula="of:=HYPERLINK(&quot;https://drive.google.com/drive/folders/1RD0hB4tuJwTc7LzJZGLf4oac8TO3QPbP?usp=sharing&quot;;&quot;Roaming Photo Booth for Rental Los Angeles HTML&quot;)" office:value-type="string" office:string-value="Roaming Photo Booth for Rental Los Angeles HTML" calcext:value-type="string">
            <text:p>Roaming Photo Booth for Rental Los Angeles HTML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HTML</text:p>
          </table:table-cell>
          <table:table-cell table:style-name="ce2" office:value-type="string" calcext:value-type="string">
            <text:p>Roaming Photo Booth for Rental Los Angeles.html</text:p>
          </table:table-cell>
          <table:table-cell/>
          <table:table-cell table:style-name="ce4" office:value-type="string" calcext:value-type="string">
            <text:p><text:a xlink:href="https://drive.google.com/file/d/1gEvt9usdSKXkyyp8nzcu0UdteN28QojR/view?usp=sharing" xlink:type="simple">https://drive.google.com/file/d/1gEvt9usdSKXkyyp8nzcu0UdteN28QojR/view?usp=sharing</text:a></text:p>
          </table:table-cell>
          <table:table-cell table:style-name="ce5" table:formula="of:=HYPERLINK(&quot;https://drive.google.com/file/d/1gEvt9usdSKXkyyp8nzcu0UdteN28QojR/view?usp=sharing&quot;;&quot;Roaming Photo Booth for Rental Los Angeles.html&quot;)" office:value-type="string" office:string-value="Roaming Photo Booth for Rental Los Angeles.html" calcext:value-type="string">
            <text:p>Roaming Photo Booth for Rental Los Angeles.html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folder Microsoft Files</text:p>
          </table:table-cell>
          <table:table-cell table:style-name="ce2" office:value-type="string" calcext:value-type="string">
            <text:p>Roaming Photo Booth for Rental Los Angeles MSFT</text:p>
          </table:table-cell>
          <table:table-cell/>
          <table:table-cell table:style-name="ce4" office:value-type="string" calcext:value-type="string">
            <text:p><text:a xlink:href="https://drive.google.com/drive/folders/1p7vh3ZmZIPZLlabyDf3nyOs5pxQeVajl?usp=sharing" xlink:type="simple">https://drive.google.com/drive/folders/1p7vh3ZmZIPZLlabyDf3nyOs5pxQeVajl?usp=sharing</text:a></text:p>
          </table:table-cell>
          <table:table-cell table:style-name="ce5" table:formula="of:=HYPERLINK(&quot;https://drive.google.com/drive/folders/1p7vh3ZmZIPZLlabyDf3nyOs5pxQeVajl?usp=sharing&quot;;&quot;Roaming Photo Booth for Rental Los Angeles MSFT&quot;)" office:value-type="string" office:string-value="Roaming Photo Booth for Rental Los Angeles MSFT" calcext:value-type="string">
            <text:p>Roaming Photo Booth for Rental Los Angeles MSFT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</text:p>
          </table:table-cell>
          <table:table-cell table:style-name="ce2" office:value-type="string" calcext:value-type="string">
            <text:p>Mobile Roaming Photo Booth rental Los Angeles</text:p>
          </table:table-cell>
          <table:table-cell/>
          <table:table-cell table:style-name="ce4" office:value-type="string" calcext:value-type="string">
            <text:p><text:a xlink:href="https://docs.google.com/document/d/17BBonv8PKBau_wAO0YmwZJ8vs0mRx3ZQ4GwZBvCm_Ig/edit?usp=sharing" xlink:type="simple">https://docs.google.com/document/d/17BBonv8PKBau_wAO0YmwZJ8vs0mRx3ZQ4GwZBvCm_Ig/edit?usp=sharing</text:a></text:p>
          </table:table-cell>
          <table:table-cell table:style-name="ce5" table:formula="of:=HYPERLINK(&quot;https://docs.google.com/document/d/17BBonv8PKBau_wAO0YmwZJ8vs0mRx3ZQ4GwZBvCm_Ig/edit?usp=sharing&quot;;&quot;Mobile Roaming Photo Booth rental Los Angeles&quot;)" office:value-type="string" office:string-value="Mobile Roaming Photo Booth rental Los Angeles" calcext:value-type="string">
            <text:p>Mobile Roaming Photo Booth rental Los Angeles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pub</text:p>
          </table:table-cell>
          <table:table-cell table:style-name="ce2" office:value-type="string" calcext:value-type="string">
            <text:p>Mobile Roaming Photo Booth rental Los Angeles pub</text:p>
          </table:table-cell>
          <table:table-cell/>
          <table:table-cell table:style-name="ce4" office:value-type="string" calcext:value-type="string">
            <text:p><text:a xlink:href="https://docs.google.com/document/d/17BBonv8PKBau_wAO0YmwZJ8vs0mRx3ZQ4GwZBvCm_Ig/pub" xlink:type="simple">https://docs.google.com/document/d/17BBonv8PKBau_wAO0YmwZJ8vs0mRx3ZQ4GwZBvCm_Ig/pub</text:a></text:p>
          </table:table-cell>
          <table:table-cell table:style-name="ce5" table:formula="of:=HYPERLINK(&quot;https://docs.google.com/document/d/17BBonv8PKBau_wAO0YmwZJ8vs0mRx3ZQ4GwZBvCm_Ig/edit?usp=sharing&quot;;&quot;Mobile Roaming Photo Booth rental Los Angeles&quot;)" office:value-type="string" office:string-value="Mobile Roaming Photo Booth rental Los Angeles" calcext:value-type="string">
            <text:p>Mobile Roaming Photo Booth rental Los Angeles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view</text:p>
          </table:table-cell>
          <table:table-cell table:style-name="ce2" office:value-type="string" calcext:value-type="string">
            <text:p>Mobile Roaming Photo Booth rental Los Angeles view</text:p>
          </table:table-cell>
          <table:table-cell/>
          <table:table-cell table:style-name="ce4" office:value-type="string" calcext:value-type="string">
            <text:p><text:a xlink:href="https://docs.google.com/document/d/17BBonv8PKBau_wAO0YmwZJ8vs0mRx3ZQ4GwZBvCm_Ig/view" xlink:type="simple">https://docs.google.com/document/d/17BBonv8PKBau_wAO0YmwZJ8vs0mRx3ZQ4GwZBvCm_Ig/view</text:a></text:p>
          </table:table-cell>
          <table:table-cell table:style-name="ce5" table:formula="of:=HYPERLINK(&quot;https://docs.google.com/document/d/17BBonv8PKBau_wAO0YmwZJ8vs0mRx3ZQ4GwZBvCm_Ig/edit?usp=sharing&quot;;&quot;Mobile Roaming Photo Booth rental Los Angeles&quot;)" office:value-type="string" office:string-value="Mobile Roaming Photo Booth rental Los Angeles" calcext:value-type="string">
            <text:p>Mobile Roaming Photo Booth rental Los Angeles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</text:p>
          </table:table-cell>
          <table:table-cell table:style-name="ce2" office:value-type="string" calcext:value-type="string">
            <text:p>Roaming Photo Booths rental Los Angeles</text:p>
          </table:table-cell>
          <table:table-cell/>
          <table:table-cell table:style-name="ce4" office:value-type="string" calcext:value-type="string">
            <text:p><text:a xlink:href="https://docs.google.com/document/d/11qe2dt7BbyvC7AqfkCBfplWGVd1I9yCpoMM15-RMbOQ/edit?usp=sharing" xlink:type="simple">https://docs.google.com/document/d/11qe2dt7BbyvC7AqfkCBfplWGVd1I9yCpoMM15-RMbOQ/edit?usp=sharing</text:a></text:p>
          </table:table-cell>
          <table:table-cell table:style-name="ce5" table:formula="of:=HYPERLINK(&quot;https://docs.google.com/document/d/11qe2dt7BbyvC7AqfkCBfplWGVd1I9yCpoMM15-RMbOQ/edit?usp=sharing&quot;;&quot;Roaming Photo Booths rental Los Angeles&quot;)" office:value-type="string" office:string-value="Roaming Photo Booths rental Los Angeles" calcext:value-type="string">
            <text:p>Roaming Photo Booths rental Los Angeles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pub</text:p>
          </table:table-cell>
          <table:table-cell table:style-name="ce2" office:value-type="string" calcext:value-type="string">
            <text:p>Roaming Photo Booths rental Los Angeles pub</text:p>
          </table:table-cell>
          <table:table-cell/>
          <table:table-cell table:style-name="ce4" office:value-type="string" calcext:value-type="string">
            <text:p><text:a xlink:href="https://docs.google.com/document/d/11qe2dt7BbyvC7AqfkCBfplWGVd1I9yCpoMM15-RMbOQ/pub" xlink:type="simple">https://docs.google.com/document/d/11qe2dt7BbyvC7AqfkCBfplWGVd1I9yCpoMM15-RMbOQ/pub</text:a></text:p>
          </table:table-cell>
          <table:table-cell table:style-name="ce5" table:formula="of:=HYPERLINK(&quot;https://docs.google.com/document/d/11qe2dt7BbyvC7AqfkCBfplWGVd1I9yCpoMM15-RMbOQ/edit?usp=sharing&quot;;&quot;Roaming Photo Booths rental Los Angeles&quot;)" office:value-type="string" office:string-value="Roaming Photo Booths rental Los Angeles" calcext:value-type="string">
            <text:p>Roaming Photo Booths rental Los Angeles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view</text:p>
          </table:table-cell>
          <table:table-cell table:style-name="ce2" office:value-type="string" calcext:value-type="string">
            <text:p>Roaming Photo Booths rental Los Angeles view</text:p>
          </table:table-cell>
          <table:table-cell/>
          <table:table-cell table:style-name="ce4" office:value-type="string" calcext:value-type="string">
            <text:p><text:a xlink:href="https://docs.google.com/document/d/11qe2dt7BbyvC7AqfkCBfplWGVd1I9yCpoMM15-RMbOQ/view" xlink:type="simple">https://docs.google.com/document/d/11qe2dt7BbyvC7AqfkCBfplWGVd1I9yCpoMM15-RMbOQ/view</text:a></text:p>
          </table:table-cell>
          <table:table-cell table:style-name="ce5" table:formula="of:=HYPERLINK(&quot;https://docs.google.com/document/d/11qe2dt7BbyvC7AqfkCBfplWGVd1I9yCpoMM15-RMbOQ/edit?usp=sharing&quot;;&quot;Roaming Photo Booths rental Los Angeles&quot;)" office:value-type="string" office:string-value="Roaming Photo Booths rental Los Angeles" calcext:value-type="string">
            <text:p>Roaming Photo Booths rental Los Angeles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</text:p>
          </table:table-cell>
          <table:table-cell table:style-name="ce2" office:value-type="string" calcext:value-type="string">
            <text:p>Roaming Photo Booth for Rental Los Angeles</text:p>
          </table:table-cell>
          <table:table-cell/>
          <table:table-cell table:style-name="ce4" office:value-type="string" calcext:value-type="string">
            <text:p><text:a xlink:href="https://docs.google.com/document/d/1c5ZbQGYpwgFbwYtSeParmXVCP3Flk6G6ryYztHLxguk/edit?usp=sharing" xlink:type="simple">https://docs.google.com/document/d/1c5ZbQGYpwgFbwYtSeParmXVCP3Flk6G6ryYztHLxguk/edit?usp=sharing</text:a></text:p>
          </table:table-cell>
          <table:table-cell table:style-name="ce5" table:formula="of:=HYPERLINK(&quot;https://docs.google.com/document/d/1c5ZbQGYpwgFbwYtSeParmXVCP3Flk6G6ryYztHLxguk/edit?usp=sharing&quot;;&quot;Roaming Photo Booth for Rental Los Angeles&quot;)" office:value-type="string" office:string-value="Roaming Photo Booth for Rental Los Angeles" calcext:value-type="string">
            <text:p>Roaming Photo Booth for Rental Los Angeles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pub</text:p>
          </table:table-cell>
          <table:table-cell table:style-name="ce2" office:value-type="string" calcext:value-type="string">
            <text:p>Roaming Photo Booth for Rental Los Angeles pub</text:p>
          </table:table-cell>
          <table:table-cell/>
          <table:table-cell table:style-name="ce4" office:value-type="string" calcext:value-type="string">
            <text:p><text:a xlink:href="https://docs.google.com/document/d/1c5ZbQGYpwgFbwYtSeParmXVCP3Flk6G6ryYztHLxguk/pub" xlink:type="simple">https://docs.google.com/document/d/1c5ZbQGYpwgFbwYtSeParmXVCP3Flk6G6ryYztHLxguk/pub</text:a></text:p>
          </table:table-cell>
          <table:table-cell table:style-name="ce5" table:formula="of:=HYPERLINK(&quot;https://docs.google.com/document/d/1c5ZbQGYpwgFbwYtSeParmXVCP3Flk6G6ryYztHLxguk/edit?usp=sharing&quot;;&quot;Roaming Photo Booth for Rental Los Angeles&quot;)" office:value-type="string" office:string-value="Roaming Photo Booth for Rental Los Angeles" calcext:value-type="string">
            <text:p>Roaming Photo Booth for Rental Los Angeles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view</text:p>
          </table:table-cell>
          <table:table-cell table:style-name="ce2" office:value-type="string" calcext:value-type="string">
            <text:p>Roaming Photo Booth for Rental Los Angeles view</text:p>
          </table:table-cell>
          <table:table-cell/>
          <table:table-cell table:style-name="ce4" office:value-type="string" calcext:value-type="string">
            <text:p><text:a xlink:href="https://docs.google.com/document/d/1c5ZbQGYpwgFbwYtSeParmXVCP3Flk6G6ryYztHLxguk/view" xlink:type="simple">https://docs.google.com/document/d/1c5ZbQGYpwgFbwYtSeParmXVCP3Flk6G6ryYztHLxguk/view</text:a></text:p>
          </table:table-cell>
          <table:table-cell table:style-name="ce5" table:formula="of:=HYPERLINK(&quot;https://docs.google.com/document/d/1c5ZbQGYpwgFbwYtSeParmXVCP3Flk6G6ryYztHLxguk/edit?usp=sharing&quot;;&quot;Roaming Photo Booth for Rental Los Angeles&quot;)" office:value-type="string" office:string-value="Roaming Photo Booth for Rental Los Angeles" calcext:value-type="string">
            <text:p>Roaming Photo Booth for Rental Los Angeles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Roaming Photo Booth for Rental Los Angeles</text:p>
          </table:table-cell>
          <table:table-cell/>
          <table:table-cell table:style-name="ce4" office:value-type="string" calcext:value-type="string">
            <text:p><text:a xlink:href="https://sites.google.com/view/photo-booth-rentals-hollywood-/homeeverlyhills/home" xlink:type="simple">https://sites.google.com/view/photo-booth-rentals-hollywood-/homeeverlyhills/home</text:a></text:p>
          </table:table-cell>
          <table:table-cell table:style-name="ce5" table:formula="of:=HYPERLINK(&quot;https://sites.google.com/view/photo-booth-rentals-hollywood-/homeeverlyhills/home&quot;;&quot;Roaming Photo Booth for Rental Los Angeles&quot;)" office:value-type="string" office:string-value="Roaming Photo Booth for Rental Los Angeles" calcext:value-type="string">
            <text:p>Roaming Photo Booth for Rental Los Angeles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Roaming Photo Booth for Rental Los Angeles</text:p>
          </table:table-cell>
          <table:table-cell/>
          <table:table-cell table:style-name="ce4" office:value-type="string" calcext:value-type="string">
            <text:p><text:a xlink:href="https://sites.google.com/view/photoboothrentalslakeforest/home" xlink:type="simple">https://sites.google.com/view/photoboothrentalslakeforest/home</text:a></text:p>
          </table:table-cell>
          <table:table-cell table:style-name="ce5" table:formula="of:=HYPERLINK(&quot;https://sites.google.com/view/photoboothrentalslakeforest/home&quot;;&quot;Roaming Photo Booth for Rental Los Angeles&quot;)" office:value-type="string" office:string-value="Roaming Photo Booth for Rental Los Angeles" calcext:value-type="string">
            <text:p>Roaming Photo Booth for Rental Los Angeles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Roaming Photo Booth for Rental Los Angeles</text:p>
          </table:table-cell>
          <table:table-cell/>
          <table:table-cell table:style-name="ce4" office:value-type="string" calcext:value-type="string">
            <text:p><text:a xlink:href="https://sites.google.com/view/newportbeachphotoboothrentals/home" xlink:type="simple">https://sites.google.com/view/newportbeachphotoboothrentals/home</text:a></text:p>
          </table:table-cell>
          <table:table-cell table:style-name="ce5" table:formula="of:=HYPERLINK(&quot;https://sites.google.com/view/newportbeachphotoboothrentals/home&quot;;&quot;Roaming Photo Booth for Rental Los Angeles&quot;)" office:value-type="string" office:string-value="Roaming Photo Booth for Rental Los Angeles" calcext:value-type="string">
            <text:p>Roaming Photo Booth for Rental Los Angeles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Roaming Photo Booth for Rental Los Angeles</text:p>
          </table:table-cell>
          <table:table-cell/>
          <table:table-cell table:style-name="ce4" office:value-type="string" calcext:value-type="string">
            <text:p><text:a xlink:href="https://sites.google.com/view/360videoboothrentallakeforest/video-booth-rental-in-lake-forest" xlink:type="simple">https://sites.google.com/view/360videoboothrentallakeforest/video-booth-rental-in-lake-forest</text:a></text:p>
          </table:table-cell>
          <table:table-cell table:style-name="ce5" table:formula="of:=HYPERLINK(&quot;https://sites.google.com/view/360videoboothrentallakeforest/video-booth-rental-in-lake-forest&quot;;&quot;Roaming Photo Booth for Rental Los Angeles&quot;)" office:value-type="string" office:string-value="Roaming Photo Booth for Rental Los Angeles" calcext:value-type="string">
            <text:p>Roaming Photo Booth for Rental Los Angeles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Roaming Photo Booth for Rental Los Angeles</text:p>
          </table:table-cell>
          <table:table-cell/>
          <table:table-cell table:style-name="ce4" office:value-type="string" calcext:value-type="string">
            <text:p><text:a xlink:href="https://sites.google.com/view/360-photo-booth-rental-tustin/home" xlink:type="simple">https://sites.google.com/view/360-photo-booth-rental-tustin/home</text:a></text:p>
          </table:table-cell>
          <table:table-cell table:style-name="ce5" table:formula="of:=HYPERLINK(&quot;https://sites.google.com/view/360-photo-booth-rental-tustin/home&quot;;&quot;Roaming Photo Booth for Rental Los Angeles&quot;)" office:value-type="string" office:string-value="Roaming Photo Booth for Rental Los Angeles" calcext:value-type="string">
            <text:p>Roaming Photo Booth for Rental Los Angeles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</text:p>
          </table:table-cell>
          <table:table-cell table:style-name="ce2" office:value-type="string" calcext:value-type="string">
            <text:p>Roaming strolling photo booth PHOTO ACTIVATIONS Los Angeles</text:p>
          </table:table-cell>
          <table:table-cell/>
          <table:table-cell table:style-name="ce4" office:value-type="string" calcext:value-type="string">
            <text:p><text:a xlink:href="https://docs.google.com/document/d/1XJKj3l5eiiwJFTM-0nM4Yd-Ty9-GwVD1ft4b2aGAEQ4/edit?usp=sharing" xlink:type="simple">https://docs.google.com/document/d/1XJKj3l5eiiwJFTM-0nM4Yd-Ty9-GwVD1ft4b2aGAEQ4/edit?usp=sharing</text:a></text:p>
          </table:table-cell>
          <table:table-cell table:style-name="ce5" table:formula="of:=HYPERLINK(&quot;https://docs.google.com/document/d/1XJKj3l5eiiwJFTM-0nM4Yd-Ty9-GwVD1ft4b2aGAEQ4/edit?usp=sharing&quot;;&quot;Roaming strolling photo booth PHOTO ACTIVATIONS Los Angeles&quot;)" office:value-type="string" office:string-value="Roaming strolling photo booth PHOTO ACTIVATIONS Los Angeles" calcext:value-type="string">
            <text:p>Roaming strolling photo booth PHOTO ACTIVATIONS Los Angeles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pub</text:p>
          </table:table-cell>
          <table:table-cell table:style-name="ce2" office:value-type="string" calcext:value-type="string">
            <text:p>Roaming strolling photo booth PHOTO ACTIVATIONS Los Angeles pub</text:p>
          </table:table-cell>
          <table:table-cell/>
          <table:table-cell table:style-name="ce4" office:value-type="string" calcext:value-type="string">
            <text:p><text:a xlink:href="https://docs.google.com/document/d/1XJKj3l5eiiwJFTM-0nM4Yd-Ty9-GwVD1ft4b2aGAEQ4/pub" xlink:type="simple">https://docs.google.com/document/d/1XJKj3l5eiiwJFTM-0nM4Yd-Ty9-GwVD1ft4b2aGAEQ4/pub</text:a></text:p>
          </table:table-cell>
          <table:table-cell table:style-name="ce5" table:formula="of:=HYPERLINK(&quot;https://docs.google.com/document/d/1XJKj3l5eiiwJFTM-0nM4Yd-Ty9-GwVD1ft4b2aGAEQ4/edit?usp=sharing&quot;;&quot;Roaming strolling photo booth PHOTO ACTIVATIONS Los Angeles&quot;)" office:value-type="string" office:string-value="Roaming strolling photo booth PHOTO ACTIVATIONS Los Angeles" calcext:value-type="string">
            <text:p>Roaming strolling photo booth PHOTO ACTIVATIONS Los Angeles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view</text:p>
          </table:table-cell>
          <table:table-cell table:style-name="ce2" office:value-type="string" calcext:value-type="string">
            <text:p>Roaming strolling photo booth PHOTO ACTIVATIONS Los Angeles view</text:p>
          </table:table-cell>
          <table:table-cell/>
          <table:table-cell table:style-name="ce4" office:value-type="string" calcext:value-type="string">
            <text:p><text:a xlink:href="https://docs.google.com/document/d/1XJKj3l5eiiwJFTM-0nM4Yd-Ty9-GwVD1ft4b2aGAEQ4/view" xlink:type="simple">https://docs.google.com/document/d/1XJKj3l5eiiwJFTM-0nM4Yd-Ty9-GwVD1ft4b2aGAEQ4/view</text:a></text:p>
          </table:table-cell>
          <table:table-cell table:style-name="ce5" table:formula="of:=HYPERLINK(&quot;https://docs.google.com/document/d/1XJKj3l5eiiwJFTM-0nM4Yd-Ty9-GwVD1ft4b2aGAEQ4/edit?usp=sharing&quot;;&quot;Roaming strolling photo booth PHOTO ACTIVATIONS Los Angeles&quot;)" office:value-type="string" office:string-value="Roaming strolling photo booth PHOTO ACTIVATIONS Los Angeles" calcext:value-type="string">
            <text:p>Roaming strolling photo booth PHOTO ACTIVATIONS Los Angeles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</text:p>
          </table:table-cell>
          <table:table-cell table:style-name="ce2" office:value-type="string" calcext:value-type="string">
            <text:p>Roaming Photo Booth Rental Los Angeles</text:p>
          </table:table-cell>
          <table:table-cell/>
          <table:table-cell table:style-name="ce4" office:value-type="string" calcext:value-type="string">
            <text:p><text:a xlink:href="https://docs.google.com/document/d/1-hMoOMS-RIAAwIObPcDbWIKWxybYPzNmh1raGivlEjY/edit?usp=sharing" xlink:type="simple">https://docs.google.com/document/d/1-hMoOMS-RIAAwIObPcDbWIKWxybYPzNmh1raGivlEjY/edit?usp=sharing</text:a></text:p>
          </table:table-cell>
          <table:table-cell table:style-name="ce5" table:formula="of:=HYPERLINK(&quot;https://docs.google.com/document/d/1-hMoOMS-RIAAwIObPcDbWIKWxybYPzNmh1raGivlEjY/edit?usp=sharing&quot;;&quot;Roaming Photo Booth Rental Los Angeles&quot;)" office:value-type="string" office:string-value="Roaming Photo Booth Rental Los Angeles" calcext:value-type="string">
            <text:p>Roaming Photo Booth Rental Los Angeles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pub</text:p>
          </table:table-cell>
          <table:table-cell table:style-name="ce2" office:value-type="string" calcext:value-type="string">
            <text:p>Roaming Photo Booth Rental Los Angeles pub</text:p>
          </table:table-cell>
          <table:table-cell/>
          <table:table-cell table:style-name="ce4" office:value-type="string" calcext:value-type="string">
            <text:p><text:a xlink:href="https://docs.google.com/document/d/1-hMoOMS-RIAAwIObPcDbWIKWxybYPzNmh1raGivlEjY/pub" xlink:type="simple">https://docs.google.com/document/d/1-hMoOMS-RIAAwIObPcDbWIKWxybYPzNmh1raGivlEjY/pub</text:a></text:p>
          </table:table-cell>
          <table:table-cell table:style-name="ce5" table:formula="of:=HYPERLINK(&quot;https://docs.google.com/document/d/1-hMoOMS-RIAAwIObPcDbWIKWxybYPzNmh1raGivlEjY/edit?usp=sharing&quot;;&quot;Roaming Photo Booth Rental Los Angeles&quot;)" office:value-type="string" office:string-value="Roaming Photo Booth Rental Los Angeles" calcext:value-type="string">
            <text:p>Roaming Photo Booth Rental Los Angeles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view</text:p>
          </table:table-cell>
          <table:table-cell table:style-name="ce2" office:value-type="string" calcext:value-type="string">
            <text:p>Roaming Photo Booth Rental Los Angeles view</text:p>
          </table:table-cell>
          <table:table-cell/>
          <table:table-cell table:style-name="ce4" office:value-type="string" calcext:value-type="string">
            <text:p><text:a xlink:href="https://docs.google.com/document/d/1-hMoOMS-RIAAwIObPcDbWIKWxybYPzNmh1raGivlEjY/view" xlink:type="simple">https://docs.google.com/document/d/1-hMoOMS-RIAAwIObPcDbWIKWxybYPzNmh1raGivlEjY/view</text:a></text:p>
          </table:table-cell>
          <table:table-cell table:style-name="ce5" table:formula="of:=HYPERLINK(&quot;https://docs.google.com/document/d/1-hMoOMS-RIAAwIObPcDbWIKWxybYPzNmh1raGivlEjY/edit?usp=sharing&quot;;&quot;Roaming Photo Booth Rental Los Angeles&quot;)" office:value-type="string" office:string-value="Roaming Photo Booth Rental Los Angeles" calcext:value-type="string">
            <text:p>Roaming Photo Booth Rental Los Angeles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</text:p>
          </table:table-cell>
          <table:table-cell table:style-name="ce2" office:value-type="string" calcext:value-type="string">
            <text:p>Portable Ring Light Photo Booth Los Angeles</text:p>
          </table:table-cell>
          <table:table-cell/>
          <table:table-cell table:style-name="ce4" office:value-type="string" calcext:value-type="string">
            <text:p><text:a xlink:href="https://docs.google.com/document/d/1JFcHC27Qrx7c031pAq_PFz2bXXd6URV02kRfRxWAaCk/edit?usp=sharing" xlink:type="simple">https://docs.google.com/document/d/1JFcHC27Qrx7c031pAq_PFz2bXXd6URV02kRfRxWAaCk/edit?usp=sharing</text:a></text:p>
          </table:table-cell>
          <table:table-cell table:style-name="ce5" table:formula="of:=HYPERLINK(&quot;https://docs.google.com/document/d/1JFcHC27Qrx7c031pAq_PFz2bXXd6URV02kRfRxWAaCk/edit?usp=sharing&quot;;&quot;Portable Ring Light Photo Booth Los Angeles&quot;)" office:value-type="string" office:string-value="Portable Ring Light Photo Booth Los Angeles" calcext:value-type="string">
            <text:p>Portable Ring Light Photo Booth Los Angeles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pub</text:p>
          </table:table-cell>
          <table:table-cell table:style-name="ce2" office:value-type="string" calcext:value-type="string">
            <text:p>Portable Ring Light Photo Booth Los Angeles pub</text:p>
          </table:table-cell>
          <table:table-cell/>
          <table:table-cell table:style-name="ce4" office:value-type="string" calcext:value-type="string">
            <text:p><text:a xlink:href="https://docs.google.com/document/d/1JFcHC27Qrx7c031pAq_PFz2bXXd6URV02kRfRxWAaCk/pub" xlink:type="simple">https://docs.google.com/document/d/1JFcHC27Qrx7c031pAq_PFz2bXXd6URV02kRfRxWAaCk/pub</text:a></text:p>
          </table:table-cell>
          <table:table-cell table:style-name="ce5" table:formula="of:=HYPERLINK(&quot;https://docs.google.com/document/d/1JFcHC27Qrx7c031pAq_PFz2bXXd6URV02kRfRxWAaCk/edit?usp=sharing&quot;;&quot;Portable Ring Light Photo Booth Los Angeles&quot;)" office:value-type="string" office:string-value="Portable Ring Light Photo Booth Los Angeles" calcext:value-type="string">
            <text:p>Portable Ring Light Photo Booth Los Angeles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view</text:p>
          </table:table-cell>
          <table:table-cell table:style-name="ce2" office:value-type="string" calcext:value-type="string">
            <text:p>Portable Ring Light Photo Booth Los Angeles view</text:p>
          </table:table-cell>
          <table:table-cell/>
          <table:table-cell table:style-name="ce4" office:value-type="string" calcext:value-type="string">
            <text:p><text:a xlink:href="https://docs.google.com/document/d/1JFcHC27Qrx7c031pAq_PFz2bXXd6URV02kRfRxWAaCk/view" xlink:type="simple">https://docs.google.com/document/d/1JFcHC27Qrx7c031pAq_PFz2bXXd6URV02kRfRxWAaCk/view</text:a></text:p>
          </table:table-cell>
          <table:table-cell table:style-name="ce5" table:formula="of:=HYPERLINK(&quot;https://docs.google.com/document/d/1JFcHC27Qrx7c031pAq_PFz2bXXd6URV02kRfRxWAaCk/edit?usp=sharing&quot;;&quot;Portable Ring Light Photo Booth Los Angeles&quot;)" office:value-type="string" office:string-value="Portable Ring Light Photo Booth Los Angeles" calcext:value-type="string">
            <text:p>Portable Ring Light Photo Booth Los Angeles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Roaming Photo Booth for Rental Los Angeles</text:p>
          </table:table-cell>
          <table:table-cell/>
          <table:table-cell table:style-name="ce4" office:value-type="string" calcext:value-type="string">
            <text:p><text:a xlink:href="https://sites.google.com/view/photo-booth-rentals-hollywood-/homeeverlyhills/home" xlink:type="simple">https://sites.google.com/view/photo-booth-rentals-hollywood-/homeeverlyhills/home</text:a></text:p>
          </table:table-cell>
          <table:table-cell table:style-name="ce5" table:formula="of:=HYPERLINK(&quot;https://sites.google.com/view/photo-booth-rentals-hollywood-/homeeverlyhills/home&quot;;&quot;Roaming Photo Booth for Rental Los Angeles&quot;)" office:value-type="string" office:string-value="Roaming Photo Booth for Rental Los Angeles" calcext:value-type="string">
            <text:p>Roaming Photo Booth for Rental Los Angeles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Roaming Photo Booth for Rental Los Angeles</text:p>
          </table:table-cell>
          <table:table-cell/>
          <table:table-cell table:style-name="ce4" office:value-type="string" calcext:value-type="string">
            <text:p><text:a xlink:href="https://sites.google.com/view/photoboothrentalslakeforest/home" xlink:type="simple">https://sites.google.com/view/photoboothrentalslakeforest/home</text:a></text:p>
          </table:table-cell>
          <table:table-cell table:style-name="ce5" table:formula="of:=HYPERLINK(&quot;https://sites.google.com/view/photoboothrentalslakeforest/home&quot;;&quot;Roaming Photo Booth for Rental Los Angeles&quot;)" office:value-type="string" office:string-value="Roaming Photo Booth for Rental Los Angeles" calcext:value-type="string">
            <text:p>Roaming Photo Booth for Rental Los Angeles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Roaming Photo Booth for Rental Los Angeles</text:p>
          </table:table-cell>
          <table:table-cell/>
          <table:table-cell table:style-name="ce4" office:value-type="string" calcext:value-type="string">
            <text:p><text:a xlink:href="https://sites.google.com/view/newportbeachphotoboothrentals/home" xlink:type="simple">https://sites.google.com/view/newportbeachphotoboothrentals/home</text:a></text:p>
          </table:table-cell>
          <table:table-cell table:style-name="ce5" table:formula="of:=HYPERLINK(&quot;https://sites.google.com/view/newportbeachphotoboothrentals/home&quot;;&quot;Roaming Photo Booth for Rental Los Angeles&quot;)" office:value-type="string" office:string-value="Roaming Photo Booth for Rental Los Angeles" calcext:value-type="string">
            <text:p>Roaming Photo Booth for Rental Los Angeles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Roaming Photo Booth for Rental Los Angeles</text:p>
          </table:table-cell>
          <table:table-cell/>
          <table:table-cell table:style-name="ce4" office:value-type="string" calcext:value-type="string">
            <text:p><text:a xlink:href="https://sites.google.com/view/360videoboothrentallakeforest/video-booth-rental-in-lake-forest" xlink:type="simple">https://sites.google.com/view/360videoboothrentallakeforest/video-booth-rental-in-lake-forest</text:a></text:p>
          </table:table-cell>
          <table:table-cell table:style-name="ce5" table:formula="of:=HYPERLINK(&quot;https://sites.google.com/view/360videoboothrentallakeforest/video-booth-rental-in-lake-forest&quot;;&quot;Roaming Photo Booth for Rental Los Angeles&quot;)" office:value-type="string" office:string-value="Roaming Photo Booth for Rental Los Angeles" calcext:value-type="string">
            <text:p>Roaming Photo Booth for Rental Los Angeles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Roaming Photo Booth for Rental Los Angeles</text:p>
          </table:table-cell>
          <table:table-cell/>
          <table:table-cell table:style-name="ce4" office:value-type="string" calcext:value-type="string">
            <text:p><text:a xlink:href="https://sites.google.com/view/360-photo-booth-rental-tustin/home" xlink:type="simple">https://sites.google.com/view/360-photo-booth-rental-tustin/home</text:a></text:p>
          </table:table-cell>
          <table:table-cell table:style-name="ce5" table:formula="of:=HYPERLINK(&quot;https://sites.google.com/view/360-photo-booth-rental-tustin/home&quot;;&quot;Roaming Photo Booth for Rental Los Angeles&quot;)" office:value-type="string" office:string-value="Roaming Photo Booth for Rental Los Angeles" calcext:value-type="string">
            <text:p>Roaming Photo Booth for Rental Los Angeles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</text:p>
          </table:table-cell>
          <table:table-cell table:style-name="ce2" office:value-type="string" calcext:value-type="string">
            <text:p>roaming photographer Los Angeles</text:p>
          </table:table-cell>
          <table:table-cell/>
          <table:table-cell table:style-name="ce4" office:value-type="string" calcext:value-type="string">
            <text:p><text:a xlink:href="https://docs.google.com/document/d/1md4HtFURGi1qIPBMd4AfWXTGNNc5os2oUqD2lExadBo/edit?usp=sharing" xlink:type="simple">https://docs.google.com/document/d/1md4HtFURGi1qIPBMd4AfWXTGNNc5os2oUqD2lExadBo/edit?usp=sharing</text:a></text:p>
          </table:table-cell>
          <table:table-cell table:style-name="ce5" table:formula="of:=HYPERLINK(&quot;https://docs.google.com/document/d/1md4HtFURGi1qIPBMd4AfWXTGNNc5os2oUqD2lExadBo/edit?usp=sharing&quot;;&quot;roaming photographer Los Angeles&quot;)" office:value-type="string" office:string-value="roaming photographer Los Angeles" calcext:value-type="string">
            <text:p>roaming photographer Los Angeles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pub</text:p>
          </table:table-cell>
          <table:table-cell table:style-name="ce2" office:value-type="string" calcext:value-type="string">
            <text:p>roaming photographer Los Angeles pub</text:p>
          </table:table-cell>
          <table:table-cell/>
          <table:table-cell table:style-name="ce4" office:value-type="string" calcext:value-type="string">
            <text:p><text:a xlink:href="https://docs.google.com/document/d/1md4HtFURGi1qIPBMd4AfWXTGNNc5os2oUqD2lExadBo/pub" xlink:type="simple">https://docs.google.com/document/d/1md4HtFURGi1qIPBMd4AfWXTGNNc5os2oUqD2lExadBo/pub</text:a></text:p>
          </table:table-cell>
          <table:table-cell table:style-name="ce5" table:formula="of:=HYPERLINK(&quot;https://docs.google.com/document/d/1md4HtFURGi1qIPBMd4AfWXTGNNc5os2oUqD2lExadBo/edit?usp=sharing&quot;;&quot;roaming photographer Los Angeles&quot;)" office:value-type="string" office:string-value="roaming photographer Los Angeles" calcext:value-type="string">
            <text:p>roaming photographer Los Angeles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view</text:p>
          </table:table-cell>
          <table:table-cell table:style-name="ce2" office:value-type="string" calcext:value-type="string">
            <text:p>roaming photographer Los Angeles view</text:p>
          </table:table-cell>
          <table:table-cell/>
          <table:table-cell table:style-name="ce4" office:value-type="string" calcext:value-type="string">
            <text:p><text:a xlink:href="https://docs.google.com/document/d/1md4HtFURGi1qIPBMd4AfWXTGNNc5os2oUqD2lExadBo/view" xlink:type="simple">https://docs.google.com/document/d/1md4HtFURGi1qIPBMd4AfWXTGNNc5os2oUqD2lExadBo/view</text:a></text:p>
          </table:table-cell>
          <table:table-cell table:style-name="ce5" table:formula="of:=HYPERLINK(&quot;https://docs.google.com/document/d/1md4HtFURGi1qIPBMd4AfWXTGNNc5os2oUqD2lExadBo/edit?usp=sharing&quot;;&quot;roaming photographer Los Angeles&quot;)" office:value-type="string" office:string-value="roaming photographer Los Angeles" calcext:value-type="string">
            <text:p>roaming photographer Los Angeles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</text:p>
          </table:table-cell>
          <table:table-cell table:style-name="ce2" office:value-type="string" calcext:value-type="string">
            <text:p>Roaming Digital Photo Booth Los Angeles</text:p>
          </table:table-cell>
          <table:table-cell/>
          <table:table-cell table:style-name="ce4" office:value-type="string" calcext:value-type="string">
            <text:p><text:a xlink:href="https://docs.google.com/document/d/1-TEa-CQVaanMbkG26RKt2jvVdX3YOPrdPTskAPguvik/edit?usp=sharing" xlink:type="simple">https://docs.google.com/document/d/1-TEa-CQVaanMbkG26RKt2jvVdX3YOPrdPTskAPguvik/edit?usp=sharing</text:a></text:p>
          </table:table-cell>
          <table:table-cell table:style-name="ce5" table:formula="of:=HYPERLINK(&quot;https://docs.google.com/document/d/1-TEa-CQVaanMbkG26RKt2jvVdX3YOPrdPTskAPguvik/edit?usp=sharing&quot;;&quot;Roaming Digital Photo Booth Los Angeles&quot;)" office:value-type="string" office:string-value="Roaming Digital Photo Booth Los Angeles" calcext:value-type="string">
            <text:p>Roaming Digital Photo Booth Los Angeles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pub</text:p>
          </table:table-cell>
          <table:table-cell table:style-name="ce2" office:value-type="string" calcext:value-type="string">
            <text:p>Roaming Digital Photo Booth Los Angeles pub</text:p>
          </table:table-cell>
          <table:table-cell/>
          <table:table-cell table:style-name="ce4" office:value-type="string" calcext:value-type="string">
            <text:p><text:a xlink:href="https://docs.google.com/document/d/1-TEa-CQVaanMbkG26RKt2jvVdX3YOPrdPTskAPguvik/pub" xlink:type="simple">https://docs.google.com/document/d/1-TEa-CQVaanMbkG26RKt2jvVdX3YOPrdPTskAPguvik/pub</text:a></text:p>
          </table:table-cell>
          <table:table-cell table:style-name="ce5" table:formula="of:=HYPERLINK(&quot;https://docs.google.com/document/d/1-TEa-CQVaanMbkG26RKt2jvVdX3YOPrdPTskAPguvik/edit?usp=sharing&quot;;&quot;Roaming Digital Photo Booth Los Angeles&quot;)" office:value-type="string" office:string-value="Roaming Digital Photo Booth Los Angeles" calcext:value-type="string">
            <text:p>Roaming Digital Photo Booth Los Angeles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view</text:p>
          </table:table-cell>
          <table:table-cell table:style-name="ce2" office:value-type="string" calcext:value-type="string">
            <text:p>Roaming Digital Photo Booth Los Angeles view</text:p>
          </table:table-cell>
          <table:table-cell/>
          <table:table-cell table:style-name="ce4" office:value-type="string" calcext:value-type="string">
            <text:p><text:a xlink:href="https://docs.google.com/document/d/1-TEa-CQVaanMbkG26RKt2jvVdX3YOPrdPTskAPguvik/view" xlink:type="simple">https://docs.google.com/document/d/1-TEa-CQVaanMbkG26RKt2jvVdX3YOPrdPTskAPguvik/view</text:a></text:p>
          </table:table-cell>
          <table:table-cell table:style-name="ce5" table:formula="of:=HYPERLINK(&quot;https://docs.google.com/document/d/1-TEa-CQVaanMbkG26RKt2jvVdX3YOPrdPTskAPguvik/edit?usp=sharing&quot;;&quot;Roaming Digital Photo Booth Los Angeles&quot;)" office:value-type="string" office:string-value="Roaming Digital Photo Booth Los Angeles" calcext:value-type="string">
            <text:p>Roaming Digital Photo Booth Los Angeles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</text:p>
          </table:table-cell>
          <table:table-cell table:style-name="ce2" office:value-type="string" calcext:value-type="string">
            <text:p>Roaming Photographer Los Angeles</text:p>
          </table:table-cell>
          <table:table-cell/>
          <table:table-cell table:style-name="ce4" office:value-type="string" calcext:value-type="string">
            <text:p><text:a xlink:href="https://docs.google.com/document/d/1vsdffdBQM_8oxeVzNRXr40uB9d8ilZlOyQU6VLCDevw/edit?usp=sharing" xlink:type="simple">https://docs.google.com/document/d/1vsdffdBQM_8oxeVzNRXr40uB9d8ilZlOyQU6VLCDevw/edit?usp=sharing</text:a></text:p>
          </table:table-cell>
          <table:table-cell table:style-name="ce5" table:formula="of:=HYPERLINK(&quot;https://docs.google.com/document/d/1vsdffdBQM_8oxeVzNRXr40uB9d8ilZlOyQU6VLCDevw/edit?usp=sharing&quot;;&quot;Roaming Photographer Los Angeles&quot;)" office:value-type="string" office:string-value="Roaming Photographer Los Angeles" calcext:value-type="string">
            <text:p>Roaming Photographer Los Angeles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pub</text:p>
          </table:table-cell>
          <table:table-cell table:style-name="ce2" office:value-type="string" calcext:value-type="string">
            <text:p>Roaming Photographer Los Angeles pub</text:p>
          </table:table-cell>
          <table:table-cell/>
          <table:table-cell table:style-name="ce4" office:value-type="string" calcext:value-type="string">
            <text:p><text:a xlink:href="https://docs.google.com/document/d/1vsdffdBQM_8oxeVzNRXr40uB9d8ilZlOyQU6VLCDevw/pub" xlink:type="simple">https://docs.google.com/document/d/1vsdffdBQM_8oxeVzNRXr40uB9d8ilZlOyQU6VLCDevw/pub</text:a></text:p>
          </table:table-cell>
          <table:table-cell table:style-name="ce5" table:formula="of:=HYPERLINK(&quot;https://docs.google.com/document/d/1vsdffdBQM_8oxeVzNRXr40uB9d8ilZlOyQU6VLCDevw/edit?usp=sharing&quot;;&quot;Roaming Photographer Los Angeles&quot;)" office:value-type="string" office:string-value="Roaming Photographer Los Angeles" calcext:value-type="string">
            <text:p>Roaming Photographer Los Angeles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view</text:p>
          </table:table-cell>
          <table:table-cell table:style-name="ce2" office:value-type="string" calcext:value-type="string">
            <text:p>Roaming Photographer Los Angeles view</text:p>
          </table:table-cell>
          <table:table-cell/>
          <table:table-cell table:style-name="ce4" office:value-type="string" calcext:value-type="string">
            <text:p><text:a xlink:href="https://docs.google.com/document/d/1vsdffdBQM_8oxeVzNRXr40uB9d8ilZlOyQU6VLCDevw/view" xlink:type="simple">https://docs.google.com/document/d/1vsdffdBQM_8oxeVzNRXr40uB9d8ilZlOyQU6VLCDevw/view</text:a></text:p>
          </table:table-cell>
          <table:table-cell table:style-name="ce5" table:formula="of:=HYPERLINK(&quot;https://docs.google.com/document/d/1vsdffdBQM_8oxeVzNRXr40uB9d8ilZlOyQU6VLCDevw/edit?usp=sharing&quot;;&quot;Roaming Photographer Los Angeles&quot;)" office:value-type="string" office:string-value="Roaming Photographer Los Angeles" calcext:value-type="string">
            <text:p>Roaming Photographer Los Angeles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Roaming Photo Booth for Rental Los Angeles</text:p>
          </table:table-cell>
          <table:table-cell/>
          <table:table-cell table:style-name="ce4" office:value-type="string" calcext:value-type="string">
            <text:p><text:a xlink:href="https://sites.google.com/view/photo-booth-rentals-hollywood-/homeeverlyhills/home" xlink:type="simple">https://sites.google.com/view/photo-booth-rentals-hollywood-/homeeverlyhills/home</text:a></text:p>
          </table:table-cell>
          <table:table-cell table:style-name="ce5" table:formula="of:=HYPERLINK(&quot;https://sites.google.com/view/photo-booth-rentals-hollywood-/homeeverlyhills/home&quot;;&quot;Roaming Photo Booth for Rental Los Angeles&quot;)" office:value-type="string" office:string-value="Roaming Photo Booth for Rental Los Angeles" calcext:value-type="string">
            <text:p>Roaming Photo Booth for Rental Los Angeles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Roaming Photo Booth for Rental Los Angeles</text:p>
          </table:table-cell>
          <table:table-cell/>
          <table:table-cell table:style-name="ce4" office:value-type="string" calcext:value-type="string">
            <text:p><text:a xlink:href="https://sites.google.com/view/photoboothrentalslakeforest/home" xlink:type="simple">https://sites.google.com/view/photoboothrentalslakeforest/home</text:a></text:p>
          </table:table-cell>
          <table:table-cell table:style-name="ce5" table:formula="of:=HYPERLINK(&quot;https://sites.google.com/view/photoboothrentalslakeforest/home&quot;;&quot;Roaming Photo Booth for Rental Los Angeles&quot;)" office:value-type="string" office:string-value="Roaming Photo Booth for Rental Los Angeles" calcext:value-type="string">
            <text:p>Roaming Photo Booth for Rental Los Angeles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Roaming Photo Booth for Rental Los Angeles</text:p>
          </table:table-cell>
          <table:table-cell/>
          <table:table-cell table:style-name="ce4" office:value-type="string" calcext:value-type="string">
            <text:p><text:a xlink:href="https://sites.google.com/view/newportbeachphotoboothrentals/home" xlink:type="simple">https://sites.google.com/view/newportbeachphotoboothrentals/home</text:a></text:p>
          </table:table-cell>
          <table:table-cell table:style-name="ce5" table:formula="of:=HYPERLINK(&quot;https://sites.google.com/view/newportbeachphotoboothrentals/home&quot;;&quot;Roaming Photo Booth for Rental Los Angeles&quot;)" office:value-type="string" office:string-value="Roaming Photo Booth for Rental Los Angeles" calcext:value-type="string">
            <text:p>Roaming Photo Booth for Rental Los Angeles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Roaming Photo Booth for Rental Los Angeles</text:p>
          </table:table-cell>
          <table:table-cell/>
          <table:table-cell table:style-name="ce4" office:value-type="string" calcext:value-type="string">
            <text:p><text:a xlink:href="https://sites.google.com/view/360videoboothrentallakeforest/video-booth-rental-in-lake-forest" xlink:type="simple">https://sites.google.com/view/360videoboothrentallakeforest/video-booth-rental-in-lake-forest</text:a></text:p>
          </table:table-cell>
          <table:table-cell table:style-name="ce5" table:formula="of:=HYPERLINK(&quot;https://sites.google.com/view/360videoboothrentallakeforest/video-booth-rental-in-lake-forest&quot;;&quot;Roaming Photo Booth for Rental Los Angeles&quot;)" office:value-type="string" office:string-value="Roaming Photo Booth for Rental Los Angeles" calcext:value-type="string">
            <text:p>Roaming Photo Booth for Rental Los Angeles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Roaming Photo Booth for Rental Los Angeles</text:p>
          </table:table-cell>
          <table:table-cell/>
          <table:table-cell table:style-name="ce4" office:value-type="string" calcext:value-type="string">
            <text:p><text:a xlink:href="https://sites.google.com/view/360-photo-booth-rental-tustin/home" xlink:type="simple">https://sites.google.com/view/360-photo-booth-rental-tustin/home</text:a></text:p>
          </table:table-cell>
          <table:table-cell table:style-name="ce5" table:formula="of:=HYPERLINK(&quot;https://sites.google.com/view/360-photo-booth-rental-tustin/home&quot;;&quot;Roaming Photo Booth for Rental Los Angeles&quot;)" office:value-type="string" office:string-value="Roaming Photo Booth for Rental Los Angeles" calcext:value-type="string">
            <text:p>Roaming Photo Booth for Rental Los Angeles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</text:p>
          </table:table-cell>
          <table:table-cell table:style-name="ce2" office:value-type="string" calcext:value-type="string">
            <text:p>Roaming Photography Los Angeles</text:p>
          </table:table-cell>
          <table:table-cell/>
          <table:table-cell table:style-name="ce4" office:value-type="string" calcext:value-type="string">
            <text:p><text:a xlink:href="https://docs.google.com/document/d/1HvaWeeci-3gd6XGmlt7IPxbDnMvMb-wy0zcaKbtQzUk/edit?usp=sharing" xlink:type="simple">https://docs.google.com/document/d/1HvaWeeci-3gd6XGmlt7IPxbDnMvMb-wy0zcaKbtQzUk/edit?usp=sharing</text:a></text:p>
          </table:table-cell>
          <table:table-cell table:style-name="ce5" table:formula="of:=HYPERLINK(&quot;https://docs.google.com/document/d/1HvaWeeci-3gd6XGmlt7IPxbDnMvMb-wy0zcaKbtQzUk/edit?usp=sharing&quot;;&quot;Roaming Photography Los Angeles&quot;)" office:value-type="string" office:string-value="Roaming Photography Los Angeles" calcext:value-type="string">
            <text:p>Roaming Photography Los Angeles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pub</text:p>
          </table:table-cell>
          <table:table-cell table:style-name="ce2" office:value-type="string" calcext:value-type="string">
            <text:p>Roaming Photography Los Angeles pub</text:p>
          </table:table-cell>
          <table:table-cell/>
          <table:table-cell table:style-name="ce4" office:value-type="string" calcext:value-type="string">
            <text:p><text:a xlink:href="https://docs.google.com/document/d/1HvaWeeci-3gd6XGmlt7IPxbDnMvMb-wy0zcaKbtQzUk/pub" xlink:type="simple">https://docs.google.com/document/d/1HvaWeeci-3gd6XGmlt7IPxbDnMvMb-wy0zcaKbtQzUk/pub</text:a></text:p>
          </table:table-cell>
          <table:table-cell table:style-name="ce5" table:formula="of:=HYPERLINK(&quot;https://docs.google.com/document/d/1HvaWeeci-3gd6XGmlt7IPxbDnMvMb-wy0zcaKbtQzUk/edit?usp=sharing&quot;;&quot;Roaming Photography Los Angeles&quot;)" office:value-type="string" office:string-value="Roaming Photography Los Angeles" calcext:value-type="string">
            <text:p>Roaming Photography Los Angeles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view</text:p>
          </table:table-cell>
          <table:table-cell table:style-name="ce2" office:value-type="string" calcext:value-type="string">
            <text:p>Roaming Photography Los Angeles view</text:p>
          </table:table-cell>
          <table:table-cell/>
          <table:table-cell table:style-name="ce4" office:value-type="string" calcext:value-type="string">
            <text:p><text:a xlink:href="https://docs.google.com/document/d/1HvaWeeci-3gd6XGmlt7IPxbDnMvMb-wy0zcaKbtQzUk/view" xlink:type="simple">https://docs.google.com/document/d/1HvaWeeci-3gd6XGmlt7IPxbDnMvMb-wy0zcaKbtQzUk/view</text:a></text:p>
          </table:table-cell>
          <table:table-cell table:style-name="ce5" table:formula="of:=HYPERLINK(&quot;https://docs.google.com/document/d/1HvaWeeci-3gd6XGmlt7IPxbDnMvMb-wy0zcaKbtQzUk/edit?usp=sharing&quot;;&quot;Roaming Photography Los Angeles&quot;)" office:value-type="string" office:string-value="Roaming Photography Los Angeles" calcext:value-type="string">
            <text:p>Roaming Photography Los Angeles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</text:p>
          </table:table-cell>
          <table:table-cell table:style-name="ce2" office:value-type="string" calcext:value-type="string">
            <text:p>Roaming photographers Los Angeles</text:p>
          </table:table-cell>
          <table:table-cell/>
          <table:table-cell table:style-name="ce4" office:value-type="string" calcext:value-type="string">
            <text:p><text:a xlink:href="https://docs.google.com/document/d/1dhq_AYQeLwrKPUo1u5bUzDdUAhLlAkOHl1SM0Cwttk0/edit?usp=sharing" xlink:type="simple">https://docs.google.com/document/d/1dhq_AYQeLwrKPUo1u5bUzDdUAhLlAkOHl1SM0Cwttk0/edit?usp=sharing</text:a></text:p>
          </table:table-cell>
          <table:table-cell table:style-name="ce5" table:formula="of:=HYPERLINK(&quot;https://docs.google.com/document/d/1dhq_AYQeLwrKPUo1u5bUzDdUAhLlAkOHl1SM0Cwttk0/edit?usp=sharing&quot;;&quot;Roaming photographers Los Angeles&quot;)" office:value-type="string" office:string-value="Roaming photographers Los Angeles" calcext:value-type="string">
            <text:p>Roaming photographers Los Angeles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pub</text:p>
          </table:table-cell>
          <table:table-cell table:style-name="ce2" office:value-type="string" calcext:value-type="string">
            <text:p>Roaming photographers Los Angeles pub</text:p>
          </table:table-cell>
          <table:table-cell/>
          <table:table-cell table:style-name="ce4" office:value-type="string" calcext:value-type="string">
            <text:p><text:a xlink:href="https://docs.google.com/document/d/1dhq_AYQeLwrKPUo1u5bUzDdUAhLlAkOHl1SM0Cwttk0/pub" xlink:type="simple">https://docs.google.com/document/d/1dhq_AYQeLwrKPUo1u5bUzDdUAhLlAkOHl1SM0Cwttk0/pub</text:a></text:p>
          </table:table-cell>
          <table:table-cell table:style-name="ce5" table:formula="of:=HYPERLINK(&quot;https://docs.google.com/document/d/1dhq_AYQeLwrKPUo1u5bUzDdUAhLlAkOHl1SM0Cwttk0/edit?usp=sharing&quot;;&quot;Roaming photographers Los Angeles&quot;)" office:value-type="string" office:string-value="Roaming photographers Los Angeles" calcext:value-type="string">
            <text:p>Roaming photographers Los Angeles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view</text:p>
          </table:table-cell>
          <table:table-cell table:style-name="ce2" office:value-type="string" calcext:value-type="string">
            <text:p>Roaming photographers Los Angeles view</text:p>
          </table:table-cell>
          <table:table-cell/>
          <table:table-cell table:style-name="ce4" office:value-type="string" calcext:value-type="string">
            <text:p><text:a xlink:href="https://docs.google.com/document/d/1dhq_AYQeLwrKPUo1u5bUzDdUAhLlAkOHl1SM0Cwttk0/view" xlink:type="simple">https://docs.google.com/document/d/1dhq_AYQeLwrKPUo1u5bUzDdUAhLlAkOHl1SM0Cwttk0/view</text:a></text:p>
          </table:table-cell>
          <table:table-cell table:style-name="ce5" table:formula="of:=HYPERLINK(&quot;https://docs.google.com/document/d/1dhq_AYQeLwrKPUo1u5bUzDdUAhLlAkOHl1SM0Cwttk0/edit?usp=sharing&quot;;&quot;Roaming photographers Los Angeles&quot;)" office:value-type="string" office:string-value="Roaming photographers Los Angeles" calcext:value-type="string">
            <text:p>Roaming photographers Los Angeles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</text:p>
          </table:table-cell>
          <table:table-cell table:style-name="ce2" office:value-type="string" calcext:value-type="string">
            <text:p>Roaming Ring Photo Booth Los Angeles</text:p>
          </table:table-cell>
          <table:table-cell/>
          <table:table-cell table:style-name="ce4" office:value-type="string" calcext:value-type="string">
            <text:p><text:a xlink:href="https://docs.google.com/document/d/1HtoATf8SVXL5r8To5wcpa9kgKjeptT1Yy5XfrXNmrHo/edit?usp=sharing" xlink:type="simple">https://docs.google.com/document/d/1HtoATf8SVXL5r8To5wcpa9kgKjeptT1Yy5XfrXNmrHo/edit?usp=sharing</text:a></text:p>
          </table:table-cell>
          <table:table-cell table:style-name="ce5" table:formula="of:=HYPERLINK(&quot;https://docs.google.com/document/d/1HtoATf8SVXL5r8To5wcpa9kgKjeptT1Yy5XfrXNmrHo/edit?usp=sharing&quot;;&quot;Roaming Ring Photo Booth Los Angeles&quot;)" office:value-type="string" office:string-value="Roaming Ring Photo Booth Los Angeles" calcext:value-type="string">
            <text:p>Roaming Ring Photo Booth Los Angeles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pub</text:p>
          </table:table-cell>
          <table:table-cell table:style-name="ce2" office:value-type="string" calcext:value-type="string">
            <text:p>Roaming Ring Photo Booth Los Angeles pub</text:p>
          </table:table-cell>
          <table:table-cell/>
          <table:table-cell table:style-name="ce4" office:value-type="string" calcext:value-type="string">
            <text:p><text:a xlink:href="https://docs.google.com/document/d/1HtoATf8SVXL5r8To5wcpa9kgKjeptT1Yy5XfrXNmrHo/pub" xlink:type="simple">https://docs.google.com/document/d/1HtoATf8SVXL5r8To5wcpa9kgKjeptT1Yy5XfrXNmrHo/pub</text:a></text:p>
          </table:table-cell>
          <table:table-cell table:style-name="ce5" table:formula="of:=HYPERLINK(&quot;https://docs.google.com/document/d/1HtoATf8SVXL5r8To5wcpa9kgKjeptT1Yy5XfrXNmrHo/edit?usp=sharing&quot;;&quot;Roaming Ring Photo Booth Los Angeles&quot;)" office:value-type="string" office:string-value="Roaming Ring Photo Booth Los Angeles" calcext:value-type="string">
            <text:p>Roaming Ring Photo Booth Los Angeles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view</text:p>
          </table:table-cell>
          <table:table-cell table:style-name="ce2" office:value-type="string" calcext:value-type="string">
            <text:p>Roaming Ring Photo Booth Los Angeles view</text:p>
          </table:table-cell>
          <table:table-cell/>
          <table:table-cell table:style-name="ce4" office:value-type="string" calcext:value-type="string">
            <text:p><text:a xlink:href="https://docs.google.com/document/d/1HtoATf8SVXL5r8To5wcpa9kgKjeptT1Yy5XfrXNmrHo/view" xlink:type="simple">https://docs.google.com/document/d/1HtoATf8SVXL5r8To5wcpa9kgKjeptT1Yy5XfrXNmrHo/view</text:a></text:p>
          </table:table-cell>
          <table:table-cell table:style-name="ce5" table:formula="of:=HYPERLINK(&quot;https://docs.google.com/document/d/1HtoATf8SVXL5r8To5wcpa9kgKjeptT1Yy5XfrXNmrHo/edit?usp=sharing&quot;;&quot;Roaming Ring Photo Booth Los Angeles&quot;)" office:value-type="string" office:string-value="Roaming Ring Photo Booth Los Angeles" calcext:value-type="string">
            <text:p>Roaming Ring Photo Booth Los Angeles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Roaming Photo Booth for Rental Los Angeles</text:p>
          </table:table-cell>
          <table:table-cell/>
          <table:table-cell table:style-name="ce4" office:value-type="string" calcext:value-type="string">
            <text:p><text:a xlink:href="https://sites.google.com/view/photo-booth-rentals-hollywood-/homeeverlyhills/home" xlink:type="simple">https://sites.google.com/view/photo-booth-rentals-hollywood-/homeeverlyhills/home</text:a></text:p>
          </table:table-cell>
          <table:table-cell table:style-name="ce5" table:formula="of:=HYPERLINK(&quot;https://sites.google.com/view/photo-booth-rentals-hollywood-/homeeverlyhills/home&quot;;&quot;Roaming Photo Booth for Rental Los Angeles&quot;)" office:value-type="string" office:string-value="Roaming Photo Booth for Rental Los Angeles" calcext:value-type="string">
            <text:p>Roaming Photo Booth for Rental Los Angeles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Roaming Photo Booth for Rental Los Angeles</text:p>
          </table:table-cell>
          <table:table-cell/>
          <table:table-cell table:style-name="ce4" office:value-type="string" calcext:value-type="string">
            <text:p><text:a xlink:href="https://sites.google.com/view/photoboothrentalslakeforest/home" xlink:type="simple">https://sites.google.com/view/photoboothrentalslakeforest/home</text:a></text:p>
          </table:table-cell>
          <table:table-cell table:style-name="ce5" table:formula="of:=HYPERLINK(&quot;https://sites.google.com/view/photoboothrentalslakeforest/home&quot;;&quot;Roaming Photo Booth for Rental Los Angeles&quot;)" office:value-type="string" office:string-value="Roaming Photo Booth for Rental Los Angeles" calcext:value-type="string">
            <text:p>Roaming Photo Booth for Rental Los Angeles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Roaming Photo Booth for Rental Los Angeles</text:p>
          </table:table-cell>
          <table:table-cell/>
          <table:table-cell table:style-name="ce4" office:value-type="string" calcext:value-type="string">
            <text:p><text:a xlink:href="https://sites.google.com/view/newportbeachphotoboothrentals/home" xlink:type="simple">https://sites.google.com/view/newportbeachphotoboothrentals/home</text:a></text:p>
          </table:table-cell>
          <table:table-cell table:style-name="ce5" table:formula="of:=HYPERLINK(&quot;https://sites.google.com/view/newportbeachphotoboothrentals/home&quot;;&quot;Roaming Photo Booth for Rental Los Angeles&quot;)" office:value-type="string" office:string-value="Roaming Photo Booth for Rental Los Angeles" calcext:value-type="string">
            <text:p>Roaming Photo Booth for Rental Los Angeles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Roaming Photo Booth for Rental Los Angeles</text:p>
          </table:table-cell>
          <table:table-cell/>
          <table:table-cell table:style-name="ce4" office:value-type="string" calcext:value-type="string">
            <text:p><text:a xlink:href="https://sites.google.com/view/360videoboothrentallakeforest/video-booth-rental-in-lake-forest" xlink:type="simple">https://sites.google.com/view/360videoboothrentallakeforest/video-booth-rental-in-lake-forest</text:a></text:p>
          </table:table-cell>
          <table:table-cell table:style-name="ce5" table:formula="of:=HYPERLINK(&quot;https://sites.google.com/view/360videoboothrentallakeforest/video-booth-rental-in-lake-forest&quot;;&quot;Roaming Photo Booth for Rental Los Angeles&quot;)" office:value-type="string" office:string-value="Roaming Photo Booth for Rental Los Angeles" calcext:value-type="string">
            <text:p>Roaming Photo Booth for Rental Los Angeles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Roaming Photo Booth for Rental Los Angeles</text:p>
          </table:table-cell>
          <table:table-cell/>
          <table:table-cell table:style-name="ce4" office:value-type="string" calcext:value-type="string">
            <text:p><text:a xlink:href="https://sites.google.com/view/360-photo-booth-rental-tustin/home" xlink:type="simple">https://sites.google.com/view/360-photo-booth-rental-tustin/home</text:a></text:p>
          </table:table-cell>
          <table:table-cell table:style-name="ce5" table:formula="of:=HYPERLINK(&quot;https://sites.google.com/view/360-photo-booth-rental-tustin/home&quot;;&quot;Roaming Photo Booth for Rental Los Angeles&quot;)" office:value-type="string" office:string-value="Roaming Photo Booth for Rental Los Angeles" calcext:value-type="string">
            <text:p>Roaming Photo Booth for Rental Los Angeles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</text:p>
          </table:table-cell>
          <table:table-cell table:style-name="ce2" office:value-type="string" calcext:value-type="string">
            <text:p>Roaming Photo Booth rental at corporate party Los Angeles</text:p>
          </table:table-cell>
          <table:table-cell/>
          <table:table-cell table:style-name="ce4" office:value-type="string" calcext:value-type="string">
            <text:p><text:a xlink:href="https://docs.google.com/document/d/1VGZCuVzgTYsdICUbjvsOznnXyFOiHq05ZQw-VywFVCE/edit?usp=sharing" xlink:type="simple">https://docs.google.com/document/d/1VGZCuVzgTYsdICUbjvsOznnXyFOiHq05ZQw-VywFVCE/edit?usp=sharing</text:a></text:p>
          </table:table-cell>
          <table:table-cell table:style-name="ce5" table:formula="of:=HYPERLINK(&quot;https://docs.google.com/document/d/1VGZCuVzgTYsdICUbjvsOznnXyFOiHq05ZQw-VywFVCE/edit?usp=sharing&quot;;&quot;Roaming Photo Booth rental at corporate party Los Angeles&quot;)" office:value-type="string" office:string-value="Roaming Photo Booth rental at corporate party Los Angeles" calcext:value-type="string">
            <text:p>Roaming Photo Booth rental at corporate party Los Angeles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pub</text:p>
          </table:table-cell>
          <table:table-cell table:style-name="ce2" office:value-type="string" calcext:value-type="string">
            <text:p>Roaming Photo Booth rental at corporate party Los Angeles pub</text:p>
          </table:table-cell>
          <table:table-cell/>
          <table:table-cell table:style-name="ce4" office:value-type="string" calcext:value-type="string">
            <text:p><text:a xlink:href="https://docs.google.com/document/d/1VGZCuVzgTYsdICUbjvsOznnXyFOiHq05ZQw-VywFVCE/pub" xlink:type="simple">https://docs.google.com/document/d/1VGZCuVzgTYsdICUbjvsOznnXyFOiHq05ZQw-VywFVCE/pub</text:a></text:p>
          </table:table-cell>
          <table:table-cell table:style-name="ce5" table:formula="of:=HYPERLINK(&quot;https://docs.google.com/document/d/1VGZCuVzgTYsdICUbjvsOznnXyFOiHq05ZQw-VywFVCE/edit?usp=sharing&quot;;&quot;Roaming Photo Booth rental at corporate party Los Angeles&quot;)" office:value-type="string" office:string-value="Roaming Photo Booth rental at corporate party Los Angeles" calcext:value-type="string">
            <text:p>Roaming Photo Booth rental at corporate party Los Angeles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view</text:p>
          </table:table-cell>
          <table:table-cell table:style-name="ce2" office:value-type="string" calcext:value-type="string">
            <text:p>Roaming Photo Booth rental at corporate party Los Angeles view</text:p>
          </table:table-cell>
          <table:table-cell/>
          <table:table-cell table:style-name="ce4" office:value-type="string" calcext:value-type="string">
            <text:p><text:a xlink:href="https://docs.google.com/document/d/1VGZCuVzgTYsdICUbjvsOznnXyFOiHq05ZQw-VywFVCE/view" xlink:type="simple">https://docs.google.com/document/d/1VGZCuVzgTYsdICUbjvsOznnXyFOiHq05ZQw-VywFVCE/view</text:a></text:p>
          </table:table-cell>
          <table:table-cell table:style-name="ce5" table:formula="of:=HYPERLINK(&quot;https://docs.google.com/document/d/1VGZCuVzgTYsdICUbjvsOznnXyFOiHq05ZQw-VywFVCE/edit?usp=sharing&quot;;&quot;Roaming Photo Booth rental at corporate party Los Angeles&quot;)" office:value-type="string" office:string-value="Roaming Photo Booth rental at corporate party Los Angeles" calcext:value-type="string">
            <text:p>Roaming Photo Booth rental at corporate party Los Angeles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</text:p>
          </table:table-cell>
          <table:table-cell table:style-name="ce2" office:value-type="string" calcext:value-type="string">
            <text:p>PHOTO BOOTH ON-THE-GO Los Angeles</text:p>
          </table:table-cell>
          <table:table-cell/>
          <table:table-cell table:style-name="ce4" office:value-type="string" calcext:value-type="string">
            <text:p><text:a xlink:href="https://docs.google.com/document/d/1TmDMexwhnu_bZKQ9zWxItvffu-JM27xHZXu9arNLuE0/edit?usp=sharing" xlink:type="simple">https://docs.google.com/document/d/1TmDMexwhnu_bZKQ9zWxItvffu-JM27xHZXu9arNLuE0/edit?usp=sharing</text:a></text:p>
          </table:table-cell>
          <table:table-cell table:style-name="ce5" table:formula="of:=HYPERLINK(&quot;https://docs.google.com/document/d/1TmDMexwhnu_bZKQ9zWxItvffu-JM27xHZXu9arNLuE0/edit?usp=sharing&quot;;&quot;PHOTO BOOTH ON-THE-GO Los Angeles&quot;)" office:value-type="string" office:string-value="PHOTO BOOTH ON-THE-GO Los Angeles" calcext:value-type="string">
            <text:p>PHOTO BOOTH ON-THE-GO Los Angeles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pub</text:p>
          </table:table-cell>
          <table:table-cell table:style-name="ce2" office:value-type="string" calcext:value-type="string">
            <text:p>PHOTO BOOTH ON-THE-GO Los Angeles pub</text:p>
          </table:table-cell>
          <table:table-cell/>
          <table:table-cell table:style-name="ce4" office:value-type="string" calcext:value-type="string">
            <text:p><text:a xlink:href="https://docs.google.com/document/d/1TmDMexwhnu_bZKQ9zWxItvffu-JM27xHZXu9arNLuE0/pub" xlink:type="simple">https://docs.google.com/document/d/1TmDMexwhnu_bZKQ9zWxItvffu-JM27xHZXu9arNLuE0/pub</text:a></text:p>
          </table:table-cell>
          <table:table-cell table:style-name="ce5" table:formula="of:=HYPERLINK(&quot;https://docs.google.com/document/d/1TmDMexwhnu_bZKQ9zWxItvffu-JM27xHZXu9arNLuE0/edit?usp=sharing&quot;;&quot;PHOTO BOOTH ON-THE-GO Los Angeles&quot;)" office:value-type="string" office:string-value="PHOTO BOOTH ON-THE-GO Los Angeles" calcext:value-type="string">
            <text:p>PHOTO BOOTH ON-THE-GO Los Angeles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view</text:p>
          </table:table-cell>
          <table:table-cell table:style-name="ce2" office:value-type="string" calcext:value-type="string">
            <text:p>PHOTO BOOTH ON-THE-GO Los Angeles view</text:p>
          </table:table-cell>
          <table:table-cell/>
          <table:table-cell table:style-name="ce4" office:value-type="string" calcext:value-type="string">
            <text:p><text:a xlink:href="https://docs.google.com/document/d/1TmDMexwhnu_bZKQ9zWxItvffu-JM27xHZXu9arNLuE0/view" xlink:type="simple">https://docs.google.com/document/d/1TmDMexwhnu_bZKQ9zWxItvffu-JM27xHZXu9arNLuE0/view</text:a></text:p>
          </table:table-cell>
          <table:table-cell table:style-name="ce5" table:formula="of:=HYPERLINK(&quot;https://docs.google.com/document/d/1TmDMexwhnu_bZKQ9zWxItvffu-JM27xHZXu9arNLuE0/edit?usp=sharing&quot;;&quot;PHOTO BOOTH ON-THE-GO Los Angeles&quot;)" office:value-type="string" office:string-value="PHOTO BOOTH ON-THE-GO Los Angeles" calcext:value-type="string">
            <text:p>PHOTO BOOTH ON-THE-GO Los Angeles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</text:p>
          </table:table-cell>
          <table:table-cell table:style-name="ce2" office:value-type="string" calcext:value-type="string">
            <text:p>Hire a roaming photo booth Los Angeles</text:p>
          </table:table-cell>
          <table:table-cell/>
          <table:table-cell table:style-name="ce4" office:value-type="string" calcext:value-type="string">
            <text:p><text:a xlink:href="https://docs.google.com/document/d/1nwQf7rjkGBuJE1KU7pwtWRAOg-ts1ZHKEdJGcqg3czM/edit?usp=sharing" xlink:type="simple">https://docs.google.com/document/d/1nwQf7rjkGBuJE1KU7pwtWRAOg-ts1ZHKEdJGcqg3czM/edit?usp=sharing</text:a></text:p>
          </table:table-cell>
          <table:table-cell table:style-name="ce5" table:formula="of:=HYPERLINK(&quot;https://docs.google.com/document/d/1nwQf7rjkGBuJE1KU7pwtWRAOg-ts1ZHKEdJGcqg3czM/edit?usp=sharing&quot;;&quot;Hire a roaming photo booth Los Angeles&quot;)" office:value-type="string" office:string-value="Hire a roaming photo booth Los Angeles" calcext:value-type="string">
            <text:p>Hire a roaming photo booth Los Angeles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pub</text:p>
          </table:table-cell>
          <table:table-cell table:style-name="ce2" office:value-type="string" calcext:value-type="string">
            <text:p>Hire a roaming photo booth Los Angeles pub</text:p>
          </table:table-cell>
          <table:table-cell/>
          <table:table-cell table:style-name="ce4" office:value-type="string" calcext:value-type="string">
            <text:p><text:a xlink:href="https://docs.google.com/document/d/1nwQf7rjkGBuJE1KU7pwtWRAOg-ts1ZHKEdJGcqg3czM/pub" xlink:type="simple">https://docs.google.com/document/d/1nwQf7rjkGBuJE1KU7pwtWRAOg-ts1ZHKEdJGcqg3czM/pub</text:a></text:p>
          </table:table-cell>
          <table:table-cell table:style-name="ce5" table:formula="of:=HYPERLINK(&quot;https://docs.google.com/document/d/1nwQf7rjkGBuJE1KU7pwtWRAOg-ts1ZHKEdJGcqg3czM/edit?usp=sharing&quot;;&quot;Hire a roaming photo booth Los Angeles&quot;)" office:value-type="string" office:string-value="Hire a roaming photo booth Los Angeles" calcext:value-type="string">
            <text:p>Hire a roaming photo booth Los Angeles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view</text:p>
          </table:table-cell>
          <table:table-cell table:style-name="ce2" office:value-type="string" calcext:value-type="string">
            <text:p>Hire a roaming photo booth Los Angeles view</text:p>
          </table:table-cell>
          <table:table-cell/>
          <table:table-cell table:style-name="ce4" office:value-type="string" calcext:value-type="string">
            <text:p><text:a xlink:href="https://docs.google.com/document/d/1nwQf7rjkGBuJE1KU7pwtWRAOg-ts1ZHKEdJGcqg3czM/view" xlink:type="simple">https://docs.google.com/document/d/1nwQf7rjkGBuJE1KU7pwtWRAOg-ts1ZHKEdJGcqg3czM/view</text:a></text:p>
          </table:table-cell>
          <table:table-cell table:style-name="ce5" table:formula="of:=HYPERLINK(&quot;https://docs.google.com/document/d/1nwQf7rjkGBuJE1KU7pwtWRAOg-ts1ZHKEdJGcqg3czM/edit?usp=sharing&quot;;&quot;Hire a roaming photo booth Los Angeles&quot;)" office:value-type="string" office:string-value="Hire a roaming photo booth Los Angeles" calcext:value-type="string">
            <text:p>Hire a roaming photo booth Los Angeles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Roaming Photo Booth for Rental Los Angeles</text:p>
          </table:table-cell>
          <table:table-cell/>
          <table:table-cell table:style-name="ce4" office:value-type="string" calcext:value-type="string">
            <text:p><text:a xlink:href="https://sites.google.com/view/photo-booth-rentals-hollywood-/homeeverlyhills/home" xlink:type="simple">https://sites.google.com/view/photo-booth-rentals-hollywood-/homeeverlyhills/home</text:a></text:p>
          </table:table-cell>
          <table:table-cell table:style-name="ce5" table:formula="of:=HYPERLINK(&quot;https://sites.google.com/view/photo-booth-rentals-hollywood-/homeeverlyhills/home&quot;;&quot;Roaming Photo Booth for Rental Los Angeles&quot;)" office:value-type="string" office:string-value="Roaming Photo Booth for Rental Los Angeles" calcext:value-type="string">
            <text:p>Roaming Photo Booth for Rental Los Angeles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Roaming Photo Booth for Rental Los Angeles</text:p>
          </table:table-cell>
          <table:table-cell/>
          <table:table-cell table:style-name="ce4" office:value-type="string" calcext:value-type="string">
            <text:p><text:a xlink:href="https://sites.google.com/view/photoboothrentalslakeforest/home" xlink:type="simple">https://sites.google.com/view/photoboothrentalslakeforest/home</text:a></text:p>
          </table:table-cell>
          <table:table-cell table:style-name="ce5" table:formula="of:=HYPERLINK(&quot;https://sites.google.com/view/photoboothrentalslakeforest/home&quot;;&quot;Roaming Photo Booth for Rental Los Angeles&quot;)" office:value-type="string" office:string-value="Roaming Photo Booth for Rental Los Angeles" calcext:value-type="string">
            <text:p>Roaming Photo Booth for Rental Los Angeles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Roaming Photo Booth for Rental Los Angeles</text:p>
          </table:table-cell>
          <table:table-cell/>
          <table:table-cell table:style-name="ce4" office:value-type="string" calcext:value-type="string">
            <text:p><text:a xlink:href="https://sites.google.com/view/newportbeachphotoboothrentals/home" xlink:type="simple">https://sites.google.com/view/newportbeachphotoboothrentals/home</text:a></text:p>
          </table:table-cell>
          <table:table-cell table:style-name="ce5" table:formula="of:=HYPERLINK(&quot;https://sites.google.com/view/newportbeachphotoboothrentals/home&quot;;&quot;Roaming Photo Booth for Rental Los Angeles&quot;)" office:value-type="string" office:string-value="Roaming Photo Booth for Rental Los Angeles" calcext:value-type="string">
            <text:p>Roaming Photo Booth for Rental Los Angeles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Roaming Photo Booth for Rental Los Angeles</text:p>
          </table:table-cell>
          <table:table-cell/>
          <table:table-cell table:style-name="ce4" office:value-type="string" calcext:value-type="string">
            <text:p><text:a xlink:href="https://sites.google.com/view/360videoboothrentallakeforest/video-booth-rental-in-lake-forest" xlink:type="simple">https://sites.google.com/view/360videoboothrentallakeforest/video-booth-rental-in-lake-forest</text:a></text:p>
          </table:table-cell>
          <table:table-cell table:style-name="ce5" table:formula="of:=HYPERLINK(&quot;https://sites.google.com/view/360videoboothrentallakeforest/video-booth-rental-in-lake-forest&quot;;&quot;Roaming Photo Booth for Rental Los Angeles&quot;)" office:value-type="string" office:string-value="Roaming Photo Booth for Rental Los Angeles" calcext:value-type="string">
            <text:p>Roaming Photo Booth for Rental Los Angeles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Roaming Photo Booth for Rental Los Angeles</text:p>
          </table:table-cell>
          <table:table-cell/>
          <table:table-cell table:style-name="ce4" office:value-type="string" calcext:value-type="string">
            <text:p><text:a xlink:href="https://sites.google.com/view/360-photo-booth-rental-tustin/home" xlink:type="simple">https://sites.google.com/view/360-photo-booth-rental-tustin/home</text:a></text:p>
          </table:table-cell>
          <table:table-cell table:style-name="ce5" table:formula="of:=HYPERLINK(&quot;https://sites.google.com/view/360-photo-booth-rental-tustin/home&quot;;&quot;Roaming Photo Booth for Rental Los Angeles&quot;)" office:value-type="string" office:string-value="Roaming Photo Booth for Rental Los Angeles" calcext:value-type="string">
            <text:p>Roaming Photo Booth for Rental Los Angeles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</text:p>
          </table:table-cell>
          <table:table-cell table:style-name="ce2" office:value-type="string" calcext:value-type="string">
            <text:p>Fully Mobile Roaming Photo Booth Rental Los Angeles</text:p>
          </table:table-cell>
          <table:table-cell/>
          <table:table-cell table:style-name="ce4" office:value-type="string" calcext:value-type="string">
            <text:p><text:a xlink:href="https://docs.google.com/document/d/1mM6o51r0f8JNOntENlRj7wIBRFL4ohL5b3aKhLhJXVs/edit?usp=sharing" xlink:type="simple">https://docs.google.com/document/d/1mM6o51r0f8JNOntENlRj7wIBRFL4ohL5b3aKhLhJXVs/edit?usp=sharing</text:a></text:p>
          </table:table-cell>
          <table:table-cell table:style-name="ce5" table:formula="of:=HYPERLINK(&quot;https://docs.google.com/document/d/1mM6o51r0f8JNOntENlRj7wIBRFL4ohL5b3aKhLhJXVs/edit?usp=sharing&quot;;&quot;Fully Mobile Roaming Photo Booth Rental Los Angeles&quot;)" office:value-type="string" office:string-value="Fully Mobile Roaming Photo Booth Rental Los Angeles" calcext:value-type="string">
            <text:p>Fully Mobile Roaming Photo Booth Rental Los Angeles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pub</text:p>
          </table:table-cell>
          <table:table-cell table:style-name="ce2" office:value-type="string" calcext:value-type="string">
            <text:p>Fully Mobile Roaming Photo Booth Rental Los Angeles pub</text:p>
          </table:table-cell>
          <table:table-cell/>
          <table:table-cell table:style-name="ce4" office:value-type="string" calcext:value-type="string">
            <text:p><text:a xlink:href="https://docs.google.com/document/d/1mM6o51r0f8JNOntENlRj7wIBRFL4ohL5b3aKhLhJXVs/pub" xlink:type="simple">https://docs.google.com/document/d/1mM6o51r0f8JNOntENlRj7wIBRFL4ohL5b3aKhLhJXVs/pub</text:a></text:p>
          </table:table-cell>
          <table:table-cell table:style-name="ce5" table:formula="of:=HYPERLINK(&quot;https://docs.google.com/document/d/1mM6o51r0f8JNOntENlRj7wIBRFL4ohL5b3aKhLhJXVs/edit?usp=sharing&quot;;&quot;Fully Mobile Roaming Photo Booth Rental Los Angeles&quot;)" office:value-type="string" office:string-value="Fully Mobile Roaming Photo Booth Rental Los Angeles" calcext:value-type="string">
            <text:p>Fully Mobile Roaming Photo Booth Rental Los Angeles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view</text:p>
          </table:table-cell>
          <table:table-cell table:style-name="ce2" office:value-type="string" calcext:value-type="string">
            <text:p>Fully Mobile Roaming Photo Booth Rental Los Angeles view</text:p>
          </table:table-cell>
          <table:table-cell/>
          <table:table-cell table:style-name="ce4" office:value-type="string" calcext:value-type="string">
            <text:p><text:a xlink:href="https://docs.google.com/document/d/1mM6o51r0f8JNOntENlRj7wIBRFL4ohL5b3aKhLhJXVs/view" xlink:type="simple">https://docs.google.com/document/d/1mM6o51r0f8JNOntENlRj7wIBRFL4ohL5b3aKhLhJXVs/view</text:a></text:p>
          </table:table-cell>
          <table:table-cell table:style-name="ce5" table:formula="of:=HYPERLINK(&quot;https://docs.google.com/document/d/1mM6o51r0f8JNOntENlRj7wIBRFL4ohL5b3aKhLhJXVs/edit?usp=sharing&quot;;&quot;Fully Mobile Roaming Photo Booth Rental Los Angeles&quot;)" office:value-type="string" office:string-value="Fully Mobile Roaming Photo Booth Rental Los Angeles" calcext:value-type="string">
            <text:p>Fully Mobile Roaming Photo Booth Rental Los Angeles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</text:p>
          </table:table-cell>
          <table:table-cell table:style-name="ce2" office:value-type="string" calcext:value-type="string">
            <text:p>Hire a roaming photo booth Los Angeles</text:p>
          </table:table-cell>
          <table:table-cell/>
          <table:table-cell table:style-name="ce4" office:value-type="string" calcext:value-type="string">
            <text:p><text:a xlink:href="https://docs.google.com/document/d/1lrCh45j6-v-FgtJSMugp6CXx8UpFEBk2ENYuMrIfNBc/edit?usp=sharing" xlink:type="simple">https://docs.google.com/document/d/1lrCh45j6-v-FgtJSMugp6CXx8UpFEBk2ENYuMrIfNBc/edit?usp=sharing</text:a></text:p>
          </table:table-cell>
          <table:table-cell table:style-name="ce5" table:formula="of:=HYPERLINK(&quot;https://docs.google.com/document/d/1lrCh45j6-v-FgtJSMugp6CXx8UpFEBk2ENYuMrIfNBc/edit?usp=sharing&quot;;&quot;Hire a roaming photo booth Los Angeles&quot;)" office:value-type="string" office:string-value="Hire a roaming photo booth Los Angeles" calcext:value-type="string">
            <text:p>Hire a roaming photo booth Los Angeles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pub</text:p>
          </table:table-cell>
          <table:table-cell table:style-name="ce2" office:value-type="string" calcext:value-type="string">
            <text:p>Hire a roaming photo booth Los Angeles pub</text:p>
          </table:table-cell>
          <table:table-cell/>
          <table:table-cell table:style-name="ce4" office:value-type="string" calcext:value-type="string">
            <text:p><text:a xlink:href="https://docs.google.com/document/d/1lrCh45j6-v-FgtJSMugp6CXx8UpFEBk2ENYuMrIfNBc/pub" xlink:type="simple">https://docs.google.com/document/d/1lrCh45j6-v-FgtJSMugp6CXx8UpFEBk2ENYuMrIfNBc/pub</text:a></text:p>
          </table:table-cell>
          <table:table-cell table:style-name="ce5" table:formula="of:=HYPERLINK(&quot;https://docs.google.com/document/d/1lrCh45j6-v-FgtJSMugp6CXx8UpFEBk2ENYuMrIfNBc/edit?usp=sharing&quot;;&quot;Hire a roaming photo booth Los Angeles&quot;)" office:value-type="string" office:string-value="Hire a roaming photo booth Los Angeles" calcext:value-type="string">
            <text:p>Hire a roaming photo booth Los Angeles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view</text:p>
          </table:table-cell>
          <table:table-cell table:style-name="ce2" office:value-type="string" calcext:value-type="string">
            <text:p>Hire a roaming photo booth Los Angeles view</text:p>
          </table:table-cell>
          <table:table-cell/>
          <table:table-cell table:style-name="ce4" office:value-type="string" calcext:value-type="string">
            <text:p><text:a xlink:href="https://docs.google.com/document/d/1lrCh45j6-v-FgtJSMugp6CXx8UpFEBk2ENYuMrIfNBc/view" xlink:type="simple">https://docs.google.com/document/d/1lrCh45j6-v-FgtJSMugp6CXx8UpFEBk2ENYuMrIfNBc/view</text:a></text:p>
          </table:table-cell>
          <table:table-cell table:style-name="ce5" table:formula="of:=HYPERLINK(&quot;https://docs.google.com/document/d/1lrCh45j6-v-FgtJSMugp6CXx8UpFEBk2ENYuMrIfNBc/edit?usp=sharing&quot;;&quot;Hire a roaming photo booth Los Angeles&quot;)" office:value-type="string" office:string-value="Hire a roaming photo booth Los Angeles" calcext:value-type="string">
            <text:p>Hire a roaming photo booth Los Angeles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</text:p>
          </table:table-cell>
          <table:table-cell table:style-name="ce2" office:value-type="string" calcext:value-type="string">
            <text:p>Roaming Photo Booths rental Los Angeles</text:p>
          </table:table-cell>
          <table:table-cell/>
          <table:table-cell table:style-name="ce4" office:value-type="string" calcext:value-type="string">
            <text:p><text:a xlink:href="https://docs.google.com/document/d/1iw2OD3yLPVAlnvn7d6rG2GDNtOalYQtmqCSeSDghZjM/edit?usp=sharing" xlink:type="simple">https://docs.google.com/document/d/1iw2OD3yLPVAlnvn7d6rG2GDNtOalYQtmqCSeSDghZjM/edit?usp=sharing</text:a></text:p>
          </table:table-cell>
          <table:table-cell table:style-name="ce5" table:formula="of:=HYPERLINK(&quot;https://docs.google.com/document/d/1iw2OD3yLPVAlnvn7d6rG2GDNtOalYQtmqCSeSDghZjM/edit?usp=sharing&quot;;&quot;Roaming Photo Booths rental Los Angeles&quot;)" office:value-type="string" office:string-value="Roaming Photo Booths rental Los Angeles" calcext:value-type="string">
            <text:p>Roaming Photo Booths rental Los Angeles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pub</text:p>
          </table:table-cell>
          <table:table-cell table:style-name="ce2" office:value-type="string" calcext:value-type="string">
            <text:p>Roaming Photo Booths rental Los Angeles pub</text:p>
          </table:table-cell>
          <table:table-cell/>
          <table:table-cell table:style-name="ce4" office:value-type="string" calcext:value-type="string">
            <text:p><text:a xlink:href="https://docs.google.com/document/d/1iw2OD3yLPVAlnvn7d6rG2GDNtOalYQtmqCSeSDghZjM/pub" xlink:type="simple">https://docs.google.com/document/d/1iw2OD3yLPVAlnvn7d6rG2GDNtOalYQtmqCSeSDghZjM/pub</text:a></text:p>
          </table:table-cell>
          <table:table-cell table:style-name="ce5" table:formula="of:=HYPERLINK(&quot;https://docs.google.com/document/d/1iw2OD3yLPVAlnvn7d6rG2GDNtOalYQtmqCSeSDghZjM/edit?usp=sharing&quot;;&quot;Roaming Photo Booths rental Los Angeles&quot;)" office:value-type="string" office:string-value="Roaming Photo Booths rental Los Angeles" calcext:value-type="string">
            <text:p>Roaming Photo Booths rental Los Angeles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view</text:p>
          </table:table-cell>
          <table:table-cell table:style-name="ce2" office:value-type="string" calcext:value-type="string">
            <text:p>Roaming Photo Booths rental Los Angeles view</text:p>
          </table:table-cell>
          <table:table-cell/>
          <table:table-cell table:style-name="ce4" office:value-type="string" calcext:value-type="string">
            <text:p><text:a xlink:href="https://docs.google.com/document/d/1iw2OD3yLPVAlnvn7d6rG2GDNtOalYQtmqCSeSDghZjM/view" xlink:type="simple">https://docs.google.com/document/d/1iw2OD3yLPVAlnvn7d6rG2GDNtOalYQtmqCSeSDghZjM/view</text:a></text:p>
          </table:table-cell>
          <table:table-cell table:style-name="ce5" table:formula="of:=HYPERLINK(&quot;https://docs.google.com/document/d/1iw2OD3yLPVAlnvn7d6rG2GDNtOalYQtmqCSeSDghZjM/edit?usp=sharing&quot;;&quot;Roaming Photo Booths rental Los Angeles&quot;)" office:value-type="string" office:string-value="Roaming Photo Booths rental Los Angeles" calcext:value-type="string">
            <text:p>Roaming Photo Booths rental Los Angeles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Roaming Photo Booth for Rental Los Angeles</text:p>
          </table:table-cell>
          <table:table-cell/>
          <table:table-cell table:style-name="ce4" office:value-type="string" calcext:value-type="string">
            <text:p><text:a xlink:href="https://sites.google.com/view/photo-booth-rentals-hollywood-/homeeverlyhills/home" xlink:type="simple">https://sites.google.com/view/photo-booth-rentals-hollywood-/homeeverlyhills/home</text:a></text:p>
          </table:table-cell>
          <table:table-cell table:style-name="ce5" table:formula="of:=HYPERLINK(&quot;https://sites.google.com/view/photo-booth-rentals-hollywood-/homeeverlyhills/home&quot;;&quot;Roaming Photo Booth for Rental Los Angeles&quot;)" office:value-type="string" office:string-value="Roaming Photo Booth for Rental Los Angeles" calcext:value-type="string">
            <text:p>Roaming Photo Booth for Rental Los Angeles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Roaming Photo Booth for Rental Los Angeles</text:p>
          </table:table-cell>
          <table:table-cell/>
          <table:table-cell table:style-name="ce4" office:value-type="string" calcext:value-type="string">
            <text:p><text:a xlink:href="https://sites.google.com/view/photoboothrentalslakeforest/home" xlink:type="simple">https://sites.google.com/view/photoboothrentalslakeforest/home</text:a></text:p>
          </table:table-cell>
          <table:table-cell table:style-name="ce5" table:formula="of:=HYPERLINK(&quot;https://sites.google.com/view/photoboothrentalslakeforest/home&quot;;&quot;Roaming Photo Booth for Rental Los Angeles&quot;)" office:value-type="string" office:string-value="Roaming Photo Booth for Rental Los Angeles" calcext:value-type="string">
            <text:p>Roaming Photo Booth for Rental Los Angeles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Roaming Photo Booth for Rental Los Angeles</text:p>
          </table:table-cell>
          <table:table-cell/>
          <table:table-cell table:style-name="ce4" office:value-type="string" calcext:value-type="string">
            <text:p><text:a xlink:href="https://sites.google.com/view/newportbeachphotoboothrentals/home" xlink:type="simple">https://sites.google.com/view/newportbeachphotoboothrentals/home</text:a></text:p>
          </table:table-cell>
          <table:table-cell table:style-name="ce5" table:formula="of:=HYPERLINK(&quot;https://sites.google.com/view/newportbeachphotoboothrentals/home&quot;;&quot;Roaming Photo Booth for Rental Los Angeles&quot;)" office:value-type="string" office:string-value="Roaming Photo Booth for Rental Los Angeles" calcext:value-type="string">
            <text:p>Roaming Photo Booth for Rental Los Angeles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Roaming Photo Booth for Rental Los Angeles</text:p>
          </table:table-cell>
          <table:table-cell/>
          <table:table-cell table:style-name="ce4" office:value-type="string" calcext:value-type="string">
            <text:p><text:a xlink:href="https://sites.google.com/view/360videoboothrentallakeforest/video-booth-rental-in-lake-forest" xlink:type="simple">https://sites.google.com/view/360videoboothrentallakeforest/video-booth-rental-in-lake-forest</text:a></text:p>
          </table:table-cell>
          <table:table-cell table:style-name="ce5" table:formula="of:=HYPERLINK(&quot;https://sites.google.com/view/360videoboothrentallakeforest/video-booth-rental-in-lake-forest&quot;;&quot;Roaming Photo Booth for Rental Los Angeles&quot;)" office:value-type="string" office:string-value="Roaming Photo Booth for Rental Los Angeles" calcext:value-type="string">
            <text:p>Roaming Photo Booth for Rental Los Angeles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Roaming Photo Booth for Rental Los Angeles</text:p>
          </table:table-cell>
          <table:table-cell/>
          <table:table-cell table:style-name="ce4" office:value-type="string" calcext:value-type="string">
            <text:p><text:a xlink:href="https://sites.google.com/view/360-photo-booth-rental-tustin/home" xlink:type="simple">https://sites.google.com/view/360-photo-booth-rental-tustin/home</text:a></text:p>
          </table:table-cell>
          <table:table-cell table:style-name="ce5" table:formula="of:=HYPERLINK(&quot;https://sites.google.com/view/360-photo-booth-rental-tustin/home&quot;;&quot;Roaming Photo Booth for Rental Los Angeles&quot;)" office:value-type="string" office:string-value="Roaming Photo Booth for Rental Los Angeles" calcext:value-type="string">
            <text:p>Roaming Photo Booth for Rental Los Angeles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</text:p>
          </table:table-cell>
          <table:table-cell table:style-name="ce2" office:value-type="string" calcext:value-type="string">
            <text:p>Roaming Photo Booth Rental Los Angeles</text:p>
          </table:table-cell>
          <table:table-cell/>
          <table:table-cell table:style-name="ce4" office:value-type="string" calcext:value-type="string">
            <text:p><text:a xlink:href="https://docs.google.com/document/d/15KfTKpPSKATERfjIvlUvSWEsl7LeiCLydeZAK0Pg6SU/edit?usp=sharing" xlink:type="simple">https://docs.google.com/document/d/15KfTKpPSKATERfjIvlUvSWEsl7LeiCLydeZAK0Pg6SU/edit?usp=sharing</text:a></text:p>
          </table:table-cell>
          <table:table-cell table:style-name="ce5" table:formula="of:=HYPERLINK(&quot;https://docs.google.com/document/d/15KfTKpPSKATERfjIvlUvSWEsl7LeiCLydeZAK0Pg6SU/edit?usp=sharing&quot;;&quot;Roaming Photo Booth Rental Los Angeles&quot;)" office:value-type="string" office:string-value="Roaming Photo Booth Rental Los Angeles" calcext:value-type="string">
            <text:p>Roaming Photo Booth Rental Los Angeles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pub</text:p>
          </table:table-cell>
          <table:table-cell table:style-name="ce2" office:value-type="string" calcext:value-type="string">
            <text:p>Roaming Photo Booth Rental Los Angeles pub</text:p>
          </table:table-cell>
          <table:table-cell/>
          <table:table-cell table:style-name="ce4" office:value-type="string" calcext:value-type="string">
            <text:p><text:a xlink:href="https://docs.google.com/document/d/15KfTKpPSKATERfjIvlUvSWEsl7LeiCLydeZAK0Pg6SU/pub" xlink:type="simple">https://docs.google.com/document/d/15KfTKpPSKATERfjIvlUvSWEsl7LeiCLydeZAK0Pg6SU/pub</text:a></text:p>
          </table:table-cell>
          <table:table-cell table:style-name="ce5" table:formula="of:=HYPERLINK(&quot;https://docs.google.com/document/d/15KfTKpPSKATERfjIvlUvSWEsl7LeiCLydeZAK0Pg6SU/edit?usp=sharing&quot;;&quot;Roaming Photo Booth Rental Los Angeles&quot;)" office:value-type="string" office:string-value="Roaming Photo Booth Rental Los Angeles" calcext:value-type="string">
            <text:p>Roaming Photo Booth Rental Los Angeles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view</text:p>
          </table:table-cell>
          <table:table-cell table:style-name="ce2" office:value-type="string" calcext:value-type="string">
            <text:p>Roaming Photo Booth Rental Los Angeles view</text:p>
          </table:table-cell>
          <table:table-cell/>
          <table:table-cell table:style-name="ce4" office:value-type="string" calcext:value-type="string">
            <text:p><text:a xlink:href="https://docs.google.com/document/d/15KfTKpPSKATERfjIvlUvSWEsl7LeiCLydeZAK0Pg6SU/view" xlink:type="simple">https://docs.google.com/document/d/15KfTKpPSKATERfjIvlUvSWEsl7LeiCLydeZAK0Pg6SU/view</text:a></text:p>
          </table:table-cell>
          <table:table-cell table:style-name="ce5" table:formula="of:=HYPERLINK(&quot;https://docs.google.com/document/d/15KfTKpPSKATERfjIvlUvSWEsl7LeiCLydeZAK0Pg6SU/edit?usp=sharing&quot;;&quot;Roaming Photo Booth Rental Los Angeles&quot;)" office:value-type="string" office:string-value="Roaming Photo Booth Rental Los Angeles" calcext:value-type="string">
            <text:p>Roaming Photo Booth Rental Los Angeles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Roaming Photo Booth for Rental Los Angeles</text:p>
          </table:table-cell>
          <table:table-cell/>
          <table:table-cell table:style-name="ce4" office:value-type="string" calcext:value-type="string">
            <text:p><text:a xlink:href="https://sites.google.com/view/photo-booth-rentals-hollywood-/homeeverlyhills/home" xlink:type="simple">https://sites.google.com/view/photo-booth-rentals-hollywood-/homeeverlyhills/home</text:a></text:p>
          </table:table-cell>
          <table:table-cell table:style-name="ce5" table:formula="of:=HYPERLINK(&quot;https://sites.google.com/view/photo-booth-rentals-hollywood-/homeeverlyhills/home&quot;;&quot;Roaming Photo Booth for Rental Los Angeles&quot;)" office:value-type="string" office:string-value="Roaming Photo Booth for Rental Los Angeles" calcext:value-type="string">
            <text:p>Roaming Photo Booth for Rental Los Angeles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Roaming Photo Booth for Rental Los Angeles</text:p>
          </table:table-cell>
          <table:table-cell/>
          <table:table-cell table:style-name="ce4" office:value-type="string" calcext:value-type="string">
            <text:p><text:a xlink:href="https://sites.google.com/view/photoboothrentalslakeforest/home" xlink:type="simple">https://sites.google.com/view/photoboothrentalslakeforest/home</text:a></text:p>
          </table:table-cell>
          <table:table-cell table:style-name="ce5" table:formula="of:=HYPERLINK(&quot;https://sites.google.com/view/photoboothrentalslakeforest/home&quot;;&quot;Roaming Photo Booth for Rental Los Angeles&quot;)" office:value-type="string" office:string-value="Roaming Photo Booth for Rental Los Angeles" calcext:value-type="string">
            <text:p>Roaming Photo Booth for Rental Los Angeles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Roaming Photo Booth for Rental Los Angeles</text:p>
          </table:table-cell>
          <table:table-cell/>
          <table:table-cell table:style-name="ce4" office:value-type="string" calcext:value-type="string">
            <text:p><text:a xlink:href="https://sites.google.com/view/newportbeachphotoboothrentals/home" xlink:type="simple">https://sites.google.com/view/newportbeachphotoboothrentals/home</text:a></text:p>
          </table:table-cell>
          <table:table-cell table:style-name="ce5" table:formula="of:=HYPERLINK(&quot;https://sites.google.com/view/newportbeachphotoboothrentals/home&quot;;&quot;Roaming Photo Booth for Rental Los Angeles&quot;)" office:value-type="string" office:string-value="Roaming Photo Booth for Rental Los Angeles" calcext:value-type="string">
            <text:p>Roaming Photo Booth for Rental Los Angeles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Roaming Photo Booth for Rental Los Angeles</text:p>
          </table:table-cell>
          <table:table-cell/>
          <table:table-cell table:style-name="ce4" office:value-type="string" calcext:value-type="string">
            <text:p><text:a xlink:href="https://sites.google.com/view/360videoboothrentallakeforest/video-booth-rental-in-lake-forest" xlink:type="simple">https://sites.google.com/view/360videoboothrentallakeforest/video-booth-rental-in-lake-forest</text:a></text:p>
          </table:table-cell>
          <table:table-cell table:style-name="ce5" table:formula="of:=HYPERLINK(&quot;https://sites.google.com/view/360videoboothrentallakeforest/video-booth-rental-in-lake-forest&quot;;&quot;Roaming Photo Booth for Rental Los Angeles&quot;)" office:value-type="string" office:string-value="Roaming Photo Booth for Rental Los Angeles" calcext:value-type="string">
            <text:p>Roaming Photo Booth for Rental Los Angeles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Roaming Photo Booth for Rental Los Angeles</text:p>
          </table:table-cell>
          <table:table-cell/>
          <table:table-cell table:style-name="ce4" office:value-type="string" calcext:value-type="string">
            <text:p><text:a xlink:href="https://sites.google.com/view/360-photo-booth-rental-tustin/home" xlink:type="simple">https://sites.google.com/view/360-photo-booth-rental-tustin/home</text:a></text:p>
          </table:table-cell>
          <table:table-cell table:style-name="ce5" table:formula="of:=HYPERLINK(&quot;https://sites.google.com/view/360-photo-booth-rental-tustin/home&quot;;&quot;Roaming Photo Booth for Rental Los Angeles&quot;)" office:value-type="string" office:string-value="Roaming Photo Booth for Rental Los Angeles" calcext:value-type="string">
            <text:p>Roaming Photo Booth for Rental Los Angeles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omment</text:p>
          </table:table-cell>
          <table:table-cell table:style-name="ce2" office:value-type="string" calcext:value-type="string">
            <text:p>spreadsheet</text:p>
          </table:table-cell>
          <table:table-cell table:style-name="ce3" table:formula="of:=HYPERLINK(&quot;https://docs.google.com/spreadsheets/d/1JGgP616OTN91e5tez-6nNKuSNRgUQCPYyu05rWr-h6A/edit?disco=AAABR1PKRDw&quot;; image(&quot;https://api.qrserver.com/v1/create-qr-code/?size=150x150&amp;data=https://docs.google.com/spreadsheets/d/1JGgP616OTN91e5tez-6nNKuSNRgUQCPYyu05rWr-h6A/edit?disco=AAABR1PKRDw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spreadsheets/d/1JGgP616OTN91e5tez-6nNKuSNRgUQCPYyu05rWr-h6A/edit?disco=AAABR1PKRDw" xlink:type="simple">https://docs.google.com/spreadsheets/d/1JGgP616OTN91e5tez-6nNKuSNRgUQCPYyu05rWr-h6A/edit?disco=AAABR1PKRDw</text:a></text:p>
          </table:table-cell>
          <table:table-cell table:style-name="ce5" table:formula="of:=HYPERLINK(&quot;https://docs.google.com/spreadsheets/d/1JGgP616OTN91e5tez-6nNKuSNRgUQCPYyu05rWr-h6A/edit?disco=AAABR1PKRDw&quot;; &quot;spreadsheet comment&quot;)" office:value-type="string" office:string-value="spreadsheet comment" calcext:value-type="string">
            <text:p>spreadsheet comment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omment</text:p>
          </table:table-cell>
          <table:table-cell table:style-name="ce2" office:value-type="string" calcext:value-type="string">
            <text:p>drawing</text:p>
          </table:table-cell>
          <table:table-cell table:style-name="ce3" table:formula="of:=HYPERLINK(&quot;https://docs.google.com/drawings/d/1hjaTcvcEgrcGS4sijX30MoFJ2gqzmXvKDDfI7RySVpY/edit?disco=AAABSXPmDOU&quot;; image(&quot;https://api.qrserver.com/v1/create-qr-code/?size=150x150&amp;data=https://docs.google.com/drawings/d/1hjaTcvcEgrcGS4sijX30MoFJ2gqzmXvKDDfI7RySVpY/edit?disco=AAABSXPmDOU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drawings/d/1hjaTcvcEgrcGS4sijX30MoFJ2gqzmXvKDDfI7RySVpY/edit?disco=AAABSXPmDOU" xlink:type="simple">https://docs.google.com/drawings/d/1hjaTcvcEgrcGS4sijX30MoFJ2gqzmXvKDDfI7RySVpY/edit?disco=AAABSXPmDOU</text:a></text:p>
          </table:table-cell>
          <table:table-cell table:style-name="ce5" table:formula="of:=HYPERLINK(&quot;https://docs.google.com/drawings/d/1hjaTcvcEgrcGS4sijX30MoFJ2gqzmXvKDDfI7RySVpY/edit?disco=AAABSXPmDOU&quot;; &quot;drawing comment&quot;)" office:value-type="string" office:string-value="drawing comment" calcext:value-type="string">
            <text:p>drawing comment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omment</text:p>
          </table:table-cell>
          <table:table-cell table:style-name="ce2" office:value-type="string" calcext:value-type="string">
            <text:p>document</text:p>
          </table:table-cell>
          <table:table-cell table:style-name="ce3" table:formula="of:=HYPERLINK(&quot;https://docs.google.com/document/d/15KfTKpPSKATERfjIvlUvSWEsl7LeiCLydeZAK0Pg6SU/edit?disco=AAABSWRLQcs&quot;; image(&quot;https://api.qrserver.com/v1/create-qr-code/?size=150x150&amp;data=https://docs.google.com/document/d/15KfTKpPSKATERfjIvlUvSWEsl7LeiCLydeZAK0Pg6SU/edit?disco=AAABSWRLQcs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document/d/15KfTKpPSKATERfjIvlUvSWEsl7LeiCLydeZAK0Pg6SU/edit?disco=AAABSWRLQcs" xlink:type="simple">https://docs.google.com/document/d/15KfTKpPSKATERfjIvlUvSWEsl7LeiCLydeZAK0Pg6SU/edit?disco=AAABSWRLQcs</text:a></text:p>
          </table:table-cell>
          <table:table-cell table:style-name="ce5" table:formula="of:=HYPERLINK(&quot;https://docs.google.com/document/d/15KfTKpPSKATERfjIvlUvSWEsl7LeiCLydeZAK0Pg6SU/edit?disco=AAABSWRLQcs&quot;; &quot;document comment&quot;)" office:value-type="string" office:string-value="document comment" calcext:value-type="string">
            <text:p>document comment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omment</text:p>
          </table:table-cell>
          <table:table-cell table:style-name="ce2" office:value-type="string" calcext:value-type="string">
            <text:p>document</text:p>
          </table:table-cell>
          <table:table-cell table:style-name="ce3" table:formula="of:=HYPERLINK(&quot;https://docs.google.com/document/d/1iw2OD3yLPVAlnvn7d6rG2GDNtOalYQtmqCSeSDghZjM/edit?disco=AAABSQXR-Kc&quot;; image(&quot;https://api.qrserver.com/v1/create-qr-code/?size=150x150&amp;data=https://docs.google.com/document/d/1iw2OD3yLPVAlnvn7d6rG2GDNtOalYQtmqCSeSDghZjM/edit?disco=AAABSQXR-Kc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document/d/1iw2OD3yLPVAlnvn7d6rG2GDNtOalYQtmqCSeSDghZjM/edit?disco=AAABSQXR-Kc" xlink:type="simple">https://docs.google.com/document/d/1iw2OD3yLPVAlnvn7d6rG2GDNtOalYQtmqCSeSDghZjM/edit?disco=AAABSQXR-Kc</text:a></text:p>
          </table:table-cell>
          <table:table-cell table:style-name="ce5" table:formula="of:=HYPERLINK(&quot;https://docs.google.com/document/d/1iw2OD3yLPVAlnvn7d6rG2GDNtOalYQtmqCSeSDghZjM/edit?disco=AAABSQXR-Kc&quot;; &quot;document comment&quot;)" office:value-type="string" office:string-value="document comment" calcext:value-type="string">
            <text:p>document comment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omment</text:p>
          </table:table-cell>
          <table:table-cell table:style-name="ce2" office:value-type="string" calcext:value-type="string">
            <text:p>document</text:p>
          </table:table-cell>
          <table:table-cell table:style-name="ce3" table:formula="of:=HYPERLINK(&quot;https://docs.google.com/document/d/1lrCh45j6-v-FgtJSMugp6CXx8UpFEBk2ENYuMrIfNBc/edit?disco=AAABSQEBpS0&quot;; image(&quot;https://api.qrserver.com/v1/create-qr-code/?size=150x150&amp;data=https://docs.google.com/document/d/1lrCh45j6-v-FgtJSMugp6CXx8UpFEBk2ENYuMrIfNBc/edit?disco=AAABSQEBpS0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document/d/1lrCh45j6-v-FgtJSMugp6CXx8UpFEBk2ENYuMrIfNBc/edit?disco=AAABSQEBpS0" xlink:type="simple">https://docs.google.com/document/d/1lrCh45j6-v-FgtJSMugp6CXx8UpFEBk2ENYuMrIfNBc/edit?disco=AAABSQEBpS0</text:a></text:p>
          </table:table-cell>
          <table:table-cell table:style-name="ce5" table:formula="of:=HYPERLINK(&quot;https://docs.google.com/document/d/1lrCh45j6-v-FgtJSMugp6CXx8UpFEBk2ENYuMrIfNBc/edit?disco=AAABSQEBpS0&quot;; &quot;document comment&quot;)" office:value-type="string" office:string-value="document comment" calcext:value-type="string">
            <text:p>document comment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omment</text:p>
          </table:table-cell>
          <table:table-cell table:style-name="ce2" office:value-type="string" calcext:value-type="string">
            <text:p>document</text:p>
          </table:table-cell>
          <table:table-cell table:style-name="ce3" table:formula="of:=HYPERLINK(&quot;https://docs.google.com/document/d/1mM6o51r0f8JNOntENlRj7wIBRFL4ohL5b3aKhLhJXVs/edit?disco=AAABSRSZZU4&quot;; image(&quot;https://api.qrserver.com/v1/create-qr-code/?size=150x150&amp;data=https://docs.google.com/document/d/1mM6o51r0f8JNOntENlRj7wIBRFL4ohL5b3aKhLhJXVs/edit?disco=AAABSRSZZU4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document/d/1mM6o51r0f8JNOntENlRj7wIBRFL4ohL5b3aKhLhJXVs/edit?disco=AAABSRSZZU4" xlink:type="simple">https://docs.google.com/document/d/1mM6o51r0f8JNOntENlRj7wIBRFL4ohL5b3aKhLhJXVs/edit?disco=AAABSRSZZU4</text:a></text:p>
          </table:table-cell>
          <table:table-cell table:style-name="ce5" table:formula="of:=HYPERLINK(&quot;https://docs.google.com/document/d/1mM6o51r0f8JNOntENlRj7wIBRFL4ohL5b3aKhLhJXVs/edit?disco=AAABSRSZZU4&quot;; &quot;document comment&quot;)" office:value-type="string" office:string-value="document comment" calcext:value-type="string">
            <text:p>document comment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omment</text:p>
          </table:table-cell>
          <table:table-cell table:style-name="ce2" office:value-type="string" calcext:value-type="string">
            <text:p>document</text:p>
          </table:table-cell>
          <table:table-cell table:style-name="ce3" table:formula="of:=HYPERLINK(&quot;https://docs.google.com/document/d/1nwQf7rjkGBuJE1KU7pwtWRAOg-ts1ZHKEdJGcqg3czM/edit?disco=AAABSRgqyDw&quot;; image(&quot;https://api.qrserver.com/v1/create-qr-code/?size=150x150&amp;data=https://docs.google.com/document/d/1nwQf7rjkGBuJE1KU7pwtWRAOg-ts1ZHKEdJGcqg3czM/edit?disco=AAABSRgqyDw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document/d/1nwQf7rjkGBuJE1KU7pwtWRAOg-ts1ZHKEdJGcqg3czM/edit?disco=AAABSRgqyDw" xlink:type="simple">https://docs.google.com/document/d/1nwQf7rjkGBuJE1KU7pwtWRAOg-ts1ZHKEdJGcqg3czM/edit?disco=AAABSRgqyDw</text:a></text:p>
          </table:table-cell>
          <table:table-cell table:style-name="ce5" table:formula="of:=HYPERLINK(&quot;https://docs.google.com/document/d/1nwQf7rjkGBuJE1KU7pwtWRAOg-ts1ZHKEdJGcqg3czM/edit?disco=AAABSRgqyDw&quot;; &quot;document comment&quot;)" office:value-type="string" office:string-value="document comment" calcext:value-type="string">
            <text:p>document comment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omment</text:p>
          </table:table-cell>
          <table:table-cell table:style-name="ce2" office:value-type="string" calcext:value-type="string">
            <text:p>document</text:p>
          </table:table-cell>
          <table:table-cell table:style-name="ce3" table:formula="of:=HYPERLINK(&quot;https://docs.google.com/document/d/1TmDMexwhnu_bZKQ9zWxItvffu-JM27xHZXu9arNLuE0/edit?disco=AAABOrsUNDE&quot;; image(&quot;https://api.qrserver.com/v1/create-qr-code/?size=150x150&amp;data=https://docs.google.com/document/d/1TmDMexwhnu_bZKQ9zWxItvffu-JM27xHZXu9arNLuE0/edit?disco=AAABOrsUNDE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document/d/1TmDMexwhnu_bZKQ9zWxItvffu-JM27xHZXu9arNLuE0/edit?disco=AAABOrsUNDE" xlink:type="simple">https://docs.google.com/document/d/1TmDMexwhnu_bZKQ9zWxItvffu-JM27xHZXu9arNLuE0/edit?disco=AAABOrsUNDE</text:a></text:p>
          </table:table-cell>
          <table:table-cell table:style-name="ce5" table:formula="of:=HYPERLINK(&quot;https://docs.google.com/document/d/1TmDMexwhnu_bZKQ9zWxItvffu-JM27xHZXu9arNLuE0/edit?disco=AAABOrsUNDE&quot;; &quot;document comment&quot;)" office:value-type="string" office:string-value="document comment" calcext:value-type="string">
            <text:p>document comment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omment</text:p>
          </table:table-cell>
          <table:table-cell table:style-name="ce2" office:value-type="string" calcext:value-type="string">
            <text:p>document</text:p>
          </table:table-cell>
          <table:table-cell table:style-name="ce3" table:formula="of:=HYPERLINK(&quot;https://docs.google.com/document/d/1VGZCuVzgTYsdICUbjvsOznnXyFOiHq05ZQw-VywFVCE/edit?disco=AAABRyvR364&quot;; image(&quot;https://api.qrserver.com/v1/create-qr-code/?size=150x150&amp;data=https://docs.google.com/document/d/1VGZCuVzgTYsdICUbjvsOznnXyFOiHq05ZQw-VywFVCE/edit?disco=AAABRyvR364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document/d/1VGZCuVzgTYsdICUbjvsOznnXyFOiHq05ZQw-VywFVCE/edit?disco=AAABRyvR364" xlink:type="simple">https://docs.google.com/document/d/1VGZCuVzgTYsdICUbjvsOznnXyFOiHq05ZQw-VywFVCE/edit?disco=AAABRyvR364</text:a></text:p>
          </table:table-cell>
          <table:table-cell table:style-name="ce5" table:formula="of:=HYPERLINK(&quot;https://docs.google.com/document/d/1VGZCuVzgTYsdICUbjvsOznnXyFOiHq05ZQw-VywFVCE/edit?disco=AAABRyvR364&quot;; &quot;document comment&quot;)" office:value-type="string" office:string-value="document comment" calcext:value-type="string">
            <text:p>document comment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omment</text:p>
          </table:table-cell>
          <table:table-cell table:style-name="ce2" office:value-type="string" calcext:value-type="string">
            <text:p>document</text:p>
          </table:table-cell>
          <table:table-cell table:style-name="ce3" table:formula="of:=HYPERLINK(&quot;https://docs.google.com/document/d/1HtoATf8SVXL5r8To5wcpa9kgKjeptT1Yy5XfrXNmrHo/edit?disco=AAABR2Ar5ao&quot;; image(&quot;https://api.qrserver.com/v1/create-qr-code/?size=150x150&amp;data=https://docs.google.com/document/d/1HtoATf8SVXL5r8To5wcpa9kgKjeptT1Yy5XfrXNmrHo/edit?disco=AAABR2Ar5ao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document/d/1HtoATf8SVXL5r8To5wcpa9kgKjeptT1Yy5XfrXNmrHo/edit?disco=AAABR2Ar5ao" xlink:type="simple">https://docs.google.com/document/d/1HtoATf8SVXL5r8To5wcpa9kgKjeptT1Yy5XfrXNmrHo/edit?disco=AAABR2Ar5ao</text:a></text:p>
          </table:table-cell>
          <table:table-cell table:style-name="ce5" table:formula="of:=HYPERLINK(&quot;https://docs.google.com/document/d/1HtoATf8SVXL5r8To5wcpa9kgKjeptT1Yy5XfrXNmrHo/edit?disco=AAABR2Ar5ao&quot;; &quot;document comment&quot;)" office:value-type="string" office:string-value="document comment" calcext:value-type="string">
            <text:p>document comment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omment</text:p>
          </table:table-cell>
          <table:table-cell table:style-name="ce2" office:value-type="string" calcext:value-type="string">
            <text:p>document</text:p>
          </table:table-cell>
          <table:table-cell table:style-name="ce3" table:formula="of:=HYPERLINK(&quot;https://docs.google.com/document/d/1dhq_AYQeLwrKPUo1u5bUzDdUAhLlAkOHl1SM0Cwttk0/edit?disco=AAABRzNXYx8&quot;; image(&quot;https://api.qrserver.com/v1/create-qr-code/?size=150x150&amp;data=https://docs.google.com/document/d/1dhq_AYQeLwrKPUo1u5bUzDdUAhLlAkOHl1SM0Cwttk0/edit?disco=AAABRzNXYx8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document/d/1dhq_AYQeLwrKPUo1u5bUzDdUAhLlAkOHl1SM0Cwttk0/edit?disco=AAABRzNXYx8" xlink:type="simple">https://docs.google.com/document/d/1dhq_AYQeLwrKPUo1u5bUzDdUAhLlAkOHl1SM0Cwttk0/edit?disco=AAABRzNXYx8</text:a></text:p>
          </table:table-cell>
          <table:table-cell table:style-name="ce5" table:formula="of:=HYPERLINK(&quot;https://docs.google.com/document/d/1dhq_AYQeLwrKPUo1u5bUzDdUAhLlAkOHl1SM0Cwttk0/edit?disco=AAABRzNXYx8&quot;; &quot;document comment&quot;)" office:value-type="string" office:string-value="document comment" calcext:value-type="string">
            <text:p>document comment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omment</text:p>
          </table:table-cell>
          <table:table-cell table:style-name="ce2" office:value-type="string" calcext:value-type="string">
            <text:p>document</text:p>
          </table:table-cell>
          <table:table-cell table:style-name="ce3" table:formula="of:=HYPERLINK(&quot;https://docs.google.com/document/d/1HvaWeeci-3gd6XGmlt7IPxbDnMvMb-wy0zcaKbtQzUk/edit?disco=AAABSWvjK8w&quot;; image(&quot;https://api.qrserver.com/v1/create-qr-code/?size=150x150&amp;data=https://docs.google.com/document/d/1HvaWeeci-3gd6XGmlt7IPxbDnMvMb-wy0zcaKbtQzUk/edit?disco=AAABSWvjK8w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document/d/1HvaWeeci-3gd6XGmlt7IPxbDnMvMb-wy0zcaKbtQzUk/edit?disco=AAABSWvjK8w" xlink:type="simple">https://docs.google.com/document/d/1HvaWeeci-3gd6XGmlt7IPxbDnMvMb-wy0zcaKbtQzUk/edit?disco=AAABSWvjK8w</text:a></text:p>
          </table:table-cell>
          <table:table-cell table:style-name="ce5" table:formula="of:=HYPERLINK(&quot;https://docs.google.com/document/d/1HvaWeeci-3gd6XGmlt7IPxbDnMvMb-wy0zcaKbtQzUk/edit?disco=AAABSWvjK8w&quot;; &quot;document comment&quot;)" office:value-type="string" office:string-value="document comment" calcext:value-type="string">
            <text:p>document comment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omment</text:p>
          </table:table-cell>
          <table:table-cell table:style-name="ce2" office:value-type="string" calcext:value-type="string">
            <text:p>document</text:p>
          </table:table-cell>
          <table:table-cell table:style-name="ce3" table:formula="of:=HYPERLINK(&quot;https://docs.google.com/document/d/1vsdffdBQM_8oxeVzNRXr40uB9d8ilZlOyQU6VLCDevw/edit?disco=AAABSQULYvc&quot;; image(&quot;https://api.qrserver.com/v1/create-qr-code/?size=150x150&amp;data=https://docs.google.com/document/d/1vsdffdBQM_8oxeVzNRXr40uB9d8ilZlOyQU6VLCDevw/edit?disco=AAABSQULYvc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document/d/1vsdffdBQM_8oxeVzNRXr40uB9d8ilZlOyQU6VLCDevw/edit?disco=AAABSQULYvc" xlink:type="simple">https://docs.google.com/document/d/1vsdffdBQM_8oxeVzNRXr40uB9d8ilZlOyQU6VLCDevw/edit?disco=AAABSQULYvc</text:a></text:p>
          </table:table-cell>
          <table:table-cell table:style-name="ce5" table:formula="of:=HYPERLINK(&quot;https://docs.google.com/document/d/1vsdffdBQM_8oxeVzNRXr40uB9d8ilZlOyQU6VLCDevw/edit?disco=AAABSQULYvc&quot;; &quot;document comment&quot;)" office:value-type="string" office:string-value="document comment" calcext:value-type="string">
            <text:p>document comment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omment</text:p>
          </table:table-cell>
          <table:table-cell table:style-name="ce2" office:value-type="string" calcext:value-type="string">
            <text:p>document</text:p>
          </table:table-cell>
          <table:table-cell table:style-name="ce3" table:formula="of:=HYPERLINK(&quot;https://docs.google.com/document/d/1-TEa-CQVaanMbkG26RKt2jvVdX3YOPrdPTskAPguvik/edit?disco=AAABSQLU9-w&quot;; image(&quot;https://api.qrserver.com/v1/create-qr-code/?size=150x150&amp;data=https://docs.google.com/document/d/1-TEa-CQVaanMbkG26RKt2jvVdX3YOPrdPTskAPguvik/edit?disco=AAABSQLU9-w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document/d/1-TEa-CQVaanMbkG26RKt2jvVdX3YOPrdPTskAPguvik/edit?disco=AAABSQLU9-w" xlink:type="simple">https://docs.google.com/document/d/1-TEa-CQVaanMbkG26RKt2jvVdX3YOPrdPTskAPguvik/edit?disco=AAABSQLU9-w</text:a></text:p>
          </table:table-cell>
          <table:table-cell table:style-name="ce5" table:formula="of:=HYPERLINK(&quot;https://docs.google.com/document/d/1-TEa-CQVaanMbkG26RKt2jvVdX3YOPrdPTskAPguvik/edit?disco=AAABSQLU9-w&quot;; &quot;document comment&quot;)" office:value-type="string" office:string-value="document comment" calcext:value-type="string">
            <text:p>document comment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omment</text:p>
          </table:table-cell>
          <table:table-cell table:style-name="ce2" office:value-type="string" calcext:value-type="string">
            <text:p>document</text:p>
          </table:table-cell>
          <table:table-cell table:style-name="ce3" table:formula="of:=HYPERLINK(&quot;https://docs.google.com/document/d/1md4HtFURGi1qIPBMd4AfWXTGNNc5os2oUqD2lExadBo/edit?disco=AAABSWnJy7E&quot;; image(&quot;https://api.qrserver.com/v1/create-qr-code/?size=150x150&amp;data=https://docs.google.com/document/d/1md4HtFURGi1qIPBMd4AfWXTGNNc5os2oUqD2lExadBo/edit?disco=AAABSWnJy7E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document/d/1md4HtFURGi1qIPBMd4AfWXTGNNc5os2oUqD2lExadBo/edit?disco=AAABSWnJy7E" xlink:type="simple">https://docs.google.com/document/d/1md4HtFURGi1qIPBMd4AfWXTGNNc5os2oUqD2lExadBo/edit?disco=AAABSWnJy7E</text:a></text:p>
          </table:table-cell>
          <table:table-cell table:style-name="ce5" table:formula="of:=HYPERLINK(&quot;https://docs.google.com/document/d/1md4HtFURGi1qIPBMd4AfWXTGNNc5os2oUqD2lExadBo/edit?disco=AAABSWnJy7E&quot;; &quot;document comment&quot;)" office:value-type="string" office:string-value="document comment" calcext:value-type="string">
            <text:p>document comment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omment</text:p>
          </table:table-cell>
          <table:table-cell table:style-name="ce2" office:value-type="string" calcext:value-type="string">
            <text:p>document</text:p>
          </table:table-cell>
          <table:table-cell table:style-name="ce3" table:formula="of:=HYPERLINK(&quot;https://docs.google.com/document/d/1JFcHC27Qrx7c031pAq_PFz2bXXd6URV02kRfRxWAaCk/edit?disco=AAABSPzJsO4&quot;; image(&quot;https://api.qrserver.com/v1/create-qr-code/?size=150x150&amp;data=https://docs.google.com/document/d/1JFcHC27Qrx7c031pAq_PFz2bXXd6URV02kRfRxWAaCk/edit?disco=AAABSPzJsO4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document/d/1JFcHC27Qrx7c031pAq_PFz2bXXd6URV02kRfRxWAaCk/edit?disco=AAABSPzJsO4" xlink:type="simple">https://docs.google.com/document/d/1JFcHC27Qrx7c031pAq_PFz2bXXd6URV02kRfRxWAaCk/edit?disco=AAABSPzJsO4</text:a></text:p>
          </table:table-cell>
          <table:table-cell table:style-name="ce5" table:formula="of:=HYPERLINK(&quot;https://docs.google.com/document/d/1JFcHC27Qrx7c031pAq_PFz2bXXd6URV02kRfRxWAaCk/edit?disco=AAABSPzJsO4&quot;; &quot;document comment&quot;)" office:value-type="string" office:string-value="document comment" calcext:value-type="string">
            <text:p>document comment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omment</text:p>
          </table:table-cell>
          <table:table-cell table:style-name="ce2" office:value-type="string" calcext:value-type="string">
            <text:p>document</text:p>
          </table:table-cell>
          <table:table-cell table:style-name="ce3" table:formula="of:=HYPERLINK(&quot;https://docs.google.com/document/d/1-hMoOMS-RIAAwIObPcDbWIKWxybYPzNmh1raGivlEjY/edit?disco=AAABSPu1Q54&quot;; image(&quot;https://api.qrserver.com/v1/create-qr-code/?size=150x150&amp;data=https://docs.google.com/document/d/1-hMoOMS-RIAAwIObPcDbWIKWxybYPzNmh1raGivlEjY/edit?disco=AAABSPu1Q54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document/d/1-hMoOMS-RIAAwIObPcDbWIKWxybYPzNmh1raGivlEjY/edit?disco=AAABSPu1Q54" xlink:type="simple">https://docs.google.com/document/d/1-hMoOMS-RIAAwIObPcDbWIKWxybYPzNmh1raGivlEjY/edit?disco=AAABSPu1Q54</text:a></text:p>
          </table:table-cell>
          <table:table-cell table:style-name="ce5" table:formula="of:=HYPERLINK(&quot;https://docs.google.com/document/d/1-hMoOMS-RIAAwIObPcDbWIKWxybYPzNmh1raGivlEjY/edit?disco=AAABSPu1Q54&quot;; &quot;document comment&quot;)" office:value-type="string" office:string-value="document comment" calcext:value-type="string">
            <text:p>document comment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omment</text:p>
          </table:table-cell>
          <table:table-cell table:style-name="ce2" office:value-type="string" calcext:value-type="string">
            <text:p>document</text:p>
          </table:table-cell>
          <table:table-cell table:style-name="ce3" table:formula="of:=HYPERLINK(&quot;https://docs.google.com/document/d/1XJKj3l5eiiwJFTM-0nM4Yd-Ty9-GwVD1ft4b2aGAEQ4/edit?disco=AAABSRW24uo&quot;; image(&quot;https://api.qrserver.com/v1/create-qr-code/?size=150x150&amp;data=https://docs.google.com/document/d/1XJKj3l5eiiwJFTM-0nM4Yd-Ty9-GwVD1ft4b2aGAEQ4/edit?disco=AAABSRW24uo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document/d/1XJKj3l5eiiwJFTM-0nM4Yd-Ty9-GwVD1ft4b2aGAEQ4/edit?disco=AAABSRW24uo" xlink:type="simple">https://docs.google.com/document/d/1XJKj3l5eiiwJFTM-0nM4Yd-Ty9-GwVD1ft4b2aGAEQ4/edit?disco=AAABSRW24uo</text:a></text:p>
          </table:table-cell>
          <table:table-cell table:style-name="ce5" table:formula="of:=HYPERLINK(&quot;https://docs.google.com/document/d/1XJKj3l5eiiwJFTM-0nM4Yd-Ty9-GwVD1ft4b2aGAEQ4/edit?disco=AAABSRW24uo&quot;; &quot;document comment&quot;)" office:value-type="string" office:string-value="document comment" calcext:value-type="string">
            <text:p>document comment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omment</text:p>
          </table:table-cell>
          <table:table-cell table:style-name="ce2" office:value-type="string" calcext:value-type="string">
            <text:p>document</text:p>
          </table:table-cell>
          <table:table-cell table:style-name="ce3" table:formula="of:=HYPERLINK(&quot;https://docs.google.com/document/d/1c5ZbQGYpwgFbwYtSeParmXVCP3Flk6G6ryYztHLxguk/edit?disco=AAABSQfq9T4&quot;; image(&quot;https://api.qrserver.com/v1/create-qr-code/?size=150x150&amp;data=https://docs.google.com/document/d/1c5ZbQGYpwgFbwYtSeParmXVCP3Flk6G6ryYztHLxguk/edit?disco=AAABSQfq9T4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document/d/1c5ZbQGYpwgFbwYtSeParmXVCP3Flk6G6ryYztHLxguk/edit?disco=AAABSQfq9T4" xlink:type="simple">https://docs.google.com/document/d/1c5ZbQGYpwgFbwYtSeParmXVCP3Flk6G6ryYztHLxguk/edit?disco=AAABSQfq9T4</text:a></text:p>
          </table:table-cell>
          <table:table-cell table:style-name="ce5" table:formula="of:=HYPERLINK(&quot;https://docs.google.com/document/d/1c5ZbQGYpwgFbwYtSeParmXVCP3Flk6G6ryYztHLxguk/edit?disco=AAABSQfq9T4&quot;; &quot;document comment&quot;)" office:value-type="string" office:string-value="document comment" calcext:value-type="string">
            <text:p>document comment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omment</text:p>
          </table:table-cell>
          <table:table-cell table:style-name="ce2" office:value-type="string" calcext:value-type="string">
            <text:p>document</text:p>
          </table:table-cell>
          <table:table-cell table:style-name="ce3" table:formula="of:=HYPERLINK(&quot;https://docs.google.com/document/d/11qe2dt7BbyvC7AqfkCBfplWGVd1I9yCpoMM15-RMbOQ/edit?disco=AAABSQ3nP_o&quot;; image(&quot;https://api.qrserver.com/v1/create-qr-code/?size=150x150&amp;data=https://docs.google.com/document/d/11qe2dt7BbyvC7AqfkCBfplWGVd1I9yCpoMM15-RMbOQ/edit?disco=AAABSQ3nP_o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document/d/11qe2dt7BbyvC7AqfkCBfplWGVd1I9yCpoMM15-RMbOQ/edit?disco=AAABSQ3nP_o" xlink:type="simple">https://docs.google.com/document/d/11qe2dt7BbyvC7AqfkCBfplWGVd1I9yCpoMM15-RMbOQ/edit?disco=AAABSQ3nP_o</text:a></text:p>
          </table:table-cell>
          <table:table-cell table:style-name="ce5" table:formula="of:=HYPERLINK(&quot;https://docs.google.com/document/d/11qe2dt7BbyvC7AqfkCBfplWGVd1I9yCpoMM15-RMbOQ/edit?disco=AAABSQ3nP_o&quot;; &quot;document comment&quot;)" office:value-type="string" office:string-value="document comment" calcext:value-type="string">
            <text:p>document comment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omment</text:p>
          </table:table-cell>
          <table:table-cell table:style-name="ce2" office:value-type="string" calcext:value-type="string">
            <text:p>document</text:p>
          </table:table-cell>
          <table:table-cell table:style-name="ce3" table:formula="of:=HYPERLINK(&quot;https://docs.google.com/document/d/17BBonv8PKBau_wAO0YmwZJ8vs0mRx3ZQ4GwZBvCm_Ig/edit?disco=AAABSWlDt1E&quot;; image(&quot;https://api.qrserver.com/v1/create-qr-code/?size=150x150&amp;data=https://docs.google.com/document/d/17BBonv8PKBau_wAO0YmwZJ8vs0mRx3ZQ4GwZBvCm_Ig/edit?disco=AAABSWlDt1E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document/d/17BBonv8PKBau_wAO0YmwZJ8vs0mRx3ZQ4GwZBvCm_Ig/edit?disco=AAABSWlDt1E" xlink:type="simple">https://docs.google.com/document/d/17BBonv8PKBau_wAO0YmwZJ8vs0mRx3ZQ4GwZBvCm_Ig/edit?disco=AAABSWlDt1E</text:a></text:p>
          </table:table-cell>
          <table:table-cell table:style-name="ce5" table:formula="of:=HYPERLINK(&quot;https://docs.google.com/document/d/17BBonv8PKBau_wAO0YmwZJ8vs0mRx3ZQ4GwZBvCm_Ig/edit?disco=AAABSWlDt1E&quot;; &quot;document comment&quot;)" office:value-type="string" office:string-value="document comment" calcext:value-type="string">
            <text:p>document comment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omment</text:p>
          </table:table-cell>
          <table:table-cell table:style-name="ce2" office:value-type="string" calcext:value-type="string">
            <text:p>document</text:p>
          </table:table-cell>
          <table:table-cell table:style-name="ce3" table:formula="of:=HYPERLINK(&quot;https://docs.google.com/document/d/1YRQo23YNPDOPi1g99BbivXaT3iLqEv0fElqvEtw06Ek/edit?disco=AAABR1wh9ds&quot;; image(&quot;https://api.qrserver.com/v1/create-qr-code/?size=150x150&amp;data=https://docs.google.com/document/d/1YRQo23YNPDOPi1g99BbivXaT3iLqEv0fElqvEtw06Ek/edit?disco=AAABR1wh9ds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document/d/1YRQo23YNPDOPi1g99BbivXaT3iLqEv0fElqvEtw06Ek/edit?disco=AAABR1wh9ds" xlink:type="simple">https://docs.google.com/document/d/1YRQo23YNPDOPi1g99BbivXaT3iLqEv0fElqvEtw06Ek/edit?disco=AAABR1wh9ds</text:a></text:p>
          </table:table-cell>
          <table:table-cell table:style-name="ce5" table:formula="of:=HYPERLINK(&quot;https://docs.google.com/document/d/1YRQo23YNPDOPi1g99BbivXaT3iLqEv0fElqvEtw06Ek/edit?disco=AAABR1wh9ds&quot;; &quot;document comment&quot;)" office:value-type="string" office:string-value="document comment" calcext:value-type="string">
            <text:p>document comment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omment</text:p>
          </table:table-cell>
          <table:table-cell table:style-name="ce2" office:value-type="string" calcext:value-type="string">
            <text:p>presentation</text:p>
          </table:table-cell>
          <table:table-cell table:style-name="ce3" table:formula="of:=HYPERLINK(&quot;https://docs.google.com/presentation/d/1xayMrGyhPpAykoqJfiX4FUwjaVsOIGaSdjD7VVl3W2c/edit?disco=AAABSR1035E&quot;; image(&quot;https://api.qrserver.com/v1/create-qr-code/?size=150x150&amp;data=https://docs.google.com/presentation/d/1xayMrGyhPpAykoqJfiX4FUwjaVsOIGaSdjD7VVl3W2c/edit?disco=AAABSR1035E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presentation/d/1xayMrGyhPpAykoqJfiX4FUwjaVsOIGaSdjD7VVl3W2c/edit?disco=AAABSR1035E" xlink:type="simple">https://docs.google.com/presentation/d/1xayMrGyhPpAykoqJfiX4FUwjaVsOIGaSdjD7VVl3W2c/edit?disco=AAABSR1035E</text:a></text:p>
          </table:table-cell>
          <table:table-cell table:style-name="ce5" table:formula="of:=HYPERLINK(&quot;https://docs.google.com/presentation/d/1xayMrGyhPpAykoqJfiX4FUwjaVsOIGaSdjD7VVl3W2c/edit?disco=AAABSR1035E&quot;; &quot;presentation comment&quot;)" office:value-type="string" office:string-value="presentation comment" calcext:value-type="string">
            <text:p>presentation comment</text:p>
          </table:table-cell>
          <table:table-cell table:number-columns-repeated="1019"/>
        </table:table-row>
        <table:table-row table:style-name="ro4" table:number-rows-repeated="1048401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Roaming_20_Photo_20_Booth_20_for_20_Rental_20_Los_20_Angeles" style:display-name="PageStyle_Roaming Photo Booth for Rental Los Angel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769" meta:object-count="0"/>
    <meta:generator>LibreOfficeDev/6.0.5.2$Linux_X86_64 LibreOffice_project/</meta:generator>
  </office:meta>
</office:document-meta>
</file>